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055in" svg:y="0.6618in">
            <draw:object draw:notify-on-update-of-ranges="Sheet1.A1:Sheet1.A1 Sheet1.A2:Sheet1.A801 Sheet1.B1:Sheet1.B1 Sheet1.B2:Sheet1.B801 Sheet1.A1:Sheet1.A1 Sheet1.A2:Sheet1.A801 Sheet1.C1:Sheet1.C1 Sheet1.C2:Sheet1.C801 Sheet1.A1:Sheet1.A1 Sheet1.A2:Sheet1.A801 Sheet1.D1:Sheet1.D1 Sheet1.D2:Sheet1.D801 Sheet1.A1:Sheet1.A1 Sheet1.A2:Sheet1.A801 Sheet1.E1:Sheet1.E1 Sheet1.E2:Sheet1.E8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</text:p>
          </table:table-cell>
          <table:table-cell office:value-type="string">
            <text:p>v</text:p>
          </table:table-cell>
          <table:table-cell office:value-type="string">
            <text:p>cons_vt</text:p>
          </table:table-cell>
          <table:table-cell office:value-type="string">
            <text:p>vt</text:p>
          </table:table-cell>
          <table:table-cell/>
          <table:table-cell office:value-type="string">
            <text:p>derivee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018302001">
            <text:p>0.0018302001</text:p>
          </table:table-cell>
          <table:table-cell office:value-type="float" office:value="0">
            <text:p>0</text:p>
          </table:table-cell>
          <table:table-cell office:value-type="float" office:value="-0.013310545">
            <text:p>-0.013310545</text:p>
          </table:table-cell>
          <table:table-cell/>
          <table:table-cell table:formula="of:=0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3]-[.E3])-([.D2]-[.E2])" office:value-type="float" office:value="-0.013310545">
            <text:p>-0.01331054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4]-[.E4])-([.D3]-[.E3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5]-[.E5])-([.D4]-[.E4])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6]-[.E6])-([.D5]-[.E5])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7]-[.E7])-([.D6]-[.E6])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8]-[.E8])-([.D7]-[.E7])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9]-[.E9])-([.D8]-[.E8])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0]-[.E10])-([.D9]-[.E9])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1]-[.E11])-([.D10]-[.E10])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2]-[.E12])-([.D11]-[.E11])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3]-[.E13])-([.D12]-[.E12])"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4]-[.E14])-([.D13]-[.E13])"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5]-[.E15])-([.D14]-[.E14])"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6]-[.E16])-([.D15]-[.E15])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7]-[.E17])-([.D16]-[.E16])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8]-[.E18])-([.D17]-[.E17])"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19]-[.E19])-([.D18]-[.E18])" office:value-type="float" office:value="0">
            <text:p>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0]-[.E20])-([.D19]-[.E19])"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1]-[.E21])-([.D20]-[.E20])" office:value-type="float" office:value="0">
            <text:p>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2]-[.E22])-([.D21]-[.E21])" office:value-type="float" office:value="0">
            <text:p>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([.D23]-[.E23])-([.D22]-[.E22])" office:value-type="float" office:value="0">
            <text:p>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.0025">
            <text:p>0.00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24]-[.E24])-([.D23]-[.E23])" office:value-type="float" office:value="0">
            <text:p>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25]-[.E25])-([.D24]-[.E24])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.0075">
            <text:p>0.007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26]-[.E26])-([.D25]-[.E25])" office:value-type="float" office:value="0">
            <text:p>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27]-[.E27])-([.D26]-[.E26])" office:value-type="float" office:value="0">
            <text:p>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.012499999">
            <text:p>0.0124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3310545">
            <text:p>-0.013310545</text:p>
          </table:table-cell>
          <table:table-cell/>
          <table:table-cell table:formula="of:=([.D28]-[.E28])-([.D27]-[.E27])" office:value-type="float" office:value="0.013310545">
            <text:p>0.013310545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014999999">
            <text:p>0.01499999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3310545">
            <text:p>-0.013310545</text:p>
          </table:table-cell>
          <table:table-cell/>
          <table:table-cell table:formula="of:=([.D29]-[.E29])-([.D28]-[.E28])" office:value-type="float" office:value="0">
            <text:p>0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.017499998">
            <text:p>0.01749999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9931636">
            <text:p>-0.039931636</text:p>
          </table:table-cell>
          <table:table-cell/>
          <table:table-cell table:formula="of:=([.D30]-[.E30])-([.D29]-[.E29])" office:value-type="float" office:value="0.026621091">
            <text:p>0.026621091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019999998">
            <text:p>0.019999998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6621088">
            <text:p>-0.026621088</text:p>
          </table:table-cell>
          <table:table-cell/>
          <table:table-cell table:formula="of:=([.D31]-[.E31])-([.D30]-[.E30])" office:value-type="float" office:value="-0.013310548">
            <text:p>-0.013310548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.022499997">
            <text:p>0.022499997</text:p>
          </table:table-cell>
          <table:table-cell table:number-columns-repeated="2" office:value-type="float" office:value="0">
            <text:p>0</text:p>
          </table:table-cell>
          <table:table-cell office:value-type="float" office:value="-0.039931636">
            <text:p>-0.039931636</text:p>
          </table:table-cell>
          <table:table-cell/>
          <table:table-cell table:formula="of:=([.D32]-[.E32])-([.D31]-[.E31])" office:value-type="float" office:value="0.013310548">
            <text:p>0.013310548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024999997">
            <text:p>0.024999997</text:p>
          </table:table-cell>
          <table:table-cell office:value-type="float" office:value="0.0018302001">
            <text:p>0.0018302001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33]-[.E33])-([.D32]-[.E32])" office:value-type="float" office:value="0.026621094">
            <text:p>0.026621094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.027499996">
            <text:p>0.027499996</text:p>
          </table:table-cell>
          <table:table-cell office:value-type="float" office:value="0.0128114">
            <text:p>0.0128114</text:p>
          </table:table-cell>
          <table:table-cell office:value-type="float" office:value="0">
            <text:p>0</text:p>
          </table:table-cell>
          <table:table-cell office:value-type="float" office:value="-0.039931636">
            <text:p>-0.039931636</text:p>
          </table:table-cell>
          <table:table-cell/>
          <table:table-cell table:formula="of:=([.D34]-[.E34])-([.D33]-[.E33])" office:value-type="float" office:value="-0.026621094">
            <text:p>-0.026621094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029999996">
            <text:p>0.029999996</text:p>
          </table:table-cell>
          <table:table-cell office:value-type="float" office:value="0.0237926">
            <text:p>0.0237926</text:p>
          </table:table-cell>
          <table:table-cell office:value-type="float" office:value="0">
            <text:p>0</text:p>
          </table:table-cell>
          <table:table-cell office:value-type="float" office:value="-0.05324218">
            <text:p>-0.05324218</text:p>
          </table:table-cell>
          <table:table-cell/>
          <table:table-cell table:formula="of:=([.D35]-[.E35])-([.D34]-[.E34])" office:value-type="float" office:value="0.013310544">
            <text:p>0.013310544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.032499995">
            <text:p>0.032499995</text:p>
          </table:table-cell>
          <table:table-cell office:value-type="float" office:value="0.0237926">
            <text:p>0.023792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6]-[.E36])-([.D35]-[.E35])" office:value-type="float" office:value="-0.05324218">
            <text:p>-0.05324218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034999996">
            <text:p>0.034999996</text:p>
          </table:table-cell>
          <table:table-cell office:value-type="float" office:value="0.0256228">
            <text:p>0.0256228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37]-[.E37])-([.D36]-[.E36])" office:value-type="float" office:value="-0.053242188">
            <text:p>-0.053242188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0.037499998">
            <text:p>0.037499998</text:p>
          </table:table-cell>
          <table:table-cell office:value-type="float" office:value="0.036604002">
            <text:p>0.03660400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38]-[.E38])-([.D37]-[.E37])" office:value-type="float" office:value="0.013310548">
            <text:p>0.013310548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04">
            <text:p>0.04</text:p>
          </table:table-cell>
          <table:table-cell office:value-type="float" office:value="0.0420946">
            <text:p>0.042094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9]-[.E39])-([.D38]-[.E38])" office:value-type="float" office:value="0.026621093">
            <text:p>0.026621093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0.0425">
            <text:p>0.0425</text:p>
          </table:table-cell>
          <table:table-cell office:value-type="float" office:value="0.040264398">
            <text:p>0.04026439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0]-[.E40])-([.D39]-[.E39])" office:value-type="float" office:value="0.013310547">
            <text:p>0.01331054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045">
            <text:p>0.045</text:p>
          </table:table-cell>
          <table:table-cell office:value-type="float" office:value="0.0420946">
            <text:p>0.042094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1]-[.E41])-([.D40]-[.E40])" office:value-type="float" office:value="0">
            <text:p>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.047500003">
            <text:p>0.047500003</text:p>
          </table:table-cell>
          <table:table-cell office:value-type="float" office:value="0.040264398">
            <text:p>0.04026439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42]-[.E42])-([.D41]-[.E41])" office:value-type="float" office:value="0.013310547">
            <text:p>0.013310547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050000004">
            <text:p>0.050000004</text:p>
          </table:table-cell>
          <table:table-cell office:value-type="float" office:value="0.0439248">
            <text:p>0.043924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43]-[.E43])-([.D42]-[.E42])" office:value-type="float" office:value="0">
            <text:p>0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52500006">
            <text:p>0.052500006</text:p>
          </table:table-cell>
          <table:table-cell office:value-type="float" office:value="0.0402644">
            <text:p>0.040264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44]-[.E44])-([.D43]-[.E43])" office:value-type="float" office:value="-0.013310547">
            <text:p>-0.013310547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055000007">
            <text:p>0.055000007</text:p>
          </table:table-cell>
          <table:table-cell office:value-type="float" office:value="0.038434204">
            <text:p>0.038434204</text:p>
          </table:table-cell>
          <table:table-cell office:value-type="float" office:value="0">
            <text:p>0</text:p>
          </table:table-cell>
          <table:table-cell office:value-type="float" office:value="-0.03993163">
            <text:p>-0.03993163</text:p>
          </table:table-cell>
          <table:table-cell/>
          <table:table-cell table:formula="of:=([.D45]-[.E45])-([.D44]-[.E44])" office:value-type="float" office:value="0.03993163">
            <text:p>0.03993163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.05750001">
            <text:p>0.05750001</text:p>
          </table:table-cell>
          <table:table-cell office:value-type="float" office:value="0.040264398">
            <text:p>0.040264398</text:p>
          </table:table-cell>
          <table:table-cell office:value-type="float" office:value="0">
            <text:p>0</text:p>
          </table:table-cell>
          <table:table-cell office:value-type="float" office:value="-0.026621083">
            <text:p>-0.026621083</text:p>
          </table:table-cell>
          <table:table-cell/>
          <table:table-cell table:formula="of:=([.D46]-[.E46])-([.D45]-[.E45])" office:value-type="float" office:value="-0.013310547">
            <text:p>-0.013310547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06000001">
            <text:p>0.06000001</text:p>
          </table:table-cell>
          <table:table-cell office:value-type="float" office:value="0.0439248">
            <text:p>0.0439248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47]-[.E47])-([.D46]-[.E46])" office:value-type="float" office:value="0.000000011000000001149">
            <text:p>0.000000011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06250001">
            <text:p>0.06250001</text:p>
          </table:table-cell>
          <table:table-cell office:value-type="float" office:value="0.045755">
            <text:p>0.045755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48]-[.E48])-([.D47]-[.E47])" office:value-type="float" office:value="0">
            <text:p>0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065000005">
            <text:p>0.065000005</text:p>
          </table:table-cell>
          <table:table-cell office:value-type="float" office:value="0.049415402">
            <text:p>0.0494154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49]-[.E49])-([.D48]-[.E48])" office:value-type="float" office:value="-0.013310547">
            <text:p>-0.013310547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.0675">
            <text:p>0.0675</text:p>
          </table:table-cell>
          <table:table-cell office:value-type="float" office:value="0.054906003">
            <text:p>0.05490600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50]-[.E50])-([.D49]-[.E49])" office:value-type="float" office:value="0">
            <text:p>0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07">
            <text:p>0.07</text:p>
          </table:table-cell>
          <table:table-cell office:value-type="float" office:value="0.0567362">
            <text:p>0.056736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51]-[.E51])-([.D50]-[.E50])" office:value-type="float" office:value="0.013310547">
            <text:p>0.013310547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.0725">
            <text:p>0.0725</text:p>
          </table:table-cell>
          <table:table-cell office:value-type="float" office:value="0.064057">
            <text:p>0.064057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2]-[.E52])-([.D51]-[.E51])" office:value-type="float" office:value="-0.026621094">
            <text:p>-0.026621094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074999996">
            <text:p>0.074999996</text:p>
          </table:table-cell>
          <table:table-cell office:value-type="float" office:value="0.065887205">
            <text:p>0.065887205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53]-[.E53])-([.D52]-[.E52])" office:value-type="float" office:value="0.013310547">
            <text:p>0.013310547</text:p>
          </table:table-cell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.07749999">
            <text:p>0.07749999</text:p>
          </table:table-cell>
          <table:table-cell office:value-type="float" office:value="0.0695476">
            <text:p>0.0695476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54]-[.E54])-([.D53]-[.E53])" office:value-type="float" office:value="0.013310547">
            <text:p>0.013310547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07999999">
            <text:p>0.07999999</text:p>
          </table:table-cell>
          <table:table-cell office:value-type="float" office:value="0.07137781">
            <text:p>0.0713778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55]-[.E55])-([.D54]-[.E54])" office:value-type="float" office:value="-0.026621094">
            <text:p>-0.026621094</text:p>
          </table:table-cell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.08249999">
            <text:p>0.08249999</text:p>
          </table:table-cell>
          <table:table-cell office:value-type="float" office:value="0.073208004">
            <text:p>0.07320800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56]-[.E56])-([.D55]-[.E55])" office:value-type="float" office:value="0.013310547">
            <text:p>0.013310547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084999986">
            <text:p>0.084999986</text:p>
          </table:table-cell>
          <table:table-cell office:value-type="float" office:value="0.073208004">
            <text:p>0.07320800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57]-[.E57])-([.D56]-[.E56])" office:value-type="float" office:value="-0.039931641">
            <text:p>-0.039931641</text:p>
          </table:table-cell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.08749998">
            <text:p>0.08749998</text:p>
          </table:table-cell>
          <table:table-cell office:value-type="float" office:value="0.078698605">
            <text:p>0.078698605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58]-[.E58])-([.D57]-[.E57])" office:value-type="float" office:value="0.039931641">
            <text:p>0.039931641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08999998">
            <text:p>0.08999998</text:p>
          </table:table-cell>
          <table:table-cell office:value-type="float" office:value="0.07686841">
            <text:p>0.0768684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59]-[.E59])-([.D58]-[.E58])" office:value-type="float" office:value="-0.026621094">
            <text:p>-0.026621094</text:p>
          </table:table-cell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.09249998">
            <text:p>0.09249998</text:p>
          </table:table-cell>
          <table:table-cell office:value-type="float" office:value="0.078698605">
            <text:p>0.078698605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60]-[.E60])-([.D59]-[.E59])" office:value-type="float" office:value="0.039931641">
            <text:p>0.039931641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09499998">
            <text:p>0.09499998</text:p>
          </table:table-cell>
          <table:table-cell office:value-type="float" office:value="0.08235901">
            <text:p>0.0823590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1]-[.E61])-([.D60]-[.E60])" office:value-type="float" office:value="-0.026621094">
            <text:p>-0.026621094</text:p>
          </table:table-cell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0.097499974">
            <text:p>0.097499974</text:p>
          </table:table-cell>
          <table:table-cell office:value-type="float" office:value="0.0860194">
            <text:p>0.0860194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62]-[.E62])-([.D61]-[.E61])" office:value-type="float" office:value="0.026621094">
            <text:p>0.026621094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09999997">
            <text:p>0.09999997</text:p>
          </table:table-cell>
          <table:table-cell office:value-type="float" office:value="0.0951704">
            <text:p>0.095170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63]-[.E63])-([.D62]-[.E62])" office:value-type="float" office:value="-0.013310547">
            <text:p>-0.013310547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.10249997">
            <text:p>0.10249997</text:p>
          </table:table-cell>
          <table:table-cell office:value-type="float" office:value="0.09151">
            <text:p>0.09151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64]-[.E64])-([.D63]-[.E63])" office:value-type="float" office:value="0.013310547">
            <text:p>0.013310547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10499997">
            <text:p>0.10499997</text:p>
          </table:table-cell>
          <table:table-cell office:value-type="float" office:value="0.0933402">
            <text:p>0.09334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65]-[.E65])-([.D64]-[.E64])" office:value-type="float" office:value="-0.013310547">
            <text:p>-0.013310547</text:p>
          </table:table-cell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.107499965">
            <text:p>0.107499965</text:p>
          </table:table-cell>
          <table:table-cell office:value-type="float" office:value="0.09151">
            <text:p>0.0915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66]-[.E66])-([.D65]-[.E65])" office:value-type="float" office:value="-0.013310547">
            <text:p>-0.013310547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10999996">
            <text:p>0.10999996</text:p>
          </table:table-cell>
          <table:table-cell office:value-type="float" office:value="0.0933402">
            <text:p>0.09334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67]-[.E67])-([.D66]-[.E66])" office:value-type="float" office:value="0.013310547">
            <text:p>0.013310547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.11249996">
            <text:p>0.11249996</text:p>
          </table:table-cell>
          <table:table-cell office:value-type="float" office:value="0.100661">
            <text:p>0.10066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68]-[.E68])-([.D67]-[.E67])" office:value-type="float" office:value="0">
            <text:p>0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11499996">
            <text:p>0.11499996</text:p>
          </table:table-cell>
          <table:table-cell office:value-type="float" office:value="0.100661">
            <text:p>0.10066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69]-[.E69])-([.D68]-[.E68])" office:value-type="float" office:value="-0.039931641">
            <text:p>-0.039931641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.117499955">
            <text:p>0.117499955</text:p>
          </table:table-cell>
          <table:table-cell office:value-type="float" office:value="0.1079818">
            <text:p>0.1079818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70]-[.E70])-([.D69]-[.E69])" office:value-type="float" office:value="-0.013310546">
            <text:p>-0.013310546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11999995">
            <text:p>0.11999995</text:p>
          </table:table-cell>
          <table:table-cell office:value-type="float" office:value="0.1134724">
            <text:p>0.113472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71]-[.E71])-([.D70]-[.E70])" office:value-type="float" office:value="0.026621093">
            <text:p>0.026621093</text:p>
          </table:table-cell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.12249995">
            <text:p>0.12249995</text:p>
          </table:table-cell>
          <table:table-cell office:value-type="float" office:value="0.1134724">
            <text:p>0.113472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72]-[.E72])-([.D71]-[.E71])" office:value-type="float" office:value="0">
            <text:p>0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12499995">
            <text:p>0.12499995</text:p>
          </table:table-cell>
          <table:table-cell office:value-type="float" office:value="0.117132805">
            <text:p>0.117132805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73]-[.E73])-([.D72]-[.E72])" office:value-type="float" office:value="0">
            <text:p>0</text:p>
          </table:table-cell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.12749995">
            <text:p>0.12749995</text:p>
          </table:table-cell>
          <table:table-cell office:value-type="float" office:value="0.1134724">
            <text:p>0.113472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74]-[.E74])-([.D73]-[.E73])" office:value-type="float" office:value="-0.013310547">
            <text:p>-0.013310547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12999995">
            <text:p>0.12999995</text:p>
          </table:table-cell>
          <table:table-cell office:value-type="float" office:value="0.1153026">
            <text:p>0.1153026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75]-[.E75])-([.D74]-[.E74])" office:value-type="float" office:value="0.053242188">
            <text:p>0.053242188</text:p>
          </table:table-cell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.13249995">
            <text:p>0.13249995</text:p>
          </table:table-cell>
          <table:table-cell office:value-type="float" office:value="0.118963">
            <text:p>0.11896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76]-[.E76])-([.D75]-[.E75])" office:value-type="float" office:value="0.013310546">
            <text:p>0.013310546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13499995">
            <text:p>0.13499995</text:p>
          </table:table-cell>
          <table:table-cell office:value-type="float" office:value="0.12262341">
            <text:p>0.12262341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77]-[.E77])-([.D76]-[.E76])" office:value-type="float" office:value="-0.013310546">
            <text:p>-0.013310546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.13749994">
            <text:p>0.13749994</text:p>
          </table:table-cell>
          <table:table-cell office:value-type="float" office:value="0.1299442">
            <text:p>0.129944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78]-[.E78])-([.D77]-[.E77])" office:value-type="float" office:value="0">
            <text:p>0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13999994">
            <text:p>0.13999994</text:p>
          </table:table-cell>
          <table:table-cell office:value-type="float" office:value="0.13177441">
            <text:p>0.1317744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79]-[.E79])-([.D78]-[.E78])" office:value-type="float" office:value="-0.026621094">
            <text:p>-0.026621094</text:p>
          </table:table-cell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.14249994">
            <text:p>0.14249994</text:p>
          </table:table-cell>
          <table:table-cell office:value-type="float" office:value="0.1336046">
            <text:p>0.133604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80]-[.E80])-([.D79]-[.E79])" office:value-type="float" office:value="0">
            <text:p>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14499994">
            <text:p>0.14499994</text:p>
          </table:table-cell>
          <table:table-cell office:value-type="float" office:value="0.13177441">
            <text:p>0.1317744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81]-[.E81])-([.D80]-[.E80])" office:value-type="float" office:value="0.013310547">
            <text:p>0.013310547</text:p>
          </table:table-cell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.14749993">
            <text:p>0.14749993</text:p>
          </table:table-cell>
          <table:table-cell office:value-type="float" office:value="0.1354348">
            <text:p>0.135434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82]-[.E82])-([.D81]-[.E81])" office:value-type="float" office:value="-0.039931641">
            <text:p>-0.039931641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14999993">
            <text:p>0.14999993</text:p>
          </table:table-cell>
          <table:table-cell office:value-type="float" office:value="0.1390952">
            <text:p>0.139095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83]-[.E83])-([.D82]-[.E82])" office:value-type="float" office:value="0">
            <text:p>0</text:p>
          </table:table-cell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0.15249993">
            <text:p>0.15249993</text:p>
          </table:table-cell>
          <table:table-cell office:value-type="float" office:value="0.1354348">
            <text:p>0.135434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84]-[.E84])-([.D83]-[.E83])" office:value-type="float" office:value="0">
            <text:p>0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15499993">
            <text:p>0.15499993</text:p>
          </table:table-cell>
          <table:table-cell office:value-type="float" office:value="0.1336046">
            <text:p>0.1336046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85]-[.E85])-([.D84]-[.E84])" office:value-type="float" office:value="0.053242188">
            <text:p>0.053242188</text:p>
          </table:table-cell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.15749992">
            <text:p>0.15749992</text:p>
          </table:table-cell>
          <table:table-cell office:value-type="float" office:value="0.13726501">
            <text:p>0.13726501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86]-[.E86])-([.D85]-[.E85])" office:value-type="float" office:value="0.039931636">
            <text:p>0.039931636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15999992">
            <text:p>0.15999992</text:p>
          </table:table-cell>
          <table:table-cell office:value-type="float" office:value="0.1500764">
            <text:p>0.1500764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/>
          <table:table-cell table:formula="of:=([.D87]-[.E87])-([.D86]-[.E86])" office:value-type="float" office:value="-0.013310542">
            <text:p>-0.013310542</text:p>
          </table:table-cell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.16249992">
            <text:p>0.16249992</text:p>
          </table:table-cell>
          <table:table-cell office:value-type="float" office:value="0.15373681">
            <text:p>0.15373681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88]-[.E88])-([.D87]-[.E87])" office:value-type="float" office:value="-0.013310548">
            <text:p>-0.013310548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16499992">
            <text:p>0.16499992</text:p>
          </table:table-cell>
          <table:table-cell office:value-type="float" office:value="0.15922742">
            <text:p>0.1592274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89]-[.E89])-([.D88]-[.E88])" office:value-type="float" office:value="-0.053242187">
            <text:p>-0.053242187</text:p>
          </table:table-cell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.16749991">
            <text:p>0.16749991</text:p>
          </table:table-cell>
          <table:table-cell office:value-type="float" office:value="0.17386901">
            <text:p>0.1738690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90]-[.E90])-([.D89]-[.E89])" office:value-type="float" office:value="-0.013310547">
            <text:p>-0.013310547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16999991">
            <text:p>0.16999991</text:p>
          </table:table-cell>
          <table:table-cell office:value-type="float" office:value="0.1683784">
            <text:p>0.168378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91]-[.E91])-([.D90]-[.E90])" office:value-type="float" office:value="0">
            <text:p>0</text:p>
          </table:table-cell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0.17249991">
            <text:p>0.17249991</text:p>
          </table:table-cell>
          <table:table-cell office:value-type="float" office:value="0.17386901">
            <text:p>0.1738690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92]-[.E92])-([.D91]-[.E91])" office:value-type="float" office:value="0">
            <text:p>0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17499991">
            <text:p>0.17499991</text:p>
          </table:table-cell>
          <table:table-cell office:value-type="float" office:value="0.1720388">
            <text:p>0.172038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93]-[.E93])-([.D92]-[.E92])" office:value-type="float" office:value="0">
            <text:p>0</text:p>
          </table:table-cell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.1774999">
            <text:p>0.1774999</text:p>
          </table:table-cell>
          <table:table-cell office:value-type="float" office:value="0.1683784">
            <text:p>0.1683784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94]-[.E94])-([.D93]-[.E93])" office:value-type="float" office:value="-0.026621094">
            <text:p>-0.026621094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1799999">
            <text:p>0.1799999</text:p>
          </table:table-cell>
          <table:table-cell office:value-type="float" office:value="0.17020862">
            <text:p>0.1702086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95]-[.E95])-([.D94]-[.E94])" office:value-type="float" office:value="0.013310548">
            <text:p>0.013310548</text:p>
          </table:table-cell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.1824999">
            <text:p>0.1824999</text:p>
          </table:table-cell>
          <table:table-cell office:value-type="float" office:value="0.17020862">
            <text:p>0.17020862</text:p>
          </table:table-cell>
          <table:table-cell office:value-type="float" office:value="0">
            <text:p>0</text:p>
          </table:table-cell>
          <table:table-cell office:value-type="float" office:value="0.026621051">
            <text:p>0.026621051</text:p>
          </table:table-cell>
          <table:table-cell/>
          <table:table-cell table:formula="of:=([.D96]-[.E96])-([.D95]-[.E95])" office:value-type="float" office:value="0.013310589">
            <text:p>0.013310589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1849999">
            <text:p>0.1849999</text:p>
          </table:table-cell>
          <table:table-cell office:value-type="float" office:value="0.1756992">
            <text:p>0.175699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97]-[.E97])-([.D96]-[.E96])" office:value-type="float" office:value="0.013310504">
            <text:p>0.013310504</text:p>
          </table:table-cell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.1874999">
            <text:p>0.1874999</text:p>
          </table:table-cell>
          <table:table-cell office:value-type="float" office:value="0.17752941">
            <text:p>0.1775294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98]-[.E98])-([.D97]-[.E97])" office:value-type="float" office:value="-0.013310547">
            <text:p>-0.013310547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1899999">
            <text:p>0.1899999</text:p>
          </table:table-cell>
          <table:table-cell office:value-type="float" office:value="0.17752941">
            <text:p>0.17752941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99]-[.E99])-([.D98]-[.E98])" office:value-type="float" office:value="-0.026621094">
            <text:p>-0.026621094</text:p>
          </table:table-cell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0.19249989">
            <text:p>0.19249989</text:p>
          </table:table-cell>
          <table:table-cell office:value-type="float" office:value="0.1720388">
            <text:p>0.172038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00]-[.E100])-([.D99]-[.E99])" office:value-type="float" office:value="0.026621094">
            <text:p>0.026621094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19499989">
            <text:p>0.19499989</text:p>
          </table:table-cell>
          <table:table-cell office:value-type="float" office:value="0.1756992">
            <text:p>0.175699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01]-[.E101])-([.D100]-[.E100])" office:value-type="float" office:value="0">
            <text:p>0</text:p>
          </table:table-cell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0.19749989">
            <text:p>0.19749989</text:p>
          </table:table-cell>
          <table:table-cell office:value-type="float" office:value="0.1756992">
            <text:p>0.175699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02]-[.E102])-([.D101]-[.E101])" office:value-type="float" office:value="-0.026621094">
            <text:p>-0.026621094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19999988">
            <text:p>0.19999988</text:p>
          </table:table-cell>
          <table:table-cell office:value-type="float" office:value="0.1885106">
            <text:p>0.1885106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103]-[.E103])-([.D102]-[.E102])" office:value-type="float" office:value="0.013310548">
            <text:p>0.013310548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.20249988">
            <text:p>0.20249988</text:p>
          </table:table-cell>
          <table:table-cell office:value-type="float" office:value="0.1885106">
            <text:p>0.188510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04]-[.E104])-([.D103]-[.E103])" office:value-type="float" office:value="0.03993164">
            <text:p>0.03993164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20499988">
            <text:p>0.20499988</text:p>
          </table:table-cell>
          <table:table-cell office:value-type="float" office:value="0.19583139">
            <text:p>0.19583139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05]-[.E105])-([.D104]-[.E104])" office:value-type="float" office:value="0">
            <text:p>0</text:p>
          </table:table-cell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.20749988">
            <text:p>0.20749988</text:p>
          </table:table-cell>
          <table:table-cell office:value-type="float" office:value="0.19583139">
            <text:p>0.19583139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106]-[.E106])-([.D105]-[.E105])" office:value-type="float" office:value="-0.03993164">
            <text:p>-0.03993164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20999987">
            <text:p>0.20999987</text:p>
          </table:table-cell>
          <table:table-cell office:value-type="float" office:value="0.2049824">
            <text:p>0.204982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07]-[.E107])-([.D106]-[.E106])" office:value-type="float" office:value="0.026621093">
            <text:p>0.026621093</text:p>
          </table:table-cell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.21249987">
            <text:p>0.21249987</text:p>
          </table:table-cell>
          <table:table-cell office:value-type="float" office:value="0.2031522">
            <text:p>0.2031522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/>
          <table:table-cell table:formula="of:=([.D108]-[.E108])-([.D107]-[.E107])" office:value-type="float" office:value="0.066552735">
            <text:p>0.066552735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21499987">
            <text:p>0.21499987</text:p>
          </table:table-cell>
          <table:table-cell office:value-type="float" office:value="0.2049824">
            <text:p>0.2049824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/>
          <table:table-cell table:formula="of:=([.D109]-[.E109])-([.D108]-[.E108])" office:value-type="float" office:value="0.026621092">
            <text:p>0.026621092</text:p>
          </table:table-cell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.21749987">
            <text:p>0.21749987</text:p>
          </table:table-cell>
          <table:table-cell office:value-type="float" office:value="0.2049824">
            <text:p>0.2049824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110]-[.E110])-([.D109]-[.E109])" office:value-type="float" office:value="-0.03993164">
            <text:p>-0.03993164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21999986">
            <text:p>0.21999986</text:p>
          </table:table-cell>
          <table:table-cell office:value-type="float" office:value="0.21047299">
            <text:p>0.21047299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111]-[.E111])-([.D110]-[.E110])" office:value-type="float" office:value="-0.013310546">
            <text:p>-0.013310546</text:p>
          </table:table-cell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.22249986">
            <text:p>0.22249986</text:p>
          </table:table-cell>
          <table:table-cell office:value-type="float" office:value="0.21047299">
            <text:p>0.21047299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112]-[.E112])-([.D111]-[.E111])" office:value-type="float" office:value="0">
            <text:p>0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22499986">
            <text:p>0.22499986</text:p>
          </table:table-cell>
          <table:table-cell office:value-type="float" office:value="0.21413341">
            <text:p>0.2141334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13]-[.E113])-([.D112]-[.E112])" office:value-type="float" office:value="-0.013310547">
            <text:p>-0.013310547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.22749986">
            <text:p>0.22749986</text:p>
          </table:table-cell>
          <table:table-cell office:value-type="float" office:value="0.21413341">
            <text:p>0.2141334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14]-[.E114])-([.D113]-[.E113])" office:value-type="float" office:value="-0.026621094">
            <text:p>-0.026621094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22999986">
            <text:p>0.22999986</text:p>
          </table:table-cell>
          <table:table-cell office:value-type="float" office:value="0.21962401">
            <text:p>0.21962401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115]-[.E115])-([.D114]-[.E114])" office:value-type="float" office:value="-0.026621093">
            <text:p>-0.026621093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.23249985">
            <text:p>0.23249985</text:p>
          </table:table-cell>
          <table:table-cell office:value-type="float" office:value="0.21779379">
            <text:p>0.21779379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16]-[.E116])-([.D115]-[.E115])" office:value-type="float" office:value="0.026621093">
            <text:p>0.026621093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23499985">
            <text:p>0.23499985</text:p>
          </table:table-cell>
          <table:table-cell office:value-type="float" office:value="0.21962401">
            <text:p>0.21962401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17]-[.E117])-([.D116]-[.E116])" office:value-type="float" office:value="-0.039931641">
            <text:p>-0.039931641</text:p>
          </table:table-cell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.23749985">
            <text:p>0.23749985</text:p>
          </table:table-cell>
          <table:table-cell office:value-type="float" office:value="0.22877502">
            <text:p>0.2287750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118]-[.E118])-([.D117]-[.E117])" office:value-type="float" office:value="0.013310548">
            <text:p>0.013310548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23999985">
            <text:p>0.23999985</text:p>
          </table:table-cell>
          <table:table-cell office:value-type="float" office:value="0.2251146">
            <text:p>0.2251146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119]-[.E119])-([.D118]-[.E118])" office:value-type="float" office:value="0">
            <text:p>0</text:p>
          </table:table-cell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.24249984">
            <text:p>0.24249984</text:p>
          </table:table-cell>
          <table:table-cell office:value-type="float" office:value="0.21962401">
            <text:p>0.21962401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20]-[.E120])-([.D119]-[.E119])" office:value-type="float" office:value="-0.013310548">
            <text:p>-0.013310548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24499984">
            <text:p>0.24499984</text:p>
          </table:table-cell>
          <table:table-cell office:value-type="float" office:value="0.22877502">
            <text:p>0.2287750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21]-[.E121])-([.D120]-[.E120])" office:value-type="float" office:value="0">
            <text:p>0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0.24749984">
            <text:p>0.24749984</text:p>
          </table:table-cell>
          <table:table-cell office:value-type="float" office:value="0.23609582">
            <text:p>0.2360958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22]-[.E122])-([.D121]-[.E121])" office:value-type="float" office:value="0.039931641">
            <text:p>0.039931641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24999984">
            <text:p>0.24999984</text:p>
          </table:table-cell>
          <table:table-cell office:value-type="float" office:value="0.24341662">
            <text:p>0.243416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23]-[.E123])-([.D122]-[.E122])" office:value-type="float" office:value="0.013310547">
            <text:p>0.013310547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.25249985">
            <text:p>0.25249985</text:p>
          </table:table-cell>
          <table:table-cell office:value-type="float" office:value="0.24890721">
            <text:p>0.24890721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124]-[.E124])-([.D123]-[.E123])" office:value-type="float" office:value="0.026621094">
            <text:p>0.026621094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25499985">
            <text:p>0.25499985</text:p>
          </table:table-cell>
          <table:table-cell office:value-type="float" office:value="0.2543978">
            <text:p>0.2543978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/>
          <table:table-cell table:formula="of:=([.D125]-[.E125])-([.D124]-[.E124])" office:value-type="float" office:value="0.026621094">
            <text:p>0.026621094</text:p>
          </table:table-cell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0.25749984">
            <text:p>0.25749984</text:p>
          </table:table-cell>
          <table:table-cell office:value-type="float" office:value="0.25073743">
            <text:p>0.2507374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26]-[.E126])-([.D125]-[.E125])" office:value-type="float" office:value="-0.039931641">
            <text:p>-0.039931641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25999984">
            <text:p>0.25999984</text:p>
          </table:table-cell>
          <table:table-cell office:value-type="float" office:value="0.24890721">
            <text:p>0.2489072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27]-[.E127])-([.D126]-[.E126])" office:value-type="float" office:value="-0.026621094">
            <text:p>-0.026621094</text:p>
          </table:table-cell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.26249984">
            <text:p>0.26249984</text:p>
          </table:table-cell>
          <table:table-cell office:value-type="float" office:value="0.24890721">
            <text:p>0.2489072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28]-[.E128])-([.D127]-[.E127])" office:value-type="float" office:value="0.013310547">
            <text:p>0.013310547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26499984">
            <text:p>0.26499984</text:p>
          </table:table-cell>
          <table:table-cell office:value-type="float" office:value="0.247077">
            <text:p>0.247077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29]-[.E129])-([.D128]-[.E128])" office:value-type="float" office:value="0">
            <text:p>0</text:p>
          </table:table-cell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.26749983">
            <text:p>0.26749983</text:p>
          </table:table-cell>
          <table:table-cell office:value-type="float" office:value="0.25073743">
            <text:p>0.2507374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30]-[.E130])-([.D129]-[.E129])" office:value-type="float" office:value="0">
            <text:p>0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26999983">
            <text:p>0.26999983</text:p>
          </table:table-cell>
          <table:table-cell office:value-type="float" office:value="0.2543978">
            <text:p>0.254397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31]-[.E131])-([.D130]-[.E130])" office:value-type="float" office:value="0.013310547">
            <text:p>0.013310547</text:p>
          </table:table-cell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.27249983">
            <text:p>0.27249983</text:p>
          </table:table-cell>
          <table:table-cell office:value-type="float" office:value="0.256228">
            <text:p>0.256228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132]-[.E132])-([.D131]-[.E131])" office:value-type="float" office:value="0.026621093">
            <text:p>0.026621093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27499983">
            <text:p>0.27499983</text:p>
          </table:table-cell>
          <table:table-cell office:value-type="float" office:value="0.2598884">
            <text:p>0.2598884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133]-[.E133])-([.D132]-[.E132])" office:value-type="float" office:value="0">
            <text:p>0</text:p>
          </table:table-cell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0.27749982">
            <text:p>0.27749982</text:p>
          </table:table-cell>
          <table:table-cell office:value-type="float" office:value="0.27269983">
            <text:p>0.27269983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134]-[.E134])-([.D133]-[.E133])" office:value-type="float" office:value="-0.013310546">
            <text:p>-0.013310546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27999982">
            <text:p>0.27999982</text:p>
          </table:table-cell>
          <table:table-cell office:value-type="float" office:value="0.2672092">
            <text:p>0.267209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35]-[.E135])-([.D134]-[.E134])" office:value-type="float" office:value="-0.039931641">
            <text:p>-0.039931641</text:p>
          </table:table-cell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.28249982">
            <text:p>0.28249982</text:p>
          </table:table-cell>
          <table:table-cell office:value-type="float" office:value="0.2708696">
            <text:p>0.270869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36]-[.E136])-([.D135]-[.E135])" office:value-type="float" office:value="0.013310547">
            <text:p>0.013310547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28499982">
            <text:p>0.28499982</text:p>
          </table:table-cell>
          <table:table-cell office:value-type="float" office:value="0.2818508">
            <text:p>0.281850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37]-[.E137])-([.D136]-[.E136])" office:value-type="float" office:value="0.013310547">
            <text:p>0.013310547</text:p>
          </table:table-cell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.28749982">
            <text:p>0.28749982</text:p>
          </table:table-cell>
          <table:table-cell office:value-type="float" office:value="0.2781904">
            <text:p>0.278190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38]-[.E138])-([.D137]-[.E137])" office:value-type="float" office:value="-0.039931641">
            <text:p>-0.039931641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2899998">
            <text:p>0.2899998</text:p>
          </table:table-cell>
          <table:table-cell office:value-type="float" office:value="0.27453002">
            <text:p>0.274530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39]-[.E139])-([.D138]-[.E138])" office:value-type="float" office:value="0.026621094">
            <text:p>0.026621094</text:p>
          </table:table-cell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.2924998">
            <text:p>0.2924998</text:p>
          </table:table-cell>
          <table:table-cell office:value-type="float" office:value="0.28551123">
            <text:p>0.2855112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40]-[.E140])-([.D139]-[.E139])" office:value-type="float" office:value="0">
            <text:p>0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2949998">
            <text:p>0.2949998</text:p>
          </table:table-cell>
          <table:table-cell office:value-type="float" office:value="0.28734142">
            <text:p>0.287341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41]-[.E141])-([.D140]-[.E140])" office:value-type="float" office:value="0">
            <text:p>0</text:p>
          </table:table-cell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.2974998">
            <text:p>0.2974998</text:p>
          </table:table-cell>
          <table:table-cell office:value-type="float" office:value="0.2891716">
            <text:p>0.2891716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42]-[.E142])-([.D141]-[.E141])" office:value-type="float" office:value="0.013310547">
            <text:p>0.013310547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2999998">
            <text:p>0.2999998</text:p>
          </table:table-cell>
          <table:table-cell office:value-type="float" office:value="0.2891716">
            <text:p>0.289171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43]-[.E143])-([.D142]-[.E142])" office:value-type="float" office:value="-0.013310547">
            <text:p>-0.013310547</text:p>
          </table:table-cell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44]-[.E144])-([.D143]-[.E143])" office:value-type="float" office:value="-0.026621094">
            <text:p>-0.026621094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45]-[.E145])-([.D144]-[.E144])" office:value-type="float" office:value="0">
            <text:p>0</text:p>
          </table:table-cell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46]-[.E146])-([.D145]-[.E145])" office:value-type="float" office:value="0.013310547">
            <text:p>0.013310547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47]-[.E147])-([.D146]-[.E146])" office:value-type="float" office:value="-0.013310547">
            <text:p>-0.013310547</text:p>
          </table:table-cell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148]-[.E148])-([.D147]-[.E147])" office:value-type="float" office:value="-0.013310546">
            <text:p>-0.013310546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49]-[.E149])-([.D148]-[.E148])" office:value-type="float" office:value="-0.013310548">
            <text:p>-0.013310548</text:p>
          </table:table-cell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50]-[.E150])-([.D149]-[.E149])" office:value-type="float" office:value="0.066552735">
            <text:p>0.066552735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51]-[.E151])-([.D150]-[.E150])" office:value-type="float" office:value="-0.013310547">
            <text:p>-0.013310547</text:p>
          </table:table-cell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/>
          <table:table-cell table:formula="of:=([.D152]-[.E152])-([.D151]-[.E151])" office:value-type="float" office:value="0.07986328">
            <text:p>0.07986328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153]-[.E153])-([.D152]-[.E152])" office:value-type="float" office:value="-0.01331055">
            <text:p>-0.01331055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154]-[.E154])-([.D153]-[.E153])" office:value-type="float" office:value="-0.02662109">
            <text:p>-0.02662109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155]-[.E155])-([.D154]-[.E154])" office:value-type="float" office:value="0">
            <text:p>0</text:p>
          </table:table-cell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56]-[.E156])-([.D155]-[.E155])" office:value-type="float" office:value="-0.053242187">
            <text:p>-0.053242187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57]-[.E157])-([.D156]-[.E156])" office:value-type="float" office:value="0.013310547">
            <text:p>0.013310547</text:p>
          </table:table-cell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158]-[.E158])-([.D157]-[.E157])" office:value-type="float" office:value="0.03993164">
            <text:p>0.03993164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59]-[.E159])-([.D158]-[.E158])" office:value-type="float" office:value="-0.053242187">
            <text:p>-0.053242187</text:p>
          </table:table-cell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0.106484376">
            <text:p>0.106484376</text:p>
          </table:table-cell>
          <table:table-cell/>
          <table:table-cell table:formula="of:=([.D160]-[.E160])-([.D159]-[.E159])" office:value-type="float" office:value="-0.093173829">
            <text:p>-0.093173829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/>
          <table:table-cell table:formula="of:=([.D161]-[.E161])-([.D160]-[.E160])" office:value-type="float" office:value="0.039931646">
            <text:p>0.039931646</text:p>
          </table:table-cell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/>
          <table:table-cell table:formula="of:=([.D162]-[.E162])-([.D161]-[.E161])" office:value-type="float" office:value="-0.01331055">
            <text:p>-0.01331055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/>
          <table:table-cell table:formula="of:=([.D163]-[.E163])-([.D162]-[.E162])" office:value-type="float" office:value="0">
            <text:p>0</text:p>
          </table:table-cell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64]-[.E164])-([.D163]-[.E163])" office:value-type="float" office:value="0.093173827">
            <text:p>0.093173827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3">
            <text:p>0.3</text:p>
          </table:table-cell>
          <table:table-cell office:value-type="float" office:value="0.31662464">
            <text:p>0.31662464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165]-[.E165])-([.D164]-[.E164])" office:value-type="float" office:value="0.053242183">
            <text:p>0.053242183</text:p>
          </table:table-cell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66]-[.E166])-([.D165]-[.E165])" office:value-type="float" office:value="-0.119794918">
            <text:p>-0.119794918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67]-[.E167])-([.D166]-[.E166])" office:value-type="float" office:value="0.026621094">
            <text:p>0.026621094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68]-[.E168])-([.D167]-[.E167])" office:value-type="float" office:value="0.039931641">
            <text:p>0.039931641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69]-[.E169])-([.D168]-[.E168])" office:value-type="float" office:value="-0.039931641">
            <text:p>-0.039931641</text:p>
          </table:table-cell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70]-[.E170])-([.D169]-[.E169])" office:value-type="float" office:value="0">
            <text:p>0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/>
          <table:table-cell table:formula="of:=([.D171]-[.E171])-([.D170]-[.E170])" office:value-type="float" office:value="0.106484374">
            <text:p>0.106484374</text:p>
          </table:table-cell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72]-[.E172])-([.D171]-[.E171])" office:value-type="float" office:value="-0.106484374">
            <text:p>-0.106484374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3">
            <text:p>0.3</text:p>
          </table:table-cell>
          <table:table-cell office:value-type="float" office:value="0.28551123">
            <text:p>0.28551123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/>
          <table:table-cell table:formula="of:=([.D173]-[.E173])-([.D172]-[.E172])" office:value-type="float" office:value="-0.039931636">
            <text:p>-0.039931636</text:p>
          </table:table-cell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/>
          <table:table-cell table:formula="of:=([.D174]-[.E174])-([.D173]-[.E173])" office:value-type="float" office:value="0">
            <text:p>0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75]-[.E175])-([.D174]-[.E174])" office:value-type="float" office:value="0.039931636">
            <text:p>0.039931636</text:p>
          </table:table-cell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76]-[.E176])-([.D175]-[.E175])" office:value-type="float" office:value="-0.026621094">
            <text:p>-0.026621094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77]-[.E177])-([.D176]-[.E176])" office:value-type="float" office:value="0">
            <text:p>0</text:p>
          </table:table-cell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78]-[.E178])-([.D177]-[.E177])" office:value-type="float" office:value="0">
            <text:p>0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0.106484376">
            <text:p>0.106484376</text:p>
          </table:table-cell>
          <table:table-cell/>
          <table:table-cell table:formula="of:=([.D179]-[.E179])-([.D178]-[.E178])" office:value-type="float" office:value="-0.053242188">
            <text:p>-0.053242188</text:p>
          </table:table-cell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/>
          <table:table-cell table:formula="of:=([.D180]-[.E180])-([.D179]-[.E179])" office:value-type="float" office:value="0.039931646">
            <text:p>0.039931646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/>
          <table:table-cell table:formula="of:=([.D181]-[.E181])-([.D180]-[.E180])" office:value-type="float" office:value="-0.01331055">
            <text:p>-0.01331055</text:p>
          </table:table-cell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82]-[.E182])-([.D181]-[.E181])" office:value-type="float" office:value="0.026621092">
            <text:p>0.026621092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183]-[.E183])-([.D182]-[.E182])" office:value-type="float" office:value="0.026621094">
            <text:p>0.026621094</text:p>
          </table:table-cell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84]-[.E184])-([.D183]-[.E183])" office:value-type="float" office:value="0.026621094">
            <text:p>0.026621094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185]-[.E185])-([.D184]-[.E184])" office:value-type="float" office:value="-0.03993164">
            <text:p>-0.03993164</text:p>
          </table:table-cell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/>
          <table:table-cell table:formula="of:=([.D186]-[.E186])-([.D185]-[.E185])" office:value-type="float" office:value="-0.03993164">
            <text:p>-0.03993164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87]-[.E187])-([.D186]-[.E186])" office:value-type="float" office:value="0.07986328">
            <text:p>0.07986328</text:p>
          </table:table-cell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88]-[.E188])-([.D187]-[.E187])" office:value-type="float" office:value="-0.013310547">
            <text:p>-0.013310547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/>
          <table:table-cell table:formula="of:=([.D189]-[.E189])-([.D188]-[.E188])" office:value-type="float" office:value="-0.053242183">
            <text:p>-0.053242183</text:p>
          </table:table-cell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90]-[.E190])-([.D189]-[.E189])" office:value-type="float" office:value="0.079863277">
            <text:p>0.079863277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191]-[.E191])-([.D190]-[.E190])" office:value-type="float" office:value="-0.013310547">
            <text:p>-0.013310547</text:p>
          </table:table-cell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0">
            <text:p>0</text:p>
          </table:table-cell>
          <table:table-cell office:value-type="float" office:value="0.106484376">
            <text:p>0.106484376</text:p>
          </table:table-cell>
          <table:table-cell/>
          <table:table-cell table:formula="of:=([.D192]-[.E192])-([.D191]-[.E191])" office:value-type="float" office:value="-0.106484376">
            <text:p>-0.106484376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93]-[.E193])-([.D192]-[.E192])" office:value-type="float" office:value="0.053242188">
            <text:p>0.053242188</text:p>
          </table:table-cell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194]-[.E194])-([.D193]-[.E193])" office:value-type="float" office:value="0.079863282">
            <text:p>0.079863282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95]-[.E195])-([.D194]-[.E194])" office:value-type="float" office:value="-0.039931641">
            <text:p>-0.039931641</text:p>
          </table:table-cell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196]-[.E196])-([.D195]-[.E195])" office:value-type="float" office:value="0">
            <text:p>0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197]-[.E197])-([.D196]-[.E196])" office:value-type="float" office:value="0.026621094">
            <text:p>0.026621094</text:p>
          </table:table-cell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198]-[.E198])-([.D197]-[.E197])" office:value-type="float" office:value="-0.066552735">
            <text:p>-0.066552735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/>
          <table:table-cell table:formula="of:=([.D199]-[.E199])-([.D198]-[.E198])" office:value-type="float" office:value="-0.013310542">
            <text:p>-0.013310542</text:p>
          </table:table-cell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200]-[.E200])-([.D199]-[.E199])" office:value-type="float" office:value="0.013310542">
            <text:p>0.01331054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201]-[.E201])-([.D200]-[.E200])" office:value-type="float" office:value="0">
            <text:p>0</text:p>
          </table:table-cell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02]-[.E202])-([.D201]-[.E201])" office:value-type="float" office:value="0.039931641">
            <text:p>0.039931641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03]-[.E203])-([.D202]-[.E202])" office:value-type="float" office:value="0.026621094">
            <text:p>0.026621094</text:p>
          </table:table-cell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04]-[.E204])-([.D203]-[.E203])" office:value-type="float" office:value="0">
            <text:p>0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205]-[.E205])-([.D204]-[.E204])" office:value-type="float" office:value="0.013310547">
            <text:p>0.013310547</text:p>
          </table:table-cell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06]-[.E206])-([.D205]-[.E205])" office:value-type="float" office:value="0.013310546">
            <text:p>0.013310546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07]-[.E207])-([.D206]-[.E206])" office:value-type="float" office:value="-0.053242187">
            <text:p>-0.053242187</text:p>
          </table:table-cell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/>
          <table:table-cell table:formula="of:=([.D208]-[.E208])-([.D207]-[.E207])" office:value-type="float" office:value="-0.053242183">
            <text:p>-0.053242183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209]-[.E209])-([.D208]-[.E208])" office:value-type="float" office:value="0.013310542">
            <text:p>0.013310542</text:p>
          </table:table-cell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210]-[.E210])-([.D209]-[.E209])" office:value-type="float" office:value="0">
            <text:p>0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0">
            <text:p>0</text:p>
          </table:table-cell>
          <table:table-cell office:value-type="float" office:value="0.106484376">
            <text:p>0.106484376</text:p>
          </table:table-cell>
          <table:table-cell/>
          <table:table-cell table:formula="of:=([.D211]-[.E211])-([.D210]-[.E210])" office:value-type="float" office:value="-0.053242188">
            <text:p>-0.053242188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0.11979492">
            <text:p>0.11979492</text:p>
          </table:table-cell>
          <table:table-cell/>
          <table:table-cell table:formula="of:=([.D212]-[.E212])-([.D211]-[.E211])" office:value-type="float" office:value="-0.013310544">
            <text:p>-0.013310544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13]-[.E213])-([.D212]-[.E212])" office:value-type="float" office:value="0.106484373">
            <text:p>0.106484373</text:p>
          </table:table-cell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214]-[.E214])-([.D213]-[.E213])" office:value-type="float" office:value="-0.026621093">
            <text:p>-0.026621093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15]-[.E215])-([.D214]-[.E214])" office:value-type="float" office:value="0.07986328">
            <text:p>0.07986328</text:p>
          </table:table-cell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-0.093173824">
            <text:p>-0.093173824</text:p>
          </table:table-cell>
          <table:table-cell/>
          <table:table-cell table:formula="of:=([.D216]-[.E216])-([.D215]-[.E215])" office:value-type="float" office:value="0.053242184">
            <text:p>0.053242184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17]-[.E217])-([.D216]-[.E216])" office:value-type="float" office:value="-0.026621094">
            <text:p>-0.026621094</text:p>
          </table:table-cell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18]-[.E218])-([.D217]-[.E217])" office:value-type="float" office:value="0">
            <text:p>0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/>
          <table:table-cell table:formula="of:=([.D219]-[.E219])-([.D218]-[.E218])" office:value-type="float" office:value="0.01331055">
            <text:p>0.01331055</text:p>
          </table:table-cell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0.3">
            <text:p>0.3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20]-[.E220])-([.D219]-[.E219])" office:value-type="float" office:value="-0.066552733">
            <text:p>-0.066552733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221]-[.E221])-([.D220]-[.E220])" office:value-type="float" office:value="0.013310547">
            <text:p>0.013310547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/>
          <table:table-cell table:formula="of:=([.D222]-[.E222])-([.D221]-[.E221])" office:value-type="float" office:value="0.053242186">
            <text:p>0.053242186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23]-[.E223])-([.D222]-[.E222])" office:value-type="float" office:value="-0.03993164">
            <text:p>-0.03993164</text:p>
          </table:table-cell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224]-[.E224])-([.D223]-[.E223])" office:value-type="float" office:value="-0.066552734">
            <text:p>-0.066552734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225]-[.E225])-([.D224]-[.E224])" office:value-type="float" office:value="0.053242188">
            <text:p>0.053242188</text:p>
          </table:table-cell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26]-[.E226])-([.D225]-[.E225])" office:value-type="float" office:value="0.013310546">
            <text:p>0.013310546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27]-[.E227])-([.D226]-[.E226])" office:value-type="float" office:value="-0.026621093">
            <text:p>-0.026621093</text:p>
          </table:table-cell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0">
            <text:p>0</text:p>
          </table:table-cell>
          <table:table-cell office:value-type="float" office:value="-0.106484376">
            <text:p>-0.106484376</text:p>
          </table:table-cell>
          <table:table-cell/>
          <table:table-cell table:formula="of:=([.D228]-[.E228])-([.D227]-[.E227])" office:value-type="float" office:value="0.093173829">
            <text:p>0.093173829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229]-[.E229])-([.D228]-[.E228])" office:value-type="float" office:value="-0.079863282">
            <text:p>-0.079863282</text:p>
          </table:table-cell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/>
          <table:table-cell table:formula="of:=([.D230]-[.E230])-([.D229]-[.E229])" office:value-type="float" office:value="-0.106484374">
            <text:p>-0.106484374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31]-[.E231])-([.D230]-[.E230])" office:value-type="float" office:value="0.093173827">
            <text:p>0.093173827</text:p>
          </table:table-cell>
        </table:table-row>
        <table:table-row table:style-name="ro2">
          <table:table-cell office:value-type="float" office:value="1155">
            <text:p>115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32]-[.E232])-([.D231]-[.E231])" office:value-type="float" office:value="0">
            <text:p>0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33]-[.E233])-([.D232]-[.E232])" office:value-type="float" office:value="0.026621093">
            <text:p>0.026621093</text:p>
          </table:table-cell>
        </table:table-row>
        <table:table-row table:style-name="ro2">
          <table:table-cell office:value-type="float" office:value="1165">
            <text:p>116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34]-[.E234])-([.D233]-[.E233])" office:value-type="float" office:value="0.02662109">
            <text:p>0.02662109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235]-[.E235])-([.D234]-[.E234])" office:value-type="float" office:value="-0.039931636">
            <text:p>-0.039931636</text:p>
          </table:table-cell>
        </table:table-row>
        <table:table-row table:style-name="ro2">
          <table:table-cell office:value-type="float" office:value="1175">
            <text:p>1175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/>
          <table:table-cell table:formula="of:=([.D236]-[.E236])-([.D235]-[.E235])" office:value-type="float" office:value="0.026621094">
            <text:p>0.026621094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37]-[.E237])-([.D236]-[.E236])" office:value-type="float" office:value="0.013310542">
            <text:p>0.013310542</text:p>
          </table:table-cell>
        </table:table-row>
        <table:table-row table:style-name="ro2">
          <table:table-cell office:value-type="float" office:value="1185">
            <text:p>1185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38]-[.E238])-([.D237]-[.E237])" office:value-type="float" office:value="0">
            <text:p>0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/>
          <table:table-cell table:formula="of:=([.D239]-[.E239])-([.D238]-[.E238])" office:value-type="float" office:value="-0.013310542">
            <text:p>-0.013310542</text:p>
          </table:table-cell>
        </table:table-row>
        <table:table-row table:style-name="ro2">
          <table:table-cell office:value-type="float" office:value="1195">
            <text:p>1195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40]-[.E240])-([.D239]-[.E239])" office:value-type="float" office:value="-0.013310548">
            <text:p>-0.013310548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">
            <text:p>0</text:p>
          </table:table-cell>
          <table:table-cell office:value-type="float" office:value="-0.093173824">
            <text:p>-0.093173824</text:p>
          </table:table-cell>
          <table:table-cell/>
          <table:table-cell table:formula="of:=([.D241]-[.E241])-([.D240]-[.E240])" office:value-type="float" office:value="0.053242184">
            <text:p>0.053242184</text:p>
          </table:table-cell>
        </table:table-row>
        <table:table-row table:style-name="ro2">
          <table:table-cell office:value-type="float" office:value="1205">
            <text:p>1205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242]-[.E242])-([.D241]-[.E241])" office:value-type="float" office:value="-0.06655273">
            <text:p>-0.06655273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43]-[.E243])-([.D242]-[.E242])" office:value-type="float" office:value="0.039931636">
            <text:p>0.039931636</text:p>
          </table:table-cell>
        </table:table-row>
        <table:table-row table:style-name="ro2">
          <table:table-cell office:value-type="float" office:value="1215">
            <text:p>1215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44]-[.E244])-([.D243]-[.E243])" office:value-type="float" office:value="0">
            <text:p>0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45]-[.E245])-([.D244]-[.E244])" office:value-type="float" office:value="-0.079863277">
            <text:p>-0.079863277</text:p>
          </table:table-cell>
        </table:table-row>
        <table:table-row table:style-name="ro2">
          <table:table-cell office:value-type="float" office:value="1225">
            <text:p>1225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46]-[.E246])-([.D245]-[.E245])" office:value-type="float" office:value="0.053242187">
            <text:p>0.053242187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2975">
            <text:p>0.2975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47]-[.E247])-([.D246]-[.E246])" office:value-type="float" office:value="0">
            <text:p>0</text:p>
          </table:table-cell>
        </table:table-row>
        <table:table-row table:style-name="ro2">
          <table:table-cell office:value-type="float" office:value="1235">
            <text:p>1235</text:p>
          </table:table-cell>
          <table:table-cell office:value-type="float" office:value="0.29500002">
            <text:p>0.29500002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48]-[.E248])-([.D247]-[.E247])" office:value-type="float" office:value="-0.026621093">
            <text:p>-0.026621093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29250002">
            <text:p>0.29250002</text:p>
          </table:table-cell>
          <table:table-cell office:value-type="float" office:value="0.30198303">
            <text:p>0.3019830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49]-[.E249])-([.D248]-[.E248])" office:value-type="float" office:value="0.026621093">
            <text:p>0.026621093</text:p>
          </table:table-cell>
        </table:table-row>
        <table:table-row table:style-name="ro2">
          <table:table-cell office:value-type="float" office:value="1245">
            <text:p>1245</text:p>
          </table:table-cell>
          <table:table-cell office:value-type="float" office:value="0.29000002">
            <text:p>0.29000002</text:p>
          </table:table-cell>
          <table:table-cell office:value-type="float" office:value="0.29832262">
            <text:p>0.2983226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50]-[.E250])-([.D249]-[.E249])" office:value-type="float" office:value="0">
            <text:p>0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28750002">
            <text:p>0.28750002</text:p>
          </table:table-cell>
          <table:table-cell office:value-type="float" office:value="0.3001528">
            <text:p>0.3001528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251]-[.E251])-([.D250]-[.E250])" office:value-type="float" office:value="-0.013310546">
            <text:p>-0.013310546</text:p>
          </table:table-cell>
        </table:table-row>
        <table:table-row table:style-name="ro2">
          <table:table-cell office:value-type="float" office:value="1255">
            <text:p>1255</text:p>
          </table:table-cell>
          <table:table-cell office:value-type="float" office:value="0.28500003">
            <text:p>0.28500003</text:p>
          </table:table-cell>
          <table:table-cell office:value-type="float" office:value="0.29649243">
            <text:p>0.29649243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52]-[.E252])-([.D251]-[.E251])" office:value-type="float" office:value="0.039931636">
            <text:p>0.039931636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28250003">
            <text:p>0.28250003</text:p>
          </table:table-cell>
          <table:table-cell office:value-type="float" office:value="0.28002062">
            <text:p>0.28002062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/>
          <table:table-cell table:formula="of:=([.D253]-[.E253])-([.D252]-[.E252])" office:value-type="float" office:value="0.01331055">
            <text:p>0.01331055</text:p>
          </table:table-cell>
        </table:table-row>
        <table:table-row table:style-name="ro2">
          <table:table-cell office:value-type="float" office:value="1265">
            <text:p>1265</text:p>
          </table:table-cell>
          <table:table-cell office:value-type="float" office:value="0.28000003">
            <text:p>0.28000003</text:p>
          </table:table-cell>
          <table:table-cell office:value-type="float" office:value="0.28002062">
            <text:p>0.28002062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/>
          <table:table-cell table:formula="of:=([.D254]-[.E254])-([.D253]-[.E253])" office:value-type="float" office:value="0">
            <text:p>0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27750003">
            <text:p>0.27750003</text:p>
          </table:table-cell>
          <table:table-cell office:value-type="float" office:value="0.2781904">
            <text:p>0.2781904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/>
          <table:table-cell table:formula="of:=([.D255]-[.E255])-([.D254]-[.E254])" office:value-type="float" office:value="-0.026621092">
            <text:p>-0.026621092</text:p>
          </table:table-cell>
        </table:table-row>
        <table:table-row table:style-name="ro2">
          <table:table-cell office:value-type="float" office:value="1275">
            <text:p>1275</text:p>
          </table:table-cell>
          <table:table-cell office:value-type="float" office:value="0.27500004">
            <text:p>0.27500004</text:p>
          </table:table-cell>
          <table:table-cell office:value-type="float" office:value="0.2672092">
            <text:p>0.267209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56]-[.E256])-([.D255]-[.E255])" office:value-type="float" office:value="-0.013310548">
            <text:p>-0.01331054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27250004">
            <text:p>0.27250004</text:p>
          </table:table-cell>
          <table:table-cell office:value-type="float" office:value="0.2690394">
            <text:p>0.2690394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57]-[.E257])-([.D256]-[.E256])" office:value-type="float" office:value="0">
            <text:p>0</text:p>
          </table:table-cell>
        </table:table-row>
        <table:table-row table:style-name="ro2">
          <table:table-cell office:value-type="float" office:value="1285">
            <text:p>1285</text:p>
          </table:table-cell>
          <table:table-cell office:value-type="float" office:value="0.27000004">
            <text:p>0.27000004</text:p>
          </table:table-cell>
          <table:table-cell office:value-type="float" office:value="0.27453002">
            <text:p>0.2745300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58]-[.E258])-([.D257]-[.E257])" office:value-type="float" office:value="-0.053242187">
            <text:p>-0.053242187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26750004">
            <text:p>0.26750004</text:p>
          </table:table-cell>
          <table:table-cell office:value-type="float" office:value="0.27269983">
            <text:p>0.2726998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59]-[.E259])-([.D258]-[.E258])" office:value-type="float" office:value="0">
            <text:p>0</text:p>
          </table:table-cell>
        </table:table-row>
        <table:table-row table:style-name="ro2">
          <table:table-cell office:value-type="float" office:value="1295">
            <text:p>1295</text:p>
          </table:table-cell>
          <table:table-cell office:value-type="float" office:value="0.26500005">
            <text:p>0.26500005</text:p>
          </table:table-cell>
          <table:table-cell office:value-type="float" office:value="0.2690394">
            <text:p>0.269039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60]-[.E260])-([.D259]-[.E259])" office:value-type="float" office:value="0">
            <text:p>0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26250005">
            <text:p>0.26250005</text:p>
          </table:table-cell>
          <table:table-cell office:value-type="float" office:value="0.2708696">
            <text:p>0.2708696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/>
          <table:table-cell table:formula="of:=([.D261]-[.E261])-([.D260]-[.E260])" office:value-type="float" office:value="-0.039931641">
            <text:p>-0.039931641</text:p>
          </table:table-cell>
        </table:table-row>
        <table:table-row table:style-name="ro2">
          <table:table-cell office:value-type="float" office:value="1305">
            <text:p>1305</text:p>
          </table:table-cell>
          <table:table-cell office:value-type="float" office:value="0.26000005">
            <text:p>0.26000005</text:p>
          </table:table-cell>
          <table:table-cell office:value-type="float" office:value="0.27453002">
            <text:p>0.2745300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262]-[.E262])-([.D261]-[.E261])" office:value-type="float" office:value="0.026621094">
            <text:p>0.026621094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25750005">
            <text:p>0.25750005</text:p>
          </table:table-cell>
          <table:table-cell office:value-type="float" office:value="0.2708696">
            <text:p>0.2708696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63]-[.E263])-([.D262]-[.E262])" office:value-type="float" office:value="0.066552734">
            <text:p>0.066552734</text:p>
          </table:table-cell>
        </table:table-row>
        <table:table-row table:style-name="ro2">
          <table:table-cell office:value-type="float" office:value="1315">
            <text:p>1315</text:p>
          </table:table-cell>
          <table:table-cell office:value-type="float" office:value="0.25500005">
            <text:p>0.25500005</text:p>
          </table:table-cell>
          <table:table-cell office:value-type="float" office:value="0.2598884">
            <text:p>0.259888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264]-[.E264])-([.D263]-[.E263])" office:value-type="float" office:value="-0.066552734">
            <text:p>-0.066552734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25250006">
            <text:p>0.25250006</text:p>
          </table:table-cell>
          <table:table-cell office:value-type="float" office:value="0.2708696">
            <text:p>0.2708696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265]-[.E265])-([.D264]-[.E264])" office:value-type="float" office:value="0">
            <text:p>0</text:p>
          </table:table-cell>
        </table:table-row>
        <table:table-row table:style-name="ro2">
          <table:table-cell office:value-type="float" office:value="1325">
            <text:p>1325</text:p>
          </table:table-cell>
          <table:table-cell office:value-type="float" office:value="0.25000006">
            <text:p>0.25000006</text:p>
          </table:table-cell>
          <table:table-cell office:value-type="float" office:value="0.2598884">
            <text:p>0.2598884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66]-[.E266])-([.D265]-[.E265])" office:value-type="float" office:value="0.093173824">
            <text:p>0.093173824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24750006">
            <text:p>0.24750006</text:p>
          </table:table-cell>
          <table:table-cell office:value-type="float" office:value="0.24524681">
            <text:p>0.24524681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67]-[.E267])-([.D266]-[.E266])" office:value-type="float" office:value="0">
            <text:p>0</text:p>
          </table:table-cell>
        </table:table-row>
        <table:table-row table:style-name="ro2">
          <table:table-cell office:value-type="float" office:value="1335">
            <text:p>1335</text:p>
          </table:table-cell>
          <table:table-cell office:value-type="float" office:value="0.24500006">
            <text:p>0.24500006</text:p>
          </table:table-cell>
          <table:table-cell office:value-type="float" office:value="0.24341662">
            <text:p>0.2434166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68]-[.E268])-([.D267]-[.E267])" office:value-type="float" office:value="-0.02662109">
            <text:p>-0.02662109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24250007">
            <text:p>0.24250007</text:p>
          </table:table-cell>
          <table:table-cell office:value-type="float" office:value="0.24524681">
            <text:p>0.24524681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69]-[.E269])-([.D268]-[.E268])" office:value-type="float" office:value="0.02662109">
            <text:p>0.02662109</text:p>
          </table:table-cell>
        </table:table-row>
        <table:table-row table:style-name="ro2">
          <table:table-cell office:value-type="float" office:value="1345">
            <text:p>1345</text:p>
          </table:table-cell>
          <table:table-cell office:value-type="float" office:value="0.24000007">
            <text:p>0.24000007</text:p>
          </table:table-cell>
          <table:table-cell office:value-type="float" office:value="0.23426561">
            <text:p>0.23426561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70]-[.E270])-([.D269]-[.E269])" office:value-type="float" office:value="0">
            <text:p>0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23750007">
            <text:p>0.23750007</text:p>
          </table:table-cell>
          <table:table-cell office:value-type="float" office:value="0.22328441">
            <text:p>0.2232844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71]-[.E271])-([.D270]-[.E270])" office:value-type="float" office:value="-0.079863277">
            <text:p>-0.079863277</text:p>
          </table:table-cell>
        </table:table-row>
        <table:table-row table:style-name="ro2">
          <table:table-cell office:value-type="float" office:value="1355">
            <text:p>1355</text:p>
          </table:table-cell>
          <table:table-cell office:value-type="float" office:value="0.23500007">
            <text:p>0.23500007</text:p>
          </table:table-cell>
          <table:table-cell office:value-type="float" office:value="0.22145422">
            <text:p>0.2214542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272]-[.E272])-([.D271]-[.E271])" office:value-type="float" office:value="-0.026621093">
            <text:p>-0.026621093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23250008">
            <text:p>0.23250008</text:p>
          </table:table-cell>
          <table:table-cell office:value-type="float" office:value="0.21413341">
            <text:p>0.2141334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273]-[.E273])-([.D272]-[.E272])" office:value-type="float" office:value="0.013310546">
            <text:p>0.013310546</text:p>
          </table:table-cell>
        </table:table-row>
        <table:table-row table:style-name="ro2">
          <table:table-cell office:value-type="float" office:value="1365">
            <text:p>1365</text:p>
          </table:table-cell>
          <table:table-cell office:value-type="float" office:value="0.23000008">
            <text:p>0.23000008</text:p>
          </table:table-cell>
          <table:table-cell office:value-type="float" office:value="0.22328441">
            <text:p>0.22328441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274]-[.E274])-([.D273]-[.E273])" office:value-type="float" office:value="-0.013310546">
            <text:p>-0.013310546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22750008">
            <text:p>0.22750008</text:p>
          </table:table-cell>
          <table:table-cell office:value-type="float" office:value="0.21962401">
            <text:p>0.21962401</text:p>
          </table:table-cell>
          <table:table-cell office:value-type="float" office:value="0">
            <text:p>0</text:p>
          </table:table-cell>
          <table:table-cell office:value-type="float" office:value="0.106484376">
            <text:p>0.106484376</text:p>
          </table:table-cell>
          <table:table-cell/>
          <table:table-cell table:formula="of:=([.D275]-[.E275])-([.D274]-[.E274])" office:value-type="float" office:value="-0.066552736">
            <text:p>-0.066552736</text:p>
          </table:table-cell>
        </table:table-row>
        <table:table-row table:style-name="ro2">
          <table:table-cell office:value-type="float" office:value="1375">
            <text:p>1375</text:p>
          </table:table-cell>
          <table:table-cell office:value-type="float" office:value="0.22500008">
            <text:p>0.22500008</text:p>
          </table:table-cell>
          <table:table-cell office:value-type="float" office:value="0.21962401">
            <text:p>0.21962401</text:p>
          </table:table-cell>
          <table:table-cell office:value-type="float" office:value="0">
            <text:p>0</text:p>
          </table:table-cell>
          <table:table-cell office:value-type="float" office:value="0.106484376">
            <text:p>0.106484376</text:p>
          </table:table-cell>
          <table:table-cell/>
          <table:table-cell table:formula="of:=([.D276]-[.E276])-([.D275]-[.E275])" office:value-type="float" office:value="0">
            <text:p>0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22250009">
            <text:p>0.22250009</text:p>
          </table:table-cell>
          <table:table-cell office:value-type="float" office:value="0.2306052">
            <text:p>0.230605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/>
          <table:table-cell table:formula="of:=([.D277]-[.E277])-([.D276]-[.E276])" office:value-type="float" office:value="0.039931646">
            <text:p>0.039931646</text:p>
          </table:table-cell>
        </table:table-row>
        <table:table-row table:style-name="ro2">
          <table:table-cell office:value-type="float" office:value="1385">
            <text:p>1385</text:p>
          </table:table-cell>
          <table:table-cell office:value-type="float" office:value="0.22000009">
            <text:p>0.22000009</text:p>
          </table:table-cell>
          <table:table-cell office:value-type="float" office:value="0.23243539">
            <text:p>0.23243539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278]-[.E278])-([.D277]-[.E277])" office:value-type="float" office:value="0.093173824">
            <text:p>0.093173824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21750009">
            <text:p>0.21750009</text:p>
          </table:table-cell>
          <table:table-cell office:value-type="float" office:value="0.2306052">
            <text:p>0.230605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79]-[.E279])-([.D278]-[.E278])" office:value-type="float" office:value="-0.026621094">
            <text:p>-0.026621094</text:p>
          </table:table-cell>
        </table:table-row>
        <table:table-row table:style-name="ro2">
          <table:table-cell office:value-type="float" office:value="1395">
            <text:p>1395</text:p>
          </table:table-cell>
          <table:table-cell office:value-type="float" office:value="0.2150001">
            <text:p>0.2150001</text:p>
          </table:table-cell>
          <table:table-cell office:value-type="float" office:value="0.2251146">
            <text:p>0.225114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80]-[.E280])-([.D279]-[.E279])" office:value-type="float" office:value="-0.013310547">
            <text:p>-0.013310547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2125001">
            <text:p>0.2125001</text:p>
          </table:table-cell>
          <table:table-cell office:value-type="float" office:value="0.21962401">
            <text:p>0.2196240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81]-[.E281])-([.D280]-[.E280])" office:value-type="float" office:value="0.026621094">
            <text:p>0.026621094</text:p>
          </table:table-cell>
        </table:table-row>
        <table:table-row table:style-name="ro2">
          <table:table-cell office:value-type="float" office:value="1405">
            <text:p>1405</text:p>
          </table:table-cell>
          <table:table-cell office:value-type="float" office:value="0.2100001">
            <text:p>0.2100001</text:p>
          </table:table-cell>
          <table:table-cell office:value-type="float" office:value="0.2159636">
            <text:p>0.2159636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282]-[.E282])-([.D281]-[.E281])" office:value-type="float" office:value="0.053242183">
            <text:p>0.053242183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2075001">
            <text:p>0.2075001</text:p>
          </table:table-cell>
          <table:table-cell office:value-type="float" office:value="0.2123032">
            <text:p>0.212303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/>
          <table:table-cell table:formula="of:=([.D283]-[.E283])-([.D282]-[.E282])" office:value-type="float" office:value="-0.02662109">
            <text:p>-0.02662109</text:p>
          </table:table-cell>
        </table:table-row>
        <table:table-row table:style-name="ro2">
          <table:table-cell office:value-type="float" office:value="1415">
            <text:p>1415</text:p>
          </table:table-cell>
          <table:table-cell office:value-type="float" office:value="0.2050001">
            <text:p>0.2050001</text:p>
          </table:table-cell>
          <table:table-cell office:value-type="float" office:value="0.201322">
            <text:p>0.20132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84]-[.E284])-([.D283]-[.E283])" office:value-type="float" office:value="-0.026621093">
            <text:p>-0.026621093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2025001">
            <text:p>0.2025001</text:p>
          </table:table-cell>
          <table:table-cell office:value-type="float" office:value="0.1903408">
            <text:p>0.1903408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285]-[.E285])-([.D284]-[.E284])" office:value-type="float" office:value="0.013310547">
            <text:p>0.013310547</text:p>
          </table:table-cell>
        </table:table-row>
        <table:table-row table:style-name="ro2">
          <table:table-cell office:value-type="float" office:value="1425">
            <text:p>1425</text:p>
          </table:table-cell>
          <table:table-cell office:value-type="float" office:value="0.2000001">
            <text:p>0.2000001</text:p>
          </table:table-cell>
          <table:table-cell office:value-type="float" office:value="0.1885106">
            <text:p>0.188510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6]-[.E286])-([.D285]-[.E285])" office:value-type="float" office:value="-0.026621094">
            <text:p>-0.026621094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19750011">
            <text:p>0.19750011</text:p>
          </table:table-cell>
          <table:table-cell office:value-type="float" office:value="0.18485022">
            <text:p>0.1848502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87]-[.E287])-([.D286]-[.E286])" office:value-type="float" office:value="-0.013310547">
            <text:p>-0.013310547</text:p>
          </table:table-cell>
        </table:table-row>
        <table:table-row table:style-name="ro2">
          <table:table-cell office:value-type="float" office:value="1435">
            <text:p>1435</text:p>
          </table:table-cell>
          <table:table-cell office:value-type="float" office:value="0.19500011">
            <text:p>0.19500011</text:p>
          </table:table-cell>
          <table:table-cell office:value-type="float" office:value="0.1756992">
            <text:p>0.175699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8]-[.E288])-([.D287]-[.E287])" office:value-type="float" office:value="0.013310547">
            <text:p>0.013310547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19250011">
            <text:p>0.19250011</text:p>
          </table:table-cell>
          <table:table-cell office:value-type="float" office:value="0.17386901">
            <text:p>0.1738690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89]-[.E289])-([.D288]-[.E288])" office:value-type="float" office:value="0">
            <text:p>0</text:p>
          </table:table-cell>
        </table:table-row>
        <table:table-row table:style-name="ro2">
          <table:table-cell office:value-type="float" office:value="1445">
            <text:p>1445</text:p>
          </table:table-cell>
          <table:table-cell office:value-type="float" office:value="0.19000012">
            <text:p>0.19000012</text:p>
          </table:table-cell>
          <table:table-cell office:value-type="float" office:value="0.1775294">
            <text:p>0.177529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290]-[.E290])-([.D289]-[.E289])" office:value-type="float" office:value="-0.026621094">
            <text:p>-0.026621094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18750012">
            <text:p>0.18750012</text:p>
          </table:table-cell>
          <table:table-cell office:value-type="float" office:value="0.1903408">
            <text:p>0.1903408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91]-[.E291])-([.D290]-[.E290])" office:value-type="float" office:value="0.013310547">
            <text:p>0.013310547</text:p>
          </table:table-cell>
        </table:table-row>
        <table:table-row table:style-name="ro2">
          <table:table-cell office:value-type="float" office:value="1455">
            <text:p>1455</text:p>
          </table:table-cell>
          <table:table-cell office:value-type="float" office:value="0.18500012">
            <text:p>0.18500012</text:p>
          </table:table-cell>
          <table:table-cell office:value-type="float" office:value="0.192171">
            <text:p>0.19217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92]-[.E292])-([.D291]-[.E291])" office:value-type="float" office:value="0.026621094">
            <text:p>0.026621094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18250012">
            <text:p>0.18250012</text:p>
          </table:table-cell>
          <table:table-cell office:value-type="float" office:value="0.192171">
            <text:p>0.19217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93]-[.E293])-([.D292]-[.E292])" office:value-type="float" office:value="-0.026621094">
            <text:p>-0.026621094</text:p>
          </table:table-cell>
        </table:table-row>
        <table:table-row table:style-name="ro2">
          <table:table-cell office:value-type="float" office:value="1465">
            <text:p>1465</text:p>
          </table:table-cell>
          <table:table-cell office:value-type="float" office:value="0.18000013">
            <text:p>0.18000013</text:p>
          </table:table-cell>
          <table:table-cell office:value-type="float" office:value="0.1940012">
            <text:p>0.194001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294]-[.E294])-([.D293]-[.E293])" office:value-type="float" office:value="-0.026621093">
            <text:p>-0.026621093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17750013">
            <text:p>0.17750013</text:p>
          </table:table-cell>
          <table:table-cell office:value-type="float" office:value="0.1811898">
            <text:p>0.181189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5]-[.E295])-([.D294]-[.E294])" office:value-type="float" office:value="0.03993164">
            <text:p>0.03993164</text:p>
          </table:table-cell>
        </table:table-row>
        <table:table-row table:style-name="ro2">
          <table:table-cell office:value-type="float" office:value="1475">
            <text:p>1475</text:p>
          </table:table-cell>
          <table:table-cell office:value-type="float" office:value="0.17500013">
            <text:p>0.17500013</text:p>
          </table:table-cell>
          <table:table-cell office:value-type="float" office:value="0.1756992">
            <text:p>0.175699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296]-[.E296])-([.D295]-[.E295])" office:value-type="float" office:value="0">
            <text:p>0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17250013">
            <text:p>0.17250013</text:p>
          </table:table-cell>
          <table:table-cell office:value-type="float" office:value="0.1720388">
            <text:p>0.172038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297]-[.E297])-([.D296]-[.E296])" office:value-type="float" office:value="0.013310547">
            <text:p>0.013310547</text:p>
          </table:table-cell>
        </table:table-row>
        <table:table-row table:style-name="ro2">
          <table:table-cell office:value-type="float" office:value="1485">
            <text:p>1485</text:p>
          </table:table-cell>
          <table:table-cell office:value-type="float" office:value="0.17000014">
            <text:p>0.17000014</text:p>
          </table:table-cell>
          <table:table-cell office:value-type="float" office:value="0.1665482">
            <text:p>0.166548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298]-[.E298])-([.D297]-[.E297])" office:value-type="float" office:value="-0.026621094">
            <text:p>-0.026621094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16750014">
            <text:p>0.16750014</text:p>
          </table:table-cell>
          <table:table-cell office:value-type="float" office:value="0.16471802">
            <text:p>0.16471802</text:p>
          </table:table-cell>
          <table:table-cell office:value-type="float" office:value="0">
            <text:p>0</text:p>
          </table:table-cell>
          <table:table-cell office:value-type="float" office:value="0.026621051">
            <text:p>0.026621051</text:p>
          </table:table-cell>
          <table:table-cell/>
          <table:table-cell table:formula="of:=([.D299]-[.E299])-([.D298]-[.E298])" office:value-type="float" office:value="-0.013310504">
            <text:p>-0.013310504</text:p>
          </table:table-cell>
        </table:table-row>
        <table:table-row table:style-name="ro2">
          <table:table-cell office:value-type="float" office:value="1495">
            <text:p>1495</text:p>
          </table:table-cell>
          <table:table-cell office:value-type="float" office:value="0.16500014">
            <text:p>0.16500014</text:p>
          </table:table-cell>
          <table:table-cell office:value-type="float" office:value="0.1610576">
            <text:p>0.1610576</text:p>
          </table:table-cell>
          <table:table-cell office:value-type="float" office:value="0">
            <text:p>0</text:p>
          </table:table-cell>
          <table:table-cell office:value-type="float" office:value="0.026621051">
            <text:p>0.026621051</text:p>
          </table:table-cell>
          <table:table-cell/>
          <table:table-cell table:formula="of:=([.D300]-[.E300])-([.D299]-[.E299])" office:value-type="float" office:value="0">
            <text:p>0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16250014">
            <text:p>0.16250014</text:p>
          </table:table-cell>
          <table:table-cell office:value-type="float" office:value="0.16471802">
            <text:p>0.16471802</text:p>
          </table:table-cell>
          <table:table-cell office:value-type="float" office:value="0">
            <text:p>0</text:p>
          </table:table-cell>
          <table:table-cell office:value-type="float" office:value="-0.026621051">
            <text:p>-0.026621051</text:p>
          </table:table-cell>
          <table:table-cell/>
          <table:table-cell table:formula="of:=([.D301]-[.E301])-([.D300]-[.E300])" office:value-type="float" office:value="0.053242102">
            <text:p>0.053242102</text:p>
          </table:table-cell>
        </table:table-row>
        <table:table-row table:style-name="ro2">
          <table:table-cell office:value-type="float" office:value="1505">
            <text:p>1505</text:p>
          </table:table-cell>
          <table:table-cell office:value-type="float" office:value="0.16000015">
            <text:p>0.16000015</text:p>
          </table:table-cell>
          <table:table-cell office:value-type="float" office:value="0.15739721">
            <text:p>0.1573972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2]-[.E302])-([.D301]-[.E301])" office:value-type="float" office:value="-0.026621051">
            <text:p>-0.026621051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15750015">
            <text:p>0.15750015</text:p>
          </table:table-cell>
          <table:table-cell office:value-type="float" office:value="0.15922742">
            <text:p>0.1592274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03]-[.E303])-([.D302]-[.E302])" office:value-type="float" office:value="0.013310547">
            <text:p>0.013310547</text:p>
          </table:table-cell>
        </table:table-row>
        <table:table-row table:style-name="ro2">
          <table:table-cell office:value-type="float" office:value="1515">
            <text:p>1515</text:p>
          </table:table-cell>
          <table:table-cell office:value-type="float" office:value="0.15500015">
            <text:p>0.15500015</text:p>
          </table:table-cell>
          <table:table-cell office:value-type="float" office:value="0.15922742">
            <text:p>0.1592274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04]-[.E304])-([.D303]-[.E303])" office:value-type="float" office:value="-0.026621094">
            <text:p>-0.026621094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15250015">
            <text:p>0.15250015</text:p>
          </table:table-cell>
          <table:table-cell office:value-type="float" office:value="0.14824621">
            <text:p>0.1482462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5]-[.E305])-([.D304]-[.E304])" office:value-type="float" office:value="0.013310547">
            <text:p>0.013310547</text:p>
          </table:table-cell>
        </table:table-row>
        <table:table-row table:style-name="ro2">
          <table:table-cell office:value-type="float" office:value="1525">
            <text:p>1525</text:p>
          </table:table-cell>
          <table:table-cell office:value-type="float" office:value="0.15000015">
            <text:p>0.15000015</text:p>
          </table:table-cell>
          <table:table-cell office:value-type="float" office:value="0.1445858">
            <text:p>0.144585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6]-[.E306])-([.D305]-[.E305])" office:value-type="float" office:value="0">
            <text:p>0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14750016">
            <text:p>0.14750016</text:p>
          </table:table-cell>
          <table:table-cell office:value-type="float" office:value="0.1445858">
            <text:p>0.144585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307]-[.E307])-([.D306]-[.E306])" office:value-type="float" office:value="-0.026621094">
            <text:p>-0.026621094</text:p>
          </table:table-cell>
        </table:table-row>
        <table:table-row table:style-name="ro2">
          <table:table-cell office:value-type="float" office:value="1535">
            <text:p>1535</text:p>
          </table:table-cell>
          <table:table-cell office:value-type="float" office:value="0.14500016">
            <text:p>0.14500016</text:p>
          </table:table-cell>
          <table:table-cell office:value-type="float" office:value="0.1390952">
            <text:p>0.139095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308]-[.E308])-([.D307]-[.E307])" office:value-type="float" office:value="0">
            <text:p>0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14250016">
            <text:p>0.14250016</text:p>
          </table:table-cell>
          <table:table-cell office:value-type="float" office:value="0.1390952">
            <text:p>0.139095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09]-[.E309])-([.D308]-[.E308])" office:value-type="float" office:value="0.026621094">
            <text:p>0.026621094</text:p>
          </table:table-cell>
        </table:table-row>
        <table:table-row table:style-name="ro2">
          <table:table-cell office:value-type="float" office:value="1545">
            <text:p>1545</text:p>
          </table:table-cell>
          <table:table-cell office:value-type="float" office:value="0.14000016">
            <text:p>0.14000016</text:p>
          </table:table-cell>
          <table:table-cell office:value-type="float" office:value="0.14275561">
            <text:p>0.1427556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310]-[.E310])-([.D309]-[.E309])" office:value-type="float" office:value="-0.026621094">
            <text:p>-0.026621094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13750017">
            <text:p>0.13750017</text:p>
          </table:table-cell>
          <table:table-cell office:value-type="float" office:value="0.1409254">
            <text:p>0.140925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1]-[.E311])-([.D310]-[.E310])" office:value-type="float" office:value="0.026621094">
            <text:p>0.026621094</text:p>
          </table:table-cell>
        </table:table-row>
        <table:table-row table:style-name="ro2">
          <table:table-cell office:value-type="float" office:value="1555">
            <text:p>1555</text:p>
          </table:table-cell>
          <table:table-cell office:value-type="float" office:value="0.13500017">
            <text:p>0.13500017</text:p>
          </table:table-cell>
          <table:table-cell office:value-type="float" office:value="0.1354348">
            <text:p>0.1354348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12]-[.E312])-([.D311]-[.E311])" office:value-type="float" office:value="-0.013310547">
            <text:p>-0.013310547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13250017">
            <text:p>0.13250017</text:p>
          </table:table-cell>
          <table:table-cell office:value-type="float" office:value="0.1299442">
            <text:p>0.129944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3]-[.E313])-([.D312]-[.E312])" office:value-type="float" office:value="0.013310547">
            <text:p>0.013310547</text:p>
          </table:table-cell>
        </table:table-row>
        <table:table-row table:style-name="ro2">
          <table:table-cell office:value-type="float" office:value="1565">
            <text:p>1565</text:p>
          </table:table-cell>
          <table:table-cell office:value-type="float" office:value="0.13000017">
            <text:p>0.13000017</text:p>
          </table:table-cell>
          <table:table-cell office:value-type="float" office:value="0.124453604">
            <text:p>0.12445360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14]-[.E314])-([.D313]-[.E313])" office:value-type="float" office:value="0.013310547">
            <text:p>0.013310547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12750018">
            <text:p>0.12750018</text:p>
          </table:table-cell>
          <table:table-cell office:value-type="float" office:value="0.1207932">
            <text:p>0.120793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/>
          <table:table-cell table:formula="of:=([.D315]-[.E315])-([.D314]-[.E314])" office:value-type="float" office:value="0.013310547">
            <text:p>0.013310547</text:p>
          </table:table-cell>
        </table:table-row>
        <table:table-row table:style-name="ro2">
          <table:table-cell office:value-type="float" office:value="1575">
            <text:p>1575</text:p>
          </table:table-cell>
          <table:table-cell office:value-type="float" office:value="0.12500018">
            <text:p>0.12500018</text:p>
          </table:table-cell>
          <table:table-cell office:value-type="float" office:value="0.124453604">
            <text:p>0.12445360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16]-[.E316])-([.D315]-[.E315])" office:value-type="float" office:value="-0.013310547">
            <text:p>-0.013310547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12250018">
            <text:p>0.12250018</text:p>
          </table:table-cell>
          <table:table-cell office:value-type="float" office:value="0.12262341">
            <text:p>0.1226234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17]-[.E317])-([.D316]-[.E316])" office:value-type="float" office:value="-0.013310547">
            <text:p>-0.013310547</text:p>
          </table:table-cell>
        </table:table-row>
        <table:table-row table:style-name="ro2">
          <table:table-cell office:value-type="float" office:value="1585">
            <text:p>1585</text:p>
          </table:table-cell>
          <table:table-cell office:value-type="float" office:value="0.12000018">
            <text:p>0.12000018</text:p>
          </table:table-cell>
          <table:table-cell office:value-type="float" office:value="0.12628381">
            <text:p>0.12628381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318]-[.E318])-([.D317]-[.E317])" office:value-type="float" office:value="-0.03993164">
            <text:p>-0.03993164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117500186">
            <text:p>0.117500186</text:p>
          </table:table-cell>
          <table:table-cell office:value-type="float" office:value="0.118963">
            <text:p>0.118963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319]-[.E319])-([.D318]-[.E318])" office:value-type="float" office:value="0">
            <text:p>0</text:p>
          </table:table-cell>
        </table:table-row>
        <table:table-row table:style-name="ro2">
          <table:table-cell office:value-type="float" office:value="1595">
            <text:p>1595</text:p>
          </table:table-cell>
          <table:table-cell office:value-type="float" office:value="0.11500019">
            <text:p>0.11500019</text:p>
          </table:table-cell>
          <table:table-cell office:value-type="float" office:value="0.1134724">
            <text:p>0.113472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320]-[.E320])-([.D319]-[.E319])" office:value-type="float" office:value="0.013310546">
            <text:p>0.013310546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11250019">
            <text:p>0.11250019</text:p>
          </table:table-cell>
          <table:table-cell office:value-type="float" office:value="0.1079818">
            <text:p>0.107981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321]-[.E321])-([.D320]-[.E320])" office:value-type="float" office:value="0">
            <text:p>0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0.11000019">
            <text:p>0.11000019</text:p>
          </table:table-cell>
          <table:table-cell office:value-type="float" office:value="0.1079818">
            <text:p>0.107981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22]-[.E322])-([.D321]-[.E321])" office:value-type="float" office:value="0.039931641">
            <text:p>0.039931641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107500196">
            <text:p>0.107500196</text:p>
          </table:table-cell>
          <table:table-cell office:value-type="float" office:value="0.100661">
            <text:p>0.10066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23]-[.E323])-([.D322]-[.E322])" office:value-type="float" office:value="0">
            <text:p>0</text:p>
          </table:table-cell>
        </table:table-row>
        <table:table-row table:style-name="ro2">
          <table:table-cell office:value-type="float" office:value="1615">
            <text:p>1615</text:p>
          </table:table-cell>
          <table:table-cell office:value-type="float" office:value="0.1050002">
            <text:p>0.1050002</text:p>
          </table:table-cell>
          <table:table-cell office:value-type="float" office:value="0.098830804">
            <text:p>0.09883080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24]-[.E324])-([.D323]-[.E323])" office:value-type="float" office:value="-0.026621094">
            <text:p>-0.026621094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1025002">
            <text:p>0.1025002</text:p>
          </table:table-cell>
          <table:table-cell office:value-type="float" office:value="0.104321405">
            <text:p>0.104321405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25]-[.E325])-([.D324]-[.E324])" office:value-type="float" office:value="0">
            <text:p>0</text:p>
          </table:table-cell>
        </table:table-row>
        <table:table-row table:style-name="ro2">
          <table:table-cell office:value-type="float" office:value="1625">
            <text:p>1625</text:p>
          </table:table-cell>
          <table:table-cell office:value-type="float" office:value="0.1000002">
            <text:p>0.1000002</text:p>
          </table:table-cell>
          <table:table-cell office:value-type="float" office:value="0.1024912">
            <text:p>0.102491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26]-[.E326])-([.D325]-[.E325])" office:value-type="float" office:value="0.026621094">
            <text:p>0.026621094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097500205">
            <text:p>0.097500205</text:p>
          </table:table-cell>
          <table:table-cell office:value-type="float" office:value="0.098830804">
            <text:p>0.09883080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27]-[.E327])-([.D326]-[.E326])" office:value-type="float" office:value="-0.026621094">
            <text:p>-0.026621094</text:p>
          </table:table-cell>
        </table:table-row>
        <table:table-row table:style-name="ro2">
          <table:table-cell office:value-type="float" office:value="1635">
            <text:p>1635</text:p>
          </table:table-cell>
          <table:table-cell office:value-type="float" office:value="0.09500021">
            <text:p>0.09500021</text:p>
          </table:table-cell>
          <table:table-cell office:value-type="float" office:value="0.0933402">
            <text:p>0.09334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28]-[.E328])-([.D327]-[.E327])" office:value-type="float" office:value="0.026621094">
            <text:p>0.026621094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09250021">
            <text:p>0.09250021</text:p>
          </table:table-cell>
          <table:table-cell office:value-type="float" office:value="0.0951704">
            <text:p>0.095170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29]-[.E329])-([.D328]-[.E328])" office:value-type="float" office:value="0">
            <text:p>0</text:p>
          </table:table-cell>
        </table:table-row>
        <table:table-row table:style-name="ro2">
          <table:table-cell office:value-type="float" office:value="1645">
            <text:p>1645</text:p>
          </table:table-cell>
          <table:table-cell office:value-type="float" office:value="0.09000021">
            <text:p>0.09000021</text:p>
          </table:table-cell>
          <table:table-cell office:value-type="float" office:value="0.09151">
            <text:p>0.0915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30]-[.E330])-([.D329]-[.E329])" office:value-type="float" office:value="0">
            <text:p>0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087500215">
            <text:p>0.087500215</text:p>
          </table:table-cell>
          <table:table-cell office:value-type="float" office:value="0.08418921">
            <text:p>0.0841892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31]-[.E331])-([.D330]-[.E330])" office:value-type="float" office:value="0">
            <text:p>0</text:p>
          </table:table-cell>
        </table:table-row>
        <table:table-row table:style-name="ro2">
          <table:table-cell office:value-type="float" office:value="1655">
            <text:p>1655</text:p>
          </table:table-cell>
          <table:table-cell office:value-type="float" office:value="0.08500022">
            <text:p>0.08500022</text:p>
          </table:table-cell>
          <table:table-cell office:value-type="float" office:value="0.08418921">
            <text:p>0.08418921</text:p>
          </table:table-cell>
          <table:table-cell office:value-type="float" office:value="0">
            <text:p>0</text:p>
          </table:table-cell>
          <table:table-cell office:value-type="float" office:value="0.013310526">
            <text:p>0.013310526</text:p>
          </table:table-cell>
          <table:table-cell/>
          <table:table-cell table:formula="of:=([.D332]-[.E332])-([.D331]-[.E331])" office:value-type="float" office:value="-0.026621073">
            <text:p>-0.026621073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08250022">
            <text:p>0.08250022</text:p>
          </table:table-cell>
          <table:table-cell office:value-type="float" office:value="0.0860194">
            <text:p>0.0860194</text:p>
          </table:table-cell>
          <table:table-cell office:value-type="float" office:value="0">
            <text:p>0</text:p>
          </table:table-cell>
          <table:table-cell office:value-type="float" office:value="0.013310526">
            <text:p>0.013310526</text:p>
          </table:table-cell>
          <table:table-cell/>
          <table:table-cell table:formula="of:=([.D333]-[.E333])-([.D332]-[.E332])" office:value-type="float" office:value="0">
            <text:p>0</text:p>
          </table:table-cell>
        </table:table-row>
        <table:table-row table:style-name="ro2">
          <table:table-cell office:value-type="float" office:value="1665">
            <text:p>1665</text:p>
          </table:table-cell>
          <table:table-cell office:value-type="float" office:value="0.08000022">
            <text:p>0.08000022</text:p>
          </table:table-cell>
          <table:table-cell office:value-type="float" office:value="0.08235901">
            <text:p>0.08235901</text:p>
          </table:table-cell>
          <table:table-cell office:value-type="float" office:value="0">
            <text:p>0</text:p>
          </table:table-cell>
          <table:table-cell office:value-type="float" office:value="0.026621073">
            <text:p>0.026621073</text:p>
          </table:table-cell>
          <table:table-cell/>
          <table:table-cell table:formula="of:=([.D334]-[.E334])-([.D333]-[.E333])" office:value-type="float" office:value="-0.013310547">
            <text:p>-0.013310547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077500224">
            <text:p>0.077500224</text:p>
          </table:table-cell>
          <table:table-cell office:value-type="float" office:value="0.078698605">
            <text:p>0.078698605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335]-[.E335])-([.D334]-[.E334])" office:value-type="float" office:value="-0.0000000209999999993549">
            <text:p>-0.000000021</text:p>
          </table:table-cell>
        </table:table-row>
        <table:table-row table:style-name="ro2">
          <table:table-cell office:value-type="float" office:value="1675">
            <text:p>1675</text:p>
          </table:table-cell>
          <table:table-cell office:value-type="float" office:value="0.07500023">
            <text:p>0.07500023</text:p>
          </table:table-cell>
          <table:table-cell office:value-type="float" office:value="0.0750382">
            <text:p>0.075038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36]-[.E336])-([.D335]-[.E335])" office:value-type="float" office:value="0.013310547">
            <text:p>0.013310547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07250023">
            <text:p>0.07250023</text:p>
          </table:table-cell>
          <table:table-cell office:value-type="float" office:value="0.07686841">
            <text:p>0.0768684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37]-[.E337])-([.D336]-[.E336])" office:value-type="float" office:value="0">
            <text:p>0</text:p>
          </table:table-cell>
        </table:table-row>
        <table:table-row table:style-name="ro2">
          <table:table-cell office:value-type="float" office:value="1685">
            <text:p>1685</text:p>
          </table:table-cell>
          <table:table-cell office:value-type="float" office:value="0.07000023">
            <text:p>0.07000023</text:p>
          </table:table-cell>
          <table:table-cell office:value-type="float" office:value="0.0695476">
            <text:p>0.069547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38]-[.E338])-([.D337]-[.E337])" office:value-type="float" office:value="0">
            <text:p>0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06750023">
            <text:p>0.06750023</text:p>
          </table:table-cell>
          <table:table-cell office:value-type="float" office:value="0.0695476">
            <text:p>0.069547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39]-[.E339])-([.D338]-[.E338])" office:value-type="float" office:value="0">
            <text:p>0</text:p>
          </table:table-cell>
        </table:table-row>
        <table:table-row table:style-name="ro2">
          <table:table-cell office:value-type="float" office:value="1695">
            <text:p>1695</text:p>
          </table:table-cell>
          <table:table-cell office:value-type="float" office:value="0.065000236">
            <text:p>0.065000236</text:p>
          </table:table-cell>
          <table:table-cell office:value-type="float" office:value="0.0677174">
            <text:p>0.067717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40]-[.E340])-([.D339]-[.E339])" office:value-type="float" office:value="0.013310547">
            <text:p>0.013310547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06250024">
            <text:p>0.06250024</text:p>
          </table:table-cell>
          <table:table-cell office:value-type="float" office:value="0.0603966">
            <text:p>0.060396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41]-[.E341])-([.D340]-[.E340])" office:value-type="float" office:value="0">
            <text:p>0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float" office:value="0.060000237">
            <text:p>0.060000237</text:p>
          </table:table-cell>
          <table:table-cell office:value-type="float" office:value="0.054906003">
            <text:p>0.0549060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42]-[.E342])-([.D341]-[.E341])" office:value-type="float" office:value="0">
            <text:p>0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057500236">
            <text:p>0.057500236</text:p>
          </table:table-cell>
          <table:table-cell office:value-type="float" office:value="0.054906003">
            <text:p>0.05490600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43]-[.E343])-([.D342]-[.E342])" office:value-type="float" office:value="-0.013310547">
            <text:p>-0.013310547</text:p>
          </table:table-cell>
        </table:table-row>
        <table:table-row table:style-name="ro2">
          <table:table-cell office:value-type="float" office:value="1715">
            <text:p>1715</text:p>
          </table:table-cell>
          <table:table-cell office:value-type="float" office:value="0.055000234">
            <text:p>0.055000234</text:p>
          </table:table-cell>
          <table:table-cell office:value-type="float" office:value="0.0512456">
            <text:p>0.051245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44]-[.E344])-([.D343]-[.E343])" office:value-type="float" office:value="0">
            <text:p>0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052500233">
            <text:p>0.052500233</text:p>
          </table:table-cell>
          <table:table-cell office:value-type="float" office:value="0.049415402">
            <text:p>0.0494154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45]-[.E345])-([.D344]-[.E344])" office:value-type="float" office:value="0.013310547">
            <text:p>0.013310547</text:p>
          </table:table-cell>
        </table:table-row>
        <table:table-row table:style-name="ro2">
          <table:table-cell office:value-type="float" office:value="1725">
            <text:p>1725</text:p>
          </table:table-cell>
          <table:table-cell office:value-type="float" office:value="0.05000023">
            <text:p>0.05000023</text:p>
          </table:table-cell>
          <table:table-cell office:value-type="float" office:value="0.0439248">
            <text:p>0.0439248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46]-[.E346])-([.D345]-[.E345])" office:value-type="float" office:value="0">
            <text:p>0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04750023">
            <text:p>0.04750023</text:p>
          </table:table-cell>
          <table:table-cell office:value-type="float" office:value="0.0475852">
            <text:p>0.047585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347]-[.E347])-([.D346]-[.E346])" office:value-type="float" office:value="-0.026621094">
            <text:p>-0.026621094</text:p>
          </table:table-cell>
        </table:table-row>
        <table:table-row table:style-name="ro2">
          <table:table-cell office:value-type="float" office:value="1735">
            <text:p>1735</text:p>
          </table:table-cell>
          <table:table-cell office:value-type="float" office:value="0.04500023">
            <text:p>0.04500023</text:p>
          </table:table-cell>
          <table:table-cell office:value-type="float" office:value="0.0402644">
            <text:p>0.040264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48]-[.E348])-([.D347]-[.E347])" office:value-type="float" office:value="0.026621094">
            <text:p>0.026621094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042500228">
            <text:p>0.042500228</text:p>
          </table:table-cell>
          <table:table-cell office:value-type="float" office:value="0.0420946">
            <text:p>0.042094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49]-[.E349])-([.D348]-[.E348])" office:value-type="float" office:value="-0.013310547">
            <text:p>-0.013310547</text:p>
          </table:table-cell>
        </table:table-row>
        <table:table-row table:style-name="ro2">
          <table:table-cell office:value-type="float" office:value="1745">
            <text:p>1745</text:p>
          </table:table-cell>
          <table:table-cell office:value-type="float" office:value="0.040000226">
            <text:p>0.040000226</text:p>
          </table:table-cell>
          <table:table-cell office:value-type="float" office:value="0.0402644">
            <text:p>0.0402644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50]-[.E350])-([.D349]-[.E349])" office:value-type="float" office:value="0.013310547">
            <text:p>0.013310547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037500225">
            <text:p>0.037500225</text:p>
          </table:table-cell>
          <table:table-cell office:value-type="float" office:value="0.038434204">
            <text:p>0.038434204</text:p>
          </table:table-cell>
          <table:table-cell office:value-type="float" office:value="0">
            <text:p>0</text:p>
          </table:table-cell>
          <table:table-cell office:value-type="float" office:value="0.013310537">
            <text:p>0.013310537</text:p>
          </table:table-cell>
          <table:table-cell/>
          <table:table-cell table:formula="of:=([.D351]-[.E351])-([.D350]-[.E350])" office:value-type="float" office:value="-0.013310537">
            <text:p>-0.013310537</text:p>
          </table:table-cell>
        </table:table-row>
        <table:table-row table:style-name="ro2">
          <table:table-cell office:value-type="float" office:value="1755">
            <text:p>1755</text:p>
          </table:table-cell>
          <table:table-cell office:value-type="float" office:value="0.035000224">
            <text:p>0.035000224</text:p>
          </table:table-cell>
          <table:table-cell office:value-type="float" office:value="0.0347738">
            <text:p>0.0347738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52]-[.E352])-([.D351]-[.E351])" office:value-type="float" office:value="-0.00000000999999999994061">
            <text:p>-0.00000001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032500222">
            <text:p>0.032500222</text:p>
          </table:table-cell>
          <table:table-cell office:value-type="float" office:value="0.032943603">
            <text:p>0.03294360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53]-[.E353])-([.D352]-[.E352])" office:value-type="float" office:value="0">
            <text:p>0</text:p>
          </table:table-cell>
        </table:table-row>
        <table:table-row table:style-name="ro2">
          <table:table-cell office:value-type="float" office:value="1765">
            <text:p>1765</text:p>
          </table:table-cell>
          <table:table-cell office:value-type="float" office:value="0.030000223">
            <text:p>0.030000223</text:p>
          </table:table-cell>
          <table:table-cell office:value-type="float" office:value="0.031113401">
            <text:p>0.03111340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54]-[.E354])-([.D353]-[.E353])" office:value-type="float" office:value="0">
            <text:p>0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027500223">
            <text:p>0.027500223</text:p>
          </table:table-cell>
          <table:table-cell office:value-type="float" office:value="0.031113401">
            <text:p>0.03111340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55]-[.E355])-([.D354]-[.E354])" office:value-type="float" office:value="0">
            <text:p>0</text:p>
          </table:table-cell>
        </table:table-row>
        <table:table-row table:style-name="ro2">
          <table:table-cell office:value-type="float" office:value="1775">
            <text:p>1775</text:p>
          </table:table-cell>
          <table:table-cell office:value-type="float" office:value="0.025000224">
            <text:p>0.025000224</text:p>
          </table:table-cell>
          <table:table-cell office:value-type="float" office:value="0.027453002">
            <text:p>0.02745300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56]-[.E356])-([.D355]-[.E355])" office:value-type="float" office:value="0">
            <text:p>0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022500224">
            <text:p>0.022500224</text:p>
          </table:table-cell>
          <table:table-cell office:value-type="float" office:value="0.0237926">
            <text:p>0.023792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57]-[.E357])-([.D356]-[.E356])" office:value-type="float" office:value="0.013310547">
            <text:p>0.013310547</text:p>
          </table:table-cell>
        </table:table-row>
        <table:table-row table:style-name="ro2">
          <table:table-cell office:value-type="float" office:value="1785">
            <text:p>1785</text:p>
          </table:table-cell>
          <table:table-cell office:value-type="float" office:value="0.020000225">
            <text:p>0.020000225</text:p>
          </table:table-cell>
          <table:table-cell office:value-type="float" office:value="0.0219624">
            <text:p>0.021962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58]-[.E358])-([.D357]-[.E357])" office:value-type="float" office:value="0.013310547">
            <text:p>0.013310547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017500225">
            <text:p>0.017500225</text:p>
          </table:table-cell>
          <table:table-cell office:value-type="float" office:value="0.020132199">
            <text:p>0.020132199</text:p>
          </table:table-cell>
          <table:table-cell office:value-type="float" office:value="0">
            <text:p>0</text:p>
          </table:table-cell>
          <table:table-cell office:value-type="float" office:value="-0.013310541">
            <text:p>-0.013310541</text:p>
          </table:table-cell>
          <table:table-cell/>
          <table:table-cell table:formula="of:=([.D359]-[.E359])-([.D358]-[.E358])" office:value-type="float" office:value="-0.00000000600000000031131">
            <text:p>-0.000000006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0.015000226">
            <text:p>0.015000226</text:p>
          </table:table-cell>
          <table:table-cell office:value-type="float" office:value="0.016471801">
            <text:p>0.016471801</text:p>
          </table:table-cell>
          <table:table-cell office:value-type="float" office:value="0">
            <text:p>0</text:p>
          </table:table-cell>
          <table:table-cell office:value-type="float" office:value="0.013310541">
            <text:p>0.013310541</text:p>
          </table:table-cell>
          <table:table-cell/>
          <table:table-cell table:formula="of:=([.D360]-[.E360])-([.D359]-[.E359])" office:value-type="float" office:value="-0.026621082">
            <text:p>-0.026621082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0125002265">
            <text:p>0.0125002265</text:p>
          </table:table-cell>
          <table:table-cell office:value-type="float" office:value="0.014641601">
            <text:p>0.01464160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61]-[.E361])-([.D360]-[.E360])" office:value-type="float" office:value="-0.00000000600000000031131">
            <text:p>-0.000000006</text:p>
          </table:table-cell>
        </table:table-row>
        <table:table-row table:style-name="ro2">
          <table:table-cell office:value-type="float" office:value="1805">
            <text:p>1805</text:p>
          </table:table-cell>
          <table:table-cell office:value-type="float" office:value="0.010000227">
            <text:p>0.010000227</text:p>
          </table:table-cell>
          <table:table-cell office:value-type="float" office:value="0.0109812">
            <text:p>0.010981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62]-[.E362])-([.D361]-[.E361])" office:value-type="float" office:value="0.013310547">
            <text:p>0.013310547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007500227">
            <text:p>0.007500227</text:p>
          </table:table-cell>
          <table:table-cell office:value-type="float" office:value="0.0073208003">
            <text:p>0.00732080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63]-[.E363])-([.D362]-[.E362])" office:value-type="float" office:value="0">
            <text:p>0</text:p>
          </table:table-cell>
        </table:table-row>
        <table:table-row table:style-name="ro2">
          <table:table-cell office:value-type="float" office:value="1815">
            <text:p>1815</text:p>
          </table:table-cell>
          <table:table-cell office:value-type="float" office:value="0.005000227">
            <text:p>0.005000227</text:p>
          </table:table-cell>
          <table:table-cell office:value-type="float" office:value="0.0054906">
            <text:p>0.0054906</text:p>
          </table:table-cell>
          <table:table-cell office:value-type="float" office:value="0">
            <text:p>0</text:p>
          </table:table-cell>
          <table:table-cell office:value-type="float" office:value="0.013310544">
            <text:p>0.013310544</text:p>
          </table:table-cell>
          <table:table-cell/>
          <table:table-cell table:formula="of:=([.D364]-[.E364])-([.D363]-[.E363])" office:value-type="float" office:value="-0.013310544">
            <text:p>-0.013310544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0025002272">
            <text:p>0.0025002272</text:p>
          </table:table-cell>
          <table:table-cell office:value-type="float" office:value="0.0054906">
            <text:p>0.0054906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65]-[.E365])-([.D364]-[.E364])" office:value-type="float" office:value="0.013310544">
            <text:p>0.013310544</text:p>
          </table:table-cell>
        </table:table-row>
        <table:table-row table:style-name="ro2">
          <table:table-cell office:value-type="float" office:value="1825">
            <text:p>1825</text:p>
          </table:table-cell>
          <table:table-cell office:value-type="float" office:value="0.00000022724271">
            <text:p>2.2724271E-007</text:p>
          </table:table-cell>
          <table:table-cell office:value-type="float" office:value="0.0018302001">
            <text:p>0.001830200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66]-[.E366])-([.D365]-[.E365])" office:value-type="float" office:value="0">
            <text:p>0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-0.0024997727">
            <text:p>-0.0024997727</text:p>
          </table:table-cell>
          <table:table-cell table:number-columns-repeated="2" office:value-type="float" office:value="0">
            <text:p>0</text:p>
          </table:table-cell>
          <table:table-cell office:value-type="float" office:value="0.013310545">
            <text:p>0.013310545</text:p>
          </table:table-cell>
          <table:table-cell/>
          <table:table-cell table:formula="of:=([.D367]-[.E367])-([.D366]-[.E366])" office:value-type="float" office:value="-0.013310545">
            <text:p>-0.013310545</text:p>
          </table:table-cell>
        </table:table-row>
        <table:table-row table:style-name="ro2">
          <table:table-cell office:value-type="float" office:value="1835">
            <text:p>1835</text:p>
          </table:table-cell>
          <table:table-cell office:value-type="float" office:value="-0.0049997726">
            <text:p>-0.0049997726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368]-[.E368])-([.D367]-[.E367])" office:value-type="float" office:value="0.013310545">
            <text:p>0.013310545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-0.0074997726">
            <text:p>-0.007499772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13310545">
            <text:p>-0.013310545</text:p>
          </table:table-cell>
          <table:table-cell/>
          <table:table-cell table:formula="of:=([.D369]-[.E369])-([.D368]-[.E368])" office:value-type="float" office:value="0.013310545">
            <text:p>0.013310545</text:p>
          </table:table-cell>
        </table:table-row>
        <table:table-row table:style-name="ro2">
          <table:table-cell office:value-type="float" office:value="1845">
            <text:p>1845</text:p>
          </table:table-cell>
          <table:table-cell office:value-type="float" office:value="-0.0099997725">
            <text:p>-0.009999772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370]-[.E370])-([.D369]-[.E369])" office:value-type="float" office:value="-0.013310545">
            <text:p>-0.013310545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-0.012499772">
            <text:p>-0.012499772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371]-[.E371])-([.D370]-[.E370])" office:value-type="float" office:value="0">
            <text:p>0</text:p>
          </table:table-cell>
        </table:table-row>
        <table:table-row table:style-name="ro2">
          <table:table-cell office:value-type="float" office:value="1855">
            <text:p>1855</text:p>
          </table:table-cell>
          <table:table-cell office:value-type="float" office:value="-0.0149997715">
            <text:p>-0.014999771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372]-[.E372])-([.D371]-[.E371])" office:value-type="float" office:value="0">
            <text:p>0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-0.017499771">
            <text:p>-0.017499771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373]-[.E373])-([.D372]-[.E372])" office:value-type="float" office:value="0">
            <text:p>0</text:p>
          </table:table-cell>
        </table:table-row>
        <table:table-row table:style-name="ro2">
          <table:table-cell office:value-type="float" office:value="1865">
            <text:p>1865</text:p>
          </table:table-cell>
          <table:table-cell office:value-type="float" office:value="-0.01999977">
            <text:p>-0.01999977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([.D374]-[.E374])-([.D373]-[.E373])" office:value-type="float" office:value="0">
            <text:p>0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-0.02249977">
            <text:p>-0.02249977</text:p>
          </table:table-cell>
          <table:table-cell office:value-type="float" office:value="-0.0036604002">
            <text:p>-0.00366040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75]-[.E375])-([.D374]-[.E374])" office:value-type="float" office:value="0">
            <text:p>0</text:p>
          </table:table-cell>
        </table:table-row>
        <table:table-row table:style-name="ro2">
          <table:table-cell office:value-type="float" office:value="1875">
            <text:p>1875</text:p>
          </table:table-cell>
          <table:table-cell office:value-type="float" office:value="-0.02499977">
            <text:p>-0.02499977</text:p>
          </table:table-cell>
          <table:table-cell office:value-type="float" office:value="-0.0036604002">
            <text:p>-0.0036604002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76]-[.E376])-([.D375]-[.E375])" office:value-type="float" office:value="0">
            <text:p>0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-0.027499769">
            <text:p>-0.027499769</text:p>
          </table:table-cell>
          <table:table-cell office:value-type="float" office:value="-0.0073208003">
            <text:p>-0.0073208003</text:p>
          </table:table-cell>
          <table:table-cell office:value-type="float" office:value="0">
            <text:p>0</text:p>
          </table:table-cell>
          <table:table-cell office:value-type="float" office:value="0.013310545">
            <text:p>0.013310545</text:p>
          </table:table-cell>
          <table:table-cell/>
          <table:table-cell table:formula="of:=([.D377]-[.E377])-([.D376]-[.E376])" office:value-type="float" office:value="-0.013310545">
            <text:p>-0.013310545</text:p>
          </table:table-cell>
        </table:table-row>
        <table:table-row table:style-name="ro2">
          <table:table-cell office:value-type="float" office:value="1885">
            <text:p>1885</text:p>
          </table:table-cell>
          <table:table-cell office:value-type="float" office:value="-0.029999768">
            <text:p>-0.029999768</text:p>
          </table:table-cell>
          <table:table-cell office:value-type="float" office:value="-0.0128114">
            <text:p>-0.0128114</text:p>
          </table:table-cell>
          <table:table-cell office:value-type="float" office:value="0">
            <text:p>0</text:p>
          </table:table-cell>
          <table:table-cell office:value-type="float" office:value="0.02662109">
            <text:p>0.02662109</text:p>
          </table:table-cell>
          <table:table-cell/>
          <table:table-cell table:formula="of:=([.D378]-[.E378])-([.D377]-[.E377])" office:value-type="float" office:value="-0.013310545">
            <text:p>-0.013310545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-0.032499768">
            <text:p>-0.032499768</text:p>
          </table:table-cell>
          <table:table-cell office:value-type="float" office:value="-0.014641601">
            <text:p>-0.014641601</text:p>
          </table:table-cell>
          <table:table-cell office:value-type="float" office:value="0">
            <text:p>0</text:p>
          </table:table-cell>
          <table:table-cell office:value-type="float" office:value="0.013310544">
            <text:p>0.013310544</text:p>
          </table:table-cell>
          <table:table-cell/>
          <table:table-cell table:formula="of:=([.D379]-[.E379])-([.D378]-[.E378])" office:value-type="float" office:value="0.013310546">
            <text:p>0.013310546</text:p>
          </table:table-cell>
        </table:table-row>
        <table:table-row table:style-name="ro2">
          <table:table-cell office:value-type="float" office:value="1895">
            <text:p>1895</text:p>
          </table:table-cell>
          <table:table-cell office:value-type="float" office:value="-0.03499977">
            <text:p>-0.03499977</text:p>
          </table:table-cell>
          <table:table-cell office:value-type="float" office:value="-0.016471801">
            <text:p>-0.016471801</text:p>
          </table:table-cell>
          <table:table-cell office:value-type="float" office:value="0">
            <text:p>0</text:p>
          </table:table-cell>
          <table:table-cell office:value-type="float" office:value="0.013310544">
            <text:p>0.013310544</text:p>
          </table:table-cell>
          <table:table-cell/>
          <table:table-cell table:formula="of:=([.D380]-[.E380])-([.D379]-[.E379])" office:value-type="float" office:value="0">
            <text:p>0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-0.03749977">
            <text:p>-0.03749977</text:p>
          </table:table-cell>
          <table:table-cell office:value-type="float" office:value="-0.0219624">
            <text:p>-0.021962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/>
          <table:table-cell table:formula="of:=([.D381]-[.E381])-([.D380]-[.E380])" office:value-type="float" office:value="0.026621091">
            <text:p>0.026621091</text:p>
          </table:table-cell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-0.039999772">
            <text:p>-0.039999772</text:p>
          </table:table-cell>
          <table:table-cell office:value-type="float" office:value="-0.020132199">
            <text:p>-0.020132199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/>
          <table:table-cell table:formula="of:=([.D382]-[.E382])-([.D381]-[.E381])" office:value-type="float" office:value="0.053242183">
            <text:p>0.053242183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-0.042499773">
            <text:p>-0.042499773</text:p>
          </table:table-cell>
          <table:table-cell office:value-type="float" office:value="-0.0256228">
            <text:p>-0.0256228</text:p>
          </table:table-cell>
          <table:table-cell office:value-type="float" office:value="0">
            <text:p>0</text:p>
          </table:table-cell>
          <table:table-cell office:value-type="float" office:value="-0.053242177">
            <text:p>-0.053242177</text:p>
          </table:table-cell>
          <table:table-cell/>
          <table:table-cell table:formula="of:=([.D383]-[.E383])-([.D382]-[.E382])" office:value-type="float" office:value="-0.013310553">
            <text:p>-0.013310553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-0.044999775">
            <text:p>-0.044999775</text:p>
          </table:table-cell>
          <table:table-cell office:value-type="float" office:value="-0.029283201">
            <text:p>-0.02928320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84]-[.E384])-([.D383]-[.E383])" office:value-type="float" office:value="-0.053242177">
            <text:p>-0.053242177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-0.047499776">
            <text:p>-0.047499776</text:p>
          </table:table-cell>
          <table:table-cell office:value-type="float" office:value="-0.0347738">
            <text:p>-0.0347738</text:p>
          </table:table-cell>
          <table:table-cell office:value-type="float" office:value="0">
            <text:p>0</text:p>
          </table:table-cell>
          <table:table-cell office:value-type="float" office:value="0.026621083">
            <text:p>0.026621083</text:p>
          </table:table-cell>
          <table:table-cell/>
          <table:table-cell table:formula="of:=([.D385]-[.E385])-([.D384]-[.E384])" office:value-type="float" office:value="-0.026621083">
            <text:p>-0.026621083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-0.049999777">
            <text:p>-0.049999777</text:p>
          </table:table-cell>
          <table:table-cell office:value-type="float" office:value="-0.0347738">
            <text:p>-0.0347738</text:p>
          </table:table-cell>
          <table:table-cell office:value-type="float" office:value="0">
            <text:p>0</text:p>
          </table:table-cell>
          <table:table-cell office:value-type="float" office:value="0.013310537">
            <text:p>0.013310537</text:p>
          </table:table-cell>
          <table:table-cell/>
          <table:table-cell table:formula="of:=([.D386]-[.E386])-([.D385]-[.E385])" office:value-type="float" office:value="0.013310546">
            <text:p>0.013310546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-0.05249978">
            <text:p>-0.05249978</text:p>
          </table:table-cell>
          <table:table-cell office:value-type="float" office:value="-0.0420946">
            <text:p>-0.0420946</text:p>
          </table:table-cell>
          <table:table-cell office:value-type="float" office:value="0">
            <text:p>0</text:p>
          </table:table-cell>
          <table:table-cell office:value-type="float" office:value="0.03993163">
            <text:p>0.03993163</text:p>
          </table:table-cell>
          <table:table-cell/>
          <table:table-cell table:formula="of:=([.D387]-[.E387])-([.D386]-[.E386])" office:value-type="float" office:value="-0.026621093">
            <text:p>-0.026621093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-0.05499978">
            <text:p>-0.05499978</text:p>
          </table:table-cell>
          <table:table-cell office:value-type="float" office:value="-0.040264398">
            <text:p>-0.040264398</text:p>
          </table:table-cell>
          <table:table-cell office:value-type="float" office:value="0">
            <text:p>0</text:p>
          </table:table-cell>
          <table:table-cell office:value-type="float" office:value="0.03993163">
            <text:p>0.03993163</text:p>
          </table:table-cell>
          <table:table-cell/>
          <table:table-cell table:formula="of:=([.D388]-[.E388])-([.D387]-[.E387])" office:value-type="float" office:value="0">
            <text:p>0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-0.05749978">
            <text:p>-0.05749978</text:p>
          </table:table-cell>
          <table:table-cell office:value-type="float" office:value="-0.0439248">
            <text:p>-0.0439248</text:p>
          </table:table-cell>
          <table:table-cell office:value-type="float" office:value="0">
            <text:p>0</text:p>
          </table:table-cell>
          <table:table-cell office:value-type="float" office:value="0.026621083">
            <text:p>0.026621083</text:p>
          </table:table-cell>
          <table:table-cell/>
          <table:table-cell table:formula="of:=([.D389]-[.E389])-([.D388]-[.E388])" office:value-type="float" office:value="0.013310547">
            <text:p>0.013310547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-0.059999783">
            <text:p>-0.059999783</text:p>
          </table:table-cell>
          <table:table-cell office:value-type="float" office:value="-0.0420946">
            <text:p>-0.0420946</text:p>
          </table:table-cell>
          <table:table-cell office:value-type="float" office:value="0">
            <text:p>0</text:p>
          </table:table-cell>
          <table:table-cell office:value-type="float" office:value="-0.013310537">
            <text:p>-0.013310537</text:p>
          </table:table-cell>
          <table:table-cell/>
          <table:table-cell table:formula="of:=([.D390]-[.E390])-([.D389]-[.E389])" office:value-type="float" office:value="0.03993162">
            <text:p>0.03993162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-0.062499784">
            <text:p>-0.062499784</text:p>
          </table:table-cell>
          <table:table-cell office:value-type="float" office:value="-0.0475852">
            <text:p>-0.0475852</text:p>
          </table:table-cell>
          <table:table-cell office:value-type="float" office:value="0">
            <text:p>0</text:p>
          </table:table-cell>
          <table:table-cell office:value-type="float" office:value="0.013310537">
            <text:p>0.013310537</text:p>
          </table:table-cell>
          <table:table-cell/>
          <table:table-cell table:formula="of:=([.D391]-[.E391])-([.D390]-[.E390])" office:value-type="float" office:value="-0.026621074">
            <text:p>-0.026621074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-0.06499978">
            <text:p>-0.06499978</text:p>
          </table:table-cell>
          <table:table-cell office:value-type="float" office:value="-0.049415402">
            <text:p>-0.049415402</text:p>
          </table:table-cell>
          <table:table-cell office:value-type="float" office:value="0">
            <text:p>0</text:p>
          </table:table-cell>
          <table:table-cell office:value-type="float" office:value="-0.026621083">
            <text:p>-0.026621083</text:p>
          </table:table-cell>
          <table:table-cell/>
          <table:table-cell table:formula="of:=([.D392]-[.E392])-([.D391]-[.E391])" office:value-type="float" office:value="0.03993162">
            <text:p>0.03993162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-0.06749978">
            <text:p>-0.06749978</text:p>
          </table:table-cell>
          <table:table-cell office:value-type="float" office:value="-0.049415402">
            <text:p>-0.049415402</text:p>
          </table:table-cell>
          <table:table-cell office:value-type="float" office:value="0">
            <text:p>0</text:p>
          </table:table-cell>
          <table:table-cell office:value-type="float" office:value="-0.026621083">
            <text:p>-0.026621083</text:p>
          </table:table-cell>
          <table:table-cell/>
          <table:table-cell table:formula="of:=([.D393]-[.E393])-([.D392]-[.E392])" office:value-type="float" office:value="0">
            <text:p>0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-0.06999978">
            <text:p>-0.06999978</text:p>
          </table:table-cell>
          <table:table-cell office:value-type="float" office:value="-0.0567362">
            <text:p>-0.0567362</text:p>
          </table:table-cell>
          <table:table-cell office:value-type="float" office:value="0">
            <text:p>0</text:p>
          </table:table-cell>
          <table:table-cell office:value-type="float" office:value="-0.03993163">
            <text:p>-0.03993163</text:p>
          </table:table-cell>
          <table:table-cell/>
          <table:table-cell table:formula="of:=([.D394]-[.E394])-([.D393]-[.E393])" office:value-type="float" office:value="0.013310547">
            <text:p>0.013310547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-0.072499774">
            <text:p>-0.072499774</text:p>
          </table:table-cell>
          <table:table-cell office:value-type="float" office:value="-0.058566403">
            <text:p>-0.058566403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([.D395]-[.E395])-([.D394]-[.E394])" office:value-type="float" office:value="-0.03993163">
            <text:p>-0.03993163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-0.07499977">
            <text:p>-0.07499977</text:p>
          </table:table-cell>
          <table:table-cell office:value-type="float" office:value="-0.0603966">
            <text:p>-0.060396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96]-[.E396])-([.D395]-[.E395])" office:value-type="float" office:value="-0.013310547">
            <text:p>-0.013310547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-0.07749977">
            <text:p>-0.07749977</text:p>
          </table:table-cell>
          <table:table-cell office:value-type="float" office:value="-0.065887205">
            <text:p>-0.065887205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397]-[.E397])-([.D396]-[.E396])" office:value-type="float" office:value="-0.013310547">
            <text:p>-0.013310547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-0.07999977">
            <text:p>-0.07999977</text:p>
          </table:table-cell>
          <table:table-cell office:value-type="float" office:value="-0.065887205">
            <text:p>-0.065887205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/>
          <table:table-cell table:formula="of:=([.D398]-[.E398])-([.D397]-[.E397])" office:value-type="float" office:value="0.013310547">
            <text:p>0.013310547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-0.082499765">
            <text:p>-0.082499765</text:p>
          </table:table-cell>
          <table:table-cell office:value-type="float" office:value="-0.0695476">
            <text:p>-0.0695476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/>
          <table:table-cell table:formula="of:=([.D399]-[.E399])-([.D398]-[.E398])" office:value-type="float" office:value="-0.026621093">
            <text:p>-0.026621093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-0.08499976">
            <text:p>-0.08499976</text:p>
          </table:table-cell>
          <table:table-cell office:value-type="float" office:value="-0.0695476">
            <text:p>-0.0695476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400]-[.E400])-([.D399]-[.E399])" office:value-type="float" office:value="0.013310546">
            <text:p>0.013310546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-0.08749976">
            <text:p>-0.08749976</text:p>
          </table:table-cell>
          <table:table-cell office:value-type="float" office:value="-0.0695476">
            <text:p>-0.0695476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/>
          <table:table-cell table:formula="of:=([.D401]-[.E401])-([.D400]-[.E400])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-0.08999976">
            <text:p>-0.08999976</text:p>
          </table:table-cell>
          <table:table-cell office:value-type="float" office:value="-0.073208004">
            <text:p>-0.07320800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-0.092499755">
            <text:p>-0.092499755</text:p>
          </table:table-cell>
          <table:table-cell office:value-type="float" office:value="-0.07137781">
            <text:p>-0.071377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-0.09499975">
            <text:p>-0.09499975</text:p>
          </table:table-cell>
          <table:table-cell office:value-type="float" office:value="-0.073208004">
            <text:p>-0.07320800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-0.09749975">
            <text:p>-0.09749975</text:p>
          </table:table-cell>
          <table:table-cell office:value-type="float" office:value="-0.07686841">
            <text:p>-0.0768684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025">
            <text:p>2025</text:p>
          </table:table-cell>
          <table:table-cell office:value-type="float" office:value="-0.09999975">
            <text:p>-0.09999975</text:p>
          </table:table-cell>
          <table:table-cell office:value-type="float" office:value="-0.082359">
            <text:p>-0.082359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-0.102499746">
            <text:p>-0.102499746</text:p>
          </table:table-cell>
          <table:table-cell office:value-type="float" office:value="-0.0951704">
            <text:p>-0.095170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035">
            <text:p>2035</text:p>
          </table:table-cell>
          <table:table-cell office:value-type="float" office:value="-0.10499974">
            <text:p>-0.10499974</text:p>
          </table:table-cell>
          <table:table-cell office:value-type="float" office:value="-0.0970006">
            <text:p>-0.097000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-0.10749974">
            <text:p>-0.10749974</text:p>
          </table:table-cell>
          <table:table-cell office:value-type="float" office:value="-0.0951704">
            <text:p>-0.095170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-0.10999974">
            <text:p>-0.10999974</text:p>
          </table:table-cell>
          <table:table-cell office:value-type="float" office:value="-0.098830804">
            <text:p>-0.09883080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-0.112499736">
            <text:p>-0.112499736</text:p>
          </table:table-cell>
          <table:table-cell office:value-type="float" office:value="-0.098830804">
            <text:p>-0.09883080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055">
            <text:p>2055</text:p>
          </table:table-cell>
          <table:table-cell office:value-type="float" office:value="-0.114999734">
            <text:p>-0.114999734</text:p>
          </table:table-cell>
          <table:table-cell office:value-type="float" office:value="-0.1024912">
            <text:p>-0.102491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-0.11749973">
            <text:p>-0.11749973</text:p>
          </table:table-cell>
          <table:table-cell office:value-type="float" office:value="-0.104321405">
            <text:p>-0.104321405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065">
            <text:p>2065</text:p>
          </table:table-cell>
          <table:table-cell office:value-type="float" office:value="-0.11999973">
            <text:p>-0.11999973</text:p>
          </table:table-cell>
          <table:table-cell office:value-type="float" office:value="-0.1061516">
            <text:p>-0.1061516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-0.12249973">
            <text:p>-0.12249973</text:p>
          </table:table-cell>
          <table:table-cell office:value-type="float" office:value="-0.1079818">
            <text:p>-0.107981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075">
            <text:p>2075</text:p>
          </table:table-cell>
          <table:table-cell office:value-type="float" office:value="-0.124999724">
            <text:p>-0.124999724</text:p>
          </table:table-cell>
          <table:table-cell office:value-type="float" office:value="-0.1134724">
            <text:p>-0.1134724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-0.12749973">
            <text:p>-0.12749973</text:p>
          </table:table-cell>
          <table:table-cell office:value-type="float" office:value="-0.1134724">
            <text:p>-0.113472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-0.12999973">
            <text:p>-0.12999973</text:p>
          </table:table-cell>
          <table:table-cell office:value-type="float" office:value="-0.117132805">
            <text:p>-0.117132805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-0.13249972">
            <text:p>-0.13249972</text:p>
          </table:table-cell>
          <table:table-cell office:value-type="float" office:value="-0.118963">
            <text:p>-0.11896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-0.13499972">
            <text:p>-0.13499972</text:p>
          </table:table-cell>
          <table:table-cell office:value-type="float" office:value="-0.12262341">
            <text:p>-0.122623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-0.13749972">
            <text:p>-0.13749972</text:p>
          </table:table-cell>
          <table:table-cell office:value-type="float" office:value="-0.12628381">
            <text:p>-0.1262838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105">
            <text:p>2105</text:p>
          </table:table-cell>
          <table:table-cell office:value-type="float" office:value="-0.13999972">
            <text:p>-0.13999972</text:p>
          </table:table-cell>
          <table:table-cell office:value-type="float" office:value="-0.1299442">
            <text:p>-0.129944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-0.14249972">
            <text:p>-0.14249972</text:p>
          </table:table-cell>
          <table:table-cell office:value-type="float" office:value="-0.1299442">
            <text:p>-0.12994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15">
            <text:p>2115</text:p>
          </table:table-cell>
          <table:table-cell office:value-type="float" office:value="-0.14499971">
            <text:p>-0.14499971</text:p>
          </table:table-cell>
          <table:table-cell office:value-type="float" office:value="-0.1336046">
            <text:p>-0.1336046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-0.14749971">
            <text:p>-0.14749971</text:p>
          </table:table-cell>
          <table:table-cell office:value-type="float" office:value="-0.13726501">
            <text:p>-0.13726501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125">
            <text:p>2125</text:p>
          </table:table-cell>
          <table:table-cell office:value-type="float" office:value="-0.14999971">
            <text:p>-0.14999971</text:p>
          </table:table-cell>
          <table:table-cell office:value-type="float" office:value="-0.1390952">
            <text:p>-0.139095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-0.1524997">
            <text:p>-0.1524997</text:p>
          </table:table-cell>
          <table:table-cell office:value-type="float" office:value="-0.13726501">
            <text:p>-0.13726501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-0.1549997">
            <text:p>-0.1549997</text:p>
          </table:table-cell>
          <table:table-cell office:value-type="float" office:value="-0.1390952">
            <text:p>-0.139095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-0.1574997">
            <text:p>-0.1574997</text:p>
          </table:table-cell>
          <table:table-cell office:value-type="float" office:value="-0.14641601">
            <text:p>-0.1464160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-0.1599997">
            <text:p>-0.1599997</text:p>
          </table:table-cell>
          <table:table-cell office:value-type="float" office:value="-0.14641601">
            <text:p>-0.1464160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-0.1624997">
            <text:p>-0.1624997</text:p>
          </table:table-cell>
          <table:table-cell office:value-type="float" office:value="-0.1500764">
            <text:p>-0.1500764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-0.1649997">
            <text:p>-0.1649997</text:p>
          </table:table-cell>
          <table:table-cell office:value-type="float" office:value="-0.155567">
            <text:p>-0.155567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-0.16749969">
            <text:p>-0.16749969</text:p>
          </table:table-cell>
          <table:table-cell office:value-type="float" office:value="-0.15922742">
            <text:p>-0.159227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-0.16999969">
            <text:p>-0.16999969</text:p>
          </table:table-cell>
          <table:table-cell office:value-type="float" office:value="-0.1610576">
            <text:p>-0.1610576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-0.17249969">
            <text:p>-0.17249969</text:p>
          </table:table-cell>
          <table:table-cell office:value-type="float" office:value="-0.16471802">
            <text:p>-0.164718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175">
            <text:p>2175</text:p>
          </table:table-cell>
          <table:table-cell office:value-type="float" office:value="-0.17499968">
            <text:p>-0.17499968</text:p>
          </table:table-cell>
          <table:table-cell office:value-type="float" office:value="-0.1610576">
            <text:p>-0.1610576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-0.17749968">
            <text:p>-0.17749968</text:p>
          </table:table-cell>
          <table:table-cell office:value-type="float" office:value="-0.16471802">
            <text:p>-0.1647180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185">
            <text:p>2185</text:p>
          </table:table-cell>
          <table:table-cell office:value-type="float" office:value="-0.17999968">
            <text:p>-0.17999968</text:p>
          </table:table-cell>
          <table:table-cell office:value-type="float" office:value="-0.16471802">
            <text:p>-0.1647180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-0.18249968">
            <text:p>-0.18249968</text:p>
          </table:table-cell>
          <table:table-cell office:value-type="float" office:value="-0.17020862">
            <text:p>-0.1702086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195">
            <text:p>2195</text:p>
          </table:table-cell>
          <table:table-cell office:value-type="float" office:value="-0.18499967">
            <text:p>-0.18499967</text:p>
          </table:table-cell>
          <table:table-cell office:value-type="float" office:value="-0.1756992">
            <text:p>-0.175699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-0.18749967">
            <text:p>-0.18749967</text:p>
          </table:table-cell>
          <table:table-cell office:value-type="float" office:value="-0.17752941">
            <text:p>-0.17752941</text:p>
          </table:table-cell>
          <table:table-cell office:value-type="float" office:value="0">
            <text:p>0</text:p>
          </table:table-cell>
          <table:table-cell office:value-type="float" office:value="-0.013310505">
            <text:p>-0.013310505</text:p>
          </table:table-cell>
          <table:table-cell table:number-columns-repeated="2"/>
        </table:table-row>
        <table:table-row table:style-name="ro2">
          <table:table-cell office:value-type="float" office:value="2205">
            <text:p>2205</text:p>
          </table:table-cell>
          <table:table-cell office:value-type="float" office:value="-0.18999967">
            <text:p>-0.18999967</text:p>
          </table:table-cell>
          <table:table-cell office:value-type="float" office:value="-0.1793596">
            <text:p>-0.1793596</text:p>
          </table:table-cell>
          <table:table-cell office:value-type="float" office:value="0">
            <text:p>0</text:p>
          </table:table-cell>
          <table:table-cell office:value-type="float" office:value="-0.039931595">
            <text:p>-0.039931595</text:p>
          </table:table-cell>
          <table:table-cell table:number-columns-repeated="2"/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-0.19249967">
            <text:p>-0.19249967</text:p>
          </table:table-cell>
          <table:table-cell office:value-type="float" office:value="-0.1793596">
            <text:p>-0.1793596</text:p>
          </table:table-cell>
          <table:table-cell office:value-type="float" office:value="0">
            <text:p>0</text:p>
          </table:table-cell>
          <table:table-cell office:value-type="float" office:value="0.053242147">
            <text:p>0.053242147</text:p>
          </table:table-cell>
          <table:table-cell table:number-columns-repeated="2"/>
        </table:table-row>
        <table:table-row table:style-name="ro2">
          <table:table-cell office:value-type="float" office:value="2215">
            <text:p>2215</text:p>
          </table:table-cell>
          <table:table-cell office:value-type="float" office:value="-0.19499967">
            <text:p>-0.19499967</text:p>
          </table:table-cell>
          <table:table-cell office:value-type="float" office:value="-0.192171">
            <text:p>-0.19217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-0.19749966">
            <text:p>-0.19749966</text:p>
          </table:table-cell>
          <table:table-cell office:value-type="float" office:value="-0.1885106">
            <text:p>-0.1885106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-0.19999966">
            <text:p>-0.19999966</text:p>
          </table:table-cell>
          <table:table-cell office:value-type="float" office:value="-0.192171">
            <text:p>-0.192171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-0.20249966">
            <text:p>-0.20249966</text:p>
          </table:table-cell>
          <table:table-cell office:value-type="float" office:value="-0.1940012">
            <text:p>-0.194001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235">
            <text:p>2235</text:p>
          </table:table-cell>
          <table:table-cell office:value-type="float" office:value="-0.20499966">
            <text:p>-0.20499966</text:p>
          </table:table-cell>
          <table:table-cell office:value-type="float" office:value="-0.19583139">
            <text:p>-0.19583139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-0.20749965">
            <text:p>-0.20749965</text:p>
          </table:table-cell>
          <table:table-cell office:value-type="float" office:value="-0.192171">
            <text:p>-0.19217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-0.20999965">
            <text:p>-0.20999965</text:p>
          </table:table-cell>
          <table:table-cell office:value-type="float" office:value="-0.192171">
            <text:p>-0.19217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-0.21249965">
            <text:p>-0.21249965</text:p>
          </table:table-cell>
          <table:table-cell office:value-type="float" office:value="-0.19766161">
            <text:p>-0.197661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-0.21499965">
            <text:p>-0.21499965</text:p>
          </table:table-cell>
          <table:table-cell office:value-type="float" office:value="-0.2049824">
            <text:p>-0.204982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-0.21749964">
            <text:p>-0.21749964</text:p>
          </table:table-cell>
          <table:table-cell office:value-type="float" office:value="-0.20681262">
            <text:p>-0.2068126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265">
            <text:p>2265</text:p>
          </table:table-cell>
          <table:table-cell office:value-type="float" office:value="-0.21999964">
            <text:p>-0.21999964</text:p>
          </table:table-cell>
          <table:table-cell office:value-type="float" office:value="-0.2123032">
            <text:p>-0.212303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-0.22249964">
            <text:p>-0.22249964</text:p>
          </table:table-cell>
          <table:table-cell office:value-type="float" office:value="-0.21779379">
            <text:p>-0.21779379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-0.22499964">
            <text:p>-0.22499964</text:p>
          </table:table-cell>
          <table:table-cell office:value-type="float" office:value="-0.22328441">
            <text:p>-0.2232844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-0.22749963">
            <text:p>-0.22749963</text:p>
          </table:table-cell>
          <table:table-cell office:value-type="float" office:value="-0.22145422">
            <text:p>-0.2214542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-0.22999963">
            <text:p>-0.22999963</text:p>
          </table:table-cell>
          <table:table-cell office:value-type="float" office:value="-0.2251146">
            <text:p>-0.22511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-0.23249963">
            <text:p>-0.23249963</text:p>
          </table:table-cell>
          <table:table-cell office:value-type="float" office:value="-0.2269448">
            <text:p>-0.226944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95">
            <text:p>2295</text:p>
          </table:table-cell>
          <table:table-cell office:value-type="float" office:value="-0.23499963">
            <text:p>-0.23499963</text:p>
          </table:table-cell>
          <table:table-cell office:value-type="float" office:value="-0.2251146">
            <text:p>-0.225114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-0.23749962">
            <text:p>-0.23749962</text:p>
          </table:table-cell>
          <table:table-cell office:value-type="float" office:value="-0.2251146">
            <text:p>-0.225114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305">
            <text:p>2305</text:p>
          </table:table-cell>
          <table:table-cell office:value-type="float" office:value="-0.23999962">
            <text:p>-0.23999962</text:p>
          </table:table-cell>
          <table:table-cell office:value-type="float" office:value="-0.22877502">
            <text:p>-0.2287750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-0.24249962">
            <text:p>-0.24249962</text:p>
          </table:table-cell>
          <table:table-cell office:value-type="float" office:value="-0.23609582">
            <text:p>-0.2360958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315">
            <text:p>2315</text:p>
          </table:table-cell>
          <table:table-cell office:value-type="float" office:value="-0.24499962">
            <text:p>-0.24499962</text:p>
          </table:table-cell>
          <table:table-cell office:value-type="float" office:value="-0.2269448">
            <text:p>-0.2269448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-0.24749961">
            <text:p>-0.24749961</text:p>
          </table:table-cell>
          <table:table-cell office:value-type="float" office:value="-0.237926">
            <text:p>-0.237926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325">
            <text:p>2325</text:p>
          </table:table-cell>
          <table:table-cell office:value-type="float" office:value="-0.24999961">
            <text:p>-0.24999961</text:p>
          </table:table-cell>
          <table:table-cell office:value-type="float" office:value="-0.2397562">
            <text:p>-0.239756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-0.2524996">
            <text:p>-0.2524996</text:p>
          </table:table-cell>
          <table:table-cell office:value-type="float" office:value="-0.247077">
            <text:p>-0.247077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335">
            <text:p>2335</text:p>
          </table:table-cell>
          <table:table-cell office:value-type="float" office:value="-0.2549996">
            <text:p>-0.2549996</text:p>
          </table:table-cell>
          <table:table-cell office:value-type="float" office:value="-0.2415864">
            <text:p>-0.24158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-0.2574996">
            <text:p>-0.2574996</text:p>
          </table:table-cell>
          <table:table-cell office:value-type="float" office:value="-0.24890721">
            <text:p>-0.2489072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-0.2599996">
            <text:p>-0.2599996</text:p>
          </table:table-cell>
          <table:table-cell office:value-type="float" office:value="-0.25073743">
            <text:p>-0.2507374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-0.2624996">
            <text:p>-0.2624996</text:p>
          </table:table-cell>
          <table:table-cell office:value-type="float" office:value="-0.24524681">
            <text:p>-0.24524681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355">
            <text:p>2355</text:p>
          </table:table-cell>
          <table:table-cell office:value-type="float" office:value="-0.2649996">
            <text:p>-0.2649996</text:p>
          </table:table-cell>
          <table:table-cell office:value-type="float" office:value="-0.24341662">
            <text:p>-0.2434166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-0.2674996">
            <text:p>-0.2674996</text:p>
          </table:table-cell>
          <table:table-cell office:value-type="float" office:value="-0.25256762">
            <text:p>-0.2525676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-0.2699996">
            <text:p>-0.2699996</text:p>
          </table:table-cell>
          <table:table-cell office:value-type="float" office:value="-0.25805822">
            <text:p>-0.2580582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-0.2724996">
            <text:p>-0.2724996</text:p>
          </table:table-cell>
          <table:table-cell office:value-type="float" office:value="-0.2672092">
            <text:p>-0.2672092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2375">
            <text:p>2375</text:p>
          </table:table-cell>
          <table:table-cell office:value-type="float" office:value="-0.2749996">
            <text:p>-0.2749996</text:p>
          </table:table-cell>
          <table:table-cell office:value-type="float" office:value="-0.27269983">
            <text:p>-0.27269983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-0.2774996">
            <text:p>-0.2774996</text:p>
          </table:table-cell>
          <table:table-cell office:value-type="float" office:value="-0.2781904">
            <text:p>-0.2781904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2385">
            <text:p>2385</text:p>
          </table:table-cell>
          <table:table-cell office:value-type="float" office:value="-0.27999958">
            <text:p>-0.27999958</text:p>
          </table:table-cell>
          <table:table-cell office:value-type="float" office:value="-0.27453002">
            <text:p>-0.274530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-0.28249958">
            <text:p>-0.28249958</text:p>
          </table:table-cell>
          <table:table-cell office:value-type="float" office:value="-0.2763602">
            <text:p>-0.276360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-0.28499958">
            <text:p>-0.28499958</text:p>
          </table:table-cell>
          <table:table-cell office:value-type="float" office:value="-0.28551123">
            <text:p>-0.2855112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-0.28749958">
            <text:p>-0.28749958</text:p>
          </table:table-cell>
          <table:table-cell office:value-type="float" office:value="-0.2818508">
            <text:p>-0.281850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405">
            <text:p>2405</text:p>
          </table:table-cell>
          <table:table-cell office:value-type="float" office:value="-0.28999957">
            <text:p>-0.28999957</text:p>
          </table:table-cell>
          <table:table-cell office:value-type="float" office:value="-0.283681">
            <text:p>-0.2836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-0.29249957">
            <text:p>-0.29249957</text:p>
          </table:table-cell>
          <table:table-cell office:value-type="float" office:value="-0.2818508">
            <text:p>-0.2818508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415">
            <text:p>2415</text:p>
          </table:table-cell>
          <table:table-cell office:value-type="float" office:value="-0.29499957">
            <text:p>-0.29499957</text:p>
          </table:table-cell>
          <table:table-cell office:value-type="float" office:value="-0.2781904">
            <text:p>-0.2781904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-0.29749957">
            <text:p>-0.29749957</text:p>
          </table:table-cell>
          <table:table-cell office:value-type="float" office:value="-0.2818508">
            <text:p>-0.281850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425">
            <text:p>2425</text:p>
          </table:table-cell>
          <table:table-cell office:value-type="float" office:value="-0.29999956">
            <text:p>-0.29999956</text:p>
          </table:table-cell>
          <table:table-cell office:value-type="float" office:value="-0.2891716">
            <text:p>-0.28917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435">
            <text:p>243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106484376">
            <text:p>-0.106484376</text:p>
          </table:table-cell>
          <table:table-cell table:number-columns-repeated="2"/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106484376">
            <text:p>-0.106484376</text:p>
          </table:table-cell>
          <table:table-cell table:number-columns-repeated="2"/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2455">
            <text:p>245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465">
            <text:p>246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106484376">
            <text:p>-0.106484376</text:p>
          </table:table-cell>
          <table:table-cell table:number-columns-repeated="2"/>
        </table:table-row>
        <table:table-row table:style-name="ro2">
          <table:table-cell office:value-type="float" office:value="2495">
            <text:p>249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2505">
            <text:p>250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515">
            <text:p>251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525">
            <text:p>2525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2545">
            <text:p>254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575">
            <text:p>257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595">
            <text:p>259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05">
            <text:p>260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625">
            <text:p>262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2645">
            <text:p>264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2655">
            <text:p>265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675">
            <text:p>2675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0.106484376">
            <text:p>0.106484376</text:p>
          </table:table-cell>
          <table:table-cell table:number-columns-repeated="2"/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05">
            <text:p>2705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725">
            <text:p>272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735">
            <text:p>273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745">
            <text:p>274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0.093173824">
            <text:p>0.093173824</text:p>
          </table:table-cell>
          <table:table-cell table:number-columns-repeated="2"/>
        </table:table-row>
        <table:table-row table:style-name="ro2">
          <table:table-cell office:value-type="float" office:value="2755">
            <text:p>275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93173824">
            <text:p>0.093173824</text:p>
          </table:table-cell>
          <table:table-cell table:number-columns-repeated="2"/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765">
            <text:p>2765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775">
            <text:p>277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785">
            <text:p>278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805">
            <text:p>280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815">
            <text:p>2815</text:p>
          </table:table-cell>
          <table:table-cell office:value-type="float" office:value="-0.3">
            <text:p>-0.3</text:p>
          </table:table-cell>
          <table:table-cell office:value-type="float" office:value="-0.28551123">
            <text:p>-0.2855112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2845">
            <text:p>284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2855">
            <text:p>285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0.106484376">
            <text:p>0.106484376</text:p>
          </table:table-cell>
          <table:table-cell table:number-columns-repeated="2"/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-0.3">
            <text:p>-0.3</text:p>
          </table:table-cell>
          <table:table-cell office:value-type="float" office:value="-0.283681">
            <text:p>-0.28368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885">
            <text:p>288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895">
            <text:p>289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905">
            <text:p>290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925">
            <text:p>2925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2935">
            <text:p>2935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45">
            <text:p>2945</text:p>
          </table:table-cell>
          <table:table-cell office:value-type="float" office:value="-0.3">
            <text:p>-0.3</text:p>
          </table:table-cell>
          <table:table-cell office:value-type="float" office:value="-0.3129642">
            <text:p>-0.312964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2965">
            <text:p>296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75">
            <text:p>2975</text:p>
          </table:table-cell>
          <table:table-cell office:value-type="float" office:value="-0.3">
            <text:p>-0.3</text:p>
          </table:table-cell>
          <table:table-cell office:value-type="float" office:value="-0.28734142">
            <text:p>-0.2873414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2995">
            <text:p>299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005">
            <text:p>300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025">
            <text:p>302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035">
            <text:p>303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045">
            <text:p>304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0">
            <text:p>0</text:p>
          </table:table-cell>
          <table:table-cell office:value-type="float" office:value="-0.093173824">
            <text:p>-0.093173824</text:p>
          </table:table-cell>
          <table:table-cell table:number-columns-repeated="2"/>
        </table:table-row>
        <table:table-row table:style-name="ro2">
          <table:table-cell office:value-type="float" office:value="3055">
            <text:p>305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-0.3">
            <text:p>-0.3</text:p>
          </table:table-cell>
          <table:table-cell office:value-type="float" office:value="-0.311134">
            <text:p>-0.31113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065">
            <text:p>306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085">
            <text:p>308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3095">
            <text:p>309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-0.3">
            <text:p>-0.3</text:p>
          </table:table-cell>
          <table:table-cell office:value-type="float" office:value="-0.311134">
            <text:p>-0.311134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115">
            <text:p>3115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125">
            <text:p>312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135">
            <text:p>313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145">
            <text:p>314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155">
            <text:p>315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165">
            <text:p>316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175">
            <text:p>3175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3185">
            <text:p>318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0.11979492">
            <text:p>0.11979492</text:p>
          </table:table-cell>
          <table:table-cell table:number-columns-repeated="2"/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195">
            <text:p>319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-0.093173824">
            <text:p>-0.093173824</text:p>
          </table:table-cell>
          <table:table-cell table:number-columns-repeated="2"/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3215">
            <text:p>321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3225">
            <text:p>3225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235">
            <text:p>3235</text:p>
          </table:table-cell>
          <table:table-cell office:value-type="float" office:value="-0.3">
            <text:p>-0.3</text:p>
          </table:table-cell>
          <table:table-cell office:value-type="float" office:value="-0.31479442">
            <text:p>-0.3147944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-0.3">
            <text:p>-0.3</text:p>
          </table:table-cell>
          <table:table-cell office:value-type="float" office:value="-0.3129642">
            <text:p>-0.312964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255">
            <text:p>325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265">
            <text:p>326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275">
            <text:p>327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285">
            <text:p>328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295">
            <text:p>329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305">
            <text:p>330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345">
            <text:p>3345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3355">
            <text:p>3355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365">
            <text:p>336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375">
            <text:p>3375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-0.3">
            <text:p>-0.3</text:p>
          </table:table-cell>
          <table:table-cell office:value-type="float" office:value="-0.3056434">
            <text:p>-0.3056434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-0.3">
            <text:p>-0.3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395">
            <text:p>3395</text:p>
          </table:table-cell>
          <table:table-cell office:value-type="float" office:value="-0.3">
            <text:p>-0.3</text:p>
          </table:table-cell>
          <table:table-cell office:value-type="float" office:value="-0.29466224">
            <text:p>-0.2946622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-0.3">
            <text:p>-0.3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-0.3">
            <text:p>-0.3</text:p>
          </table:table-cell>
          <table:table-cell office:value-type="float" office:value="-0.29283202">
            <text:p>-0.2928320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415">
            <text:p>3415</text:p>
          </table:table-cell>
          <table:table-cell office:value-type="float" office:value="-0.3">
            <text:p>-0.3</text:p>
          </table:table-cell>
          <table:table-cell office:value-type="float" office:value="-0.2910018">
            <text:p>-0.29100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-0.3">
            <text:p>-0.3</text:p>
          </table:table-cell>
          <table:table-cell office:value-type="float" office:value="-0.2891716">
            <text:p>-0.28917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425">
            <text:p>3425</text:p>
          </table:table-cell>
          <table:table-cell office:value-type="float" office:value="-0.3">
            <text:p>-0.3</text:p>
          </table:table-cell>
          <table:table-cell office:value-type="float" office:value="-0.29832262">
            <text:p>-0.2983226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-0.3">
            <text:p>-0.3</text:p>
          </table:table-cell>
          <table:table-cell office:value-type="float" office:value="-0.30198303">
            <text:p>-0.3019830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35">
            <text:p>3435</text:p>
          </table:table-cell>
          <table:table-cell office:value-type="float" office:value="-0.3">
            <text:p>-0.3</text:p>
          </table:table-cell>
          <table:table-cell office:value-type="float" office:value="-0.30747363">
            <text:p>-0.30747363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-0.3">
            <text:p>-0.3</text:p>
          </table:table-cell>
          <table:table-cell office:value-type="float" office:value="-0.30930382">
            <text:p>-0.30930382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3445">
            <text:p>3445</text:p>
          </table:table-cell>
          <table:table-cell office:value-type="float" office:value="-0.3">
            <text:p>-0.3</text:p>
          </table:table-cell>
          <table:table-cell office:value-type="float" office:value="-0.30381322">
            <text:p>-0.30381322</text:p>
          </table:table-cell>
          <table:table-cell office:value-type="float" office:value="0">
            <text:p>0</text:p>
          </table:table-cell>
          <table:table-cell office:value-type="float" office:value="-0.106484376">
            <text:p>-0.106484376</text:p>
          </table:table-cell>
          <table:table-cell table:number-columns-repeated="2"/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-0.2975">
            <text:p>-0.2975</text:p>
          </table:table-cell>
          <table:table-cell office:value-type="float" office:value="-0.3001528">
            <text:p>-0.3001528</text:p>
          </table:table-cell>
          <table:table-cell office:value-type="float" office:value="0">
            <text:p>0</text:p>
          </table:table-cell>
          <table:table-cell office:value-type="float" office:value="-0.06655273">
            <text:p>-0.06655273</text:p>
          </table:table-cell>
          <table:table-cell table:number-columns-repeated="2"/>
        </table:table-row>
        <table:table-row table:style-name="ro2">
          <table:table-cell office:value-type="float" office:value="3455">
            <text:p>3455</text:p>
          </table:table-cell>
          <table:table-cell office:value-type="float" office:value="-0.29500002">
            <text:p>-0.29500002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-0.29250002">
            <text:p>-0.29250002</text:p>
          </table:table-cell>
          <table:table-cell office:value-type="float" office:value="-0.29466224">
            <text:p>-0.29466224</text:p>
          </table:table-cell>
          <table:table-cell office:value-type="float" office:value="0">
            <text:p>0</text:p>
          </table:table-cell>
          <table:table-cell office:value-type="float" office:value="-0.053242188">
            <text:p>-0.053242188</text:p>
          </table:table-cell>
          <table:table-cell table:number-columns-repeated="2"/>
        </table:table-row>
        <table:table-row table:style-name="ro2">
          <table:table-cell office:value-type="float" office:value="3465">
            <text:p>3465</text:p>
          </table:table-cell>
          <table:table-cell office:value-type="float" office:value="-0.29000002">
            <text:p>-0.29000002</text:p>
          </table:table-cell>
          <table:table-cell office:value-type="float" office:value="-0.29649243">
            <text:p>-0.29649243</text:p>
          </table:table-cell>
          <table:table-cell office:value-type="float" office:value="0">
            <text:p>0</text:p>
          </table:table-cell>
          <table:table-cell office:value-type="float" office:value="-0.07986328">
            <text:p>-0.07986328</text:p>
          </table:table-cell>
          <table:table-cell table:number-columns-repeated="2"/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-0.28750002">
            <text:p>-0.28750002</text:p>
          </table:table-cell>
          <table:table-cell office:value-type="float" office:value="-0.2891716">
            <text:p>-0.2891716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475">
            <text:p>3475</text:p>
          </table:table-cell>
          <table:table-cell office:value-type="float" office:value="-0.28500003">
            <text:p>-0.28500003</text:p>
          </table:table-cell>
          <table:table-cell office:value-type="float" office:value="-0.28734142">
            <text:p>-0.2873414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-0.28250003">
            <text:p>-0.28250003</text:p>
          </table:table-cell>
          <table:table-cell office:value-type="float" office:value="-0.28551123">
            <text:p>-0.28551123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485">
            <text:p>3485</text:p>
          </table:table-cell>
          <table:table-cell office:value-type="float" office:value="-0.28000003">
            <text:p>-0.28000003</text:p>
          </table:table-cell>
          <table:table-cell office:value-type="float" office:value="-0.283681">
            <text:p>-0.283681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-0.27750003">
            <text:p>-0.27750003</text:p>
          </table:table-cell>
          <table:table-cell office:value-type="float" office:value="-0.28002062">
            <text:p>-0.2800206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495">
            <text:p>3495</text:p>
          </table:table-cell>
          <table:table-cell office:value-type="float" office:value="-0.27500004">
            <text:p>-0.27500004</text:p>
          </table:table-cell>
          <table:table-cell office:value-type="float" office:value="-0.283681">
            <text:p>-0.2836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-0.27250004">
            <text:p>-0.27250004</text:p>
          </table:table-cell>
          <table:table-cell office:value-type="float" office:value="-0.2763602">
            <text:p>-0.276360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505">
            <text:p>3505</text:p>
          </table:table-cell>
          <table:table-cell office:value-type="float" office:value="-0.27000004">
            <text:p>-0.27000004</text:p>
          </table:table-cell>
          <table:table-cell office:value-type="float" office:value="-0.27453002">
            <text:p>-0.2745300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-0.26750004">
            <text:p>-0.26750004</text:p>
          </table:table-cell>
          <table:table-cell office:value-type="float" office:value="-0.2708696">
            <text:p>-0.2708696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515">
            <text:p>3515</text:p>
          </table:table-cell>
          <table:table-cell office:value-type="float" office:value="-0.26500005">
            <text:p>-0.26500005</text:p>
          </table:table-cell>
          <table:table-cell office:value-type="float" office:value="-0.2672092">
            <text:p>-0.2672092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-0.26250005">
            <text:p>-0.26250005</text:p>
          </table:table-cell>
          <table:table-cell office:value-type="float" office:value="-0.26354882">
            <text:p>-0.2635488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525">
            <text:p>3525</text:p>
          </table:table-cell>
          <table:table-cell office:value-type="float" office:value="-0.26000005">
            <text:p>-0.26000005</text:p>
          </table:table-cell>
          <table:table-cell office:value-type="float" office:value="-0.265379">
            <text:p>-0.2653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-0.25750005">
            <text:p>-0.25750005</text:p>
          </table:table-cell>
          <table:table-cell office:value-type="float" office:value="-0.2598884">
            <text:p>-0.2598884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535">
            <text:p>3535</text:p>
          </table:table-cell>
          <table:table-cell office:value-type="float" office:value="-0.25500005">
            <text:p>-0.25500005</text:p>
          </table:table-cell>
          <table:table-cell office:value-type="float" office:value="-0.256228">
            <text:p>-0.256228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-0.25250006">
            <text:p>-0.25250006</text:p>
          </table:table-cell>
          <table:table-cell office:value-type="float" office:value="-0.25256762">
            <text:p>-0.2525676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545">
            <text:p>3545</text:p>
          </table:table-cell>
          <table:table-cell office:value-type="float" office:value="-0.25000006">
            <text:p>-0.25000006</text:p>
          </table:table-cell>
          <table:table-cell office:value-type="float" office:value="-0.2543978">
            <text:p>-0.2543978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-0.24750006">
            <text:p>-0.24750006</text:p>
          </table:table-cell>
          <table:table-cell office:value-type="float" office:value="-0.25256762">
            <text:p>-0.25256762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3555">
            <text:p>3555</text:p>
          </table:table-cell>
          <table:table-cell office:value-type="float" office:value="-0.24500006">
            <text:p>-0.24500006</text:p>
          </table:table-cell>
          <table:table-cell office:value-type="float" office:value="-0.24890721">
            <text:p>-0.24890721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-0.24250007">
            <text:p>-0.24250007</text:p>
          </table:table-cell>
          <table:table-cell office:value-type="float" office:value="-0.24890721">
            <text:p>-0.24890721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3565">
            <text:p>3565</text:p>
          </table:table-cell>
          <table:table-cell office:value-type="float" office:value="-0.24000007">
            <text:p>-0.24000007</text:p>
          </table:table-cell>
          <table:table-cell office:value-type="float" office:value="-0.247077">
            <text:p>-0.247077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-0.23750007">
            <text:p>-0.23750007</text:p>
          </table:table-cell>
          <table:table-cell office:value-type="float" office:value="-0.24341662">
            <text:p>-0.2434166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575">
            <text:p>3575</text:p>
          </table:table-cell>
          <table:table-cell office:value-type="float" office:value="-0.23500007">
            <text:p>-0.23500007</text:p>
          </table:table-cell>
          <table:table-cell office:value-type="float" office:value="-0.23609582">
            <text:p>-0.23609582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-0.23250008">
            <text:p>-0.23250008</text:p>
          </table:table-cell>
          <table:table-cell office:value-type="float" office:value="-0.23609582">
            <text:p>-0.2360958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585">
            <text:p>3585</text:p>
          </table:table-cell>
          <table:table-cell office:value-type="float" office:value="-0.23000008">
            <text:p>-0.23000008</text:p>
          </table:table-cell>
          <table:table-cell office:value-type="float" office:value="-0.23243539">
            <text:p>-0.23243539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-0.22750008">
            <text:p>-0.22750008</text:p>
          </table:table-cell>
          <table:table-cell office:value-type="float" office:value="-0.23243539">
            <text:p>-0.23243539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595">
            <text:p>3595</text:p>
          </table:table-cell>
          <table:table-cell office:value-type="float" office:value="-0.22500008">
            <text:p>-0.22500008</text:p>
          </table:table-cell>
          <table:table-cell office:value-type="float" office:value="-0.2306052">
            <text:p>-0.230605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-0.22250009">
            <text:p>-0.22250009</text:p>
          </table:table-cell>
          <table:table-cell office:value-type="float" office:value="-0.2251146">
            <text:p>-0.2251146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605">
            <text:p>3605</text:p>
          </table:table-cell>
          <table:table-cell office:value-type="float" office:value="-0.22000009">
            <text:p>-0.22000009</text:p>
          </table:table-cell>
          <table:table-cell office:value-type="float" office:value="-0.2269448">
            <text:p>-0.2269448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-0.21750009">
            <text:p>-0.21750009</text:p>
          </table:table-cell>
          <table:table-cell office:value-type="float" office:value="-0.2251146">
            <text:p>-0.2251146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3615">
            <text:p>3615</text:p>
          </table:table-cell>
          <table:table-cell office:value-type="float" office:value="-0.2150001">
            <text:p>-0.2150001</text:p>
          </table:table-cell>
          <table:table-cell office:value-type="float" office:value="-0.2123032">
            <text:p>-0.2123032</text:p>
          </table:table-cell>
          <table:table-cell office:value-type="float" office:value="0">
            <text:p>0</text:p>
          </table:table-cell>
          <table:table-cell office:value-type="float" office:value="0.093173824">
            <text:p>0.093173824</text:p>
          </table:table-cell>
          <table:table-cell table:number-columns-repeated="2"/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-0.2125001">
            <text:p>-0.2125001</text:p>
          </table:table-cell>
          <table:table-cell office:value-type="float" office:value="-0.21047299">
            <text:p>-0.21047299</text:p>
          </table:table-cell>
          <table:table-cell office:value-type="float" office:value="0">
            <text:p>0</text:p>
          </table:table-cell>
          <table:table-cell office:value-type="float" office:value="0.093173824">
            <text:p>0.093173824</text:p>
          </table:table-cell>
          <table:table-cell table:number-columns-repeated="2"/>
        </table:table-row>
        <table:table-row table:style-name="ro2">
          <table:table-cell office:value-type="float" office:value="3625">
            <text:p>3625</text:p>
          </table:table-cell>
          <table:table-cell office:value-type="float" office:value="-0.2100001">
            <text:p>-0.2100001</text:p>
          </table:table-cell>
          <table:table-cell office:value-type="float" office:value="-0.21047299">
            <text:p>-0.21047299</text:p>
          </table:table-cell>
          <table:table-cell office:value-type="float" office:value="0">
            <text:p>0</text:p>
          </table:table-cell>
          <table:table-cell office:value-type="float" office:value="0.06655273">
            <text:p>0.06655273</text:p>
          </table:table-cell>
          <table:table-cell table:number-columns-repeated="2"/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-0.2075001">
            <text:p>-0.2075001</text:p>
          </table:table-cell>
          <table:table-cell office:value-type="float" office:value="-0.21413341">
            <text:p>-0.214133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35">
            <text:p>3635</text:p>
          </table:table-cell>
          <table:table-cell office:value-type="float" office:value="-0.2050001">
            <text:p>-0.2050001</text:p>
          </table:table-cell>
          <table:table-cell office:value-type="float" office:value="-0.20681262">
            <text:p>-0.2068126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-0.2025001">
            <text:p>-0.2025001</text:p>
          </table:table-cell>
          <table:table-cell office:value-type="float" office:value="-0.2049824">
            <text:p>-0.204982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645">
            <text:p>3645</text:p>
          </table:table-cell>
          <table:table-cell office:value-type="float" office:value="-0.2000001">
            <text:p>-0.2000001</text:p>
          </table:table-cell>
          <table:table-cell office:value-type="float" office:value="-0.20681262">
            <text:p>-0.2068126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-0.19750011">
            <text:p>-0.19750011</text:p>
          </table:table-cell>
          <table:table-cell office:value-type="float" office:value="-0.19949181">
            <text:p>-0.19949181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655">
            <text:p>3655</text:p>
          </table:table-cell>
          <table:table-cell office:value-type="float" office:value="-0.19500011">
            <text:p>-0.19500011</text:p>
          </table:table-cell>
          <table:table-cell office:value-type="float" office:value="-0.1940012">
            <text:p>-0.194001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-0.19250011">
            <text:p>-0.19250011</text:p>
          </table:table-cell>
          <table:table-cell office:value-type="float" office:value="-0.192171">
            <text:p>-0.19217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665">
            <text:p>3665</text:p>
          </table:table-cell>
          <table:table-cell office:value-type="float" office:value="-0.19000012">
            <text:p>-0.19000012</text:p>
          </table:table-cell>
          <table:table-cell office:value-type="float" office:value="-0.1885106">
            <text:p>-0.188510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-0.18750012">
            <text:p>-0.18750012</text:p>
          </table:table-cell>
          <table:table-cell office:value-type="float" office:value="-0.18302">
            <text:p>-0.1830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675">
            <text:p>3675</text:p>
          </table:table-cell>
          <table:table-cell office:value-type="float" office:value="-0.18500012">
            <text:p>-0.18500012</text:p>
          </table:table-cell>
          <table:table-cell office:value-type="float" office:value="-0.1793596">
            <text:p>-0.17935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-0.18250012">
            <text:p>-0.18250012</text:p>
          </table:table-cell>
          <table:table-cell office:value-type="float" office:value="-0.1848502">
            <text:p>-0.1848502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685">
            <text:p>3685</text:p>
          </table:table-cell>
          <table:table-cell office:value-type="float" office:value="-0.18000013">
            <text:p>-0.18000013</text:p>
          </table:table-cell>
          <table:table-cell office:value-type="float" office:value="-0.18302">
            <text:p>-0.1830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-0.17750013">
            <text:p>-0.17750013</text:p>
          </table:table-cell>
          <table:table-cell office:value-type="float" office:value="-0.17386901">
            <text:p>-0.1738690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695">
            <text:p>3695</text:p>
          </table:table-cell>
          <table:table-cell office:value-type="float" office:value="-0.17500013">
            <text:p>-0.17500013</text:p>
          </table:table-cell>
          <table:table-cell office:value-type="float" office:value="-0.1756992">
            <text:p>-0.1756992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-0.17250013">
            <text:p>-0.17250013</text:p>
          </table:table-cell>
          <table:table-cell office:value-type="float" office:value="-0.1793596">
            <text:p>-0.17935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05">
            <text:p>3705</text:p>
          </table:table-cell>
          <table:table-cell office:value-type="float" office:value="-0.17000014">
            <text:p>-0.17000014</text:p>
          </table:table-cell>
          <table:table-cell office:value-type="float" office:value="-0.1775294">
            <text:p>-0.177529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-0.16750014">
            <text:p>-0.16750014</text:p>
          </table:table-cell>
          <table:table-cell office:value-type="float" office:value="-0.1665482">
            <text:p>-0.1665482</text:p>
          </table:table-cell>
          <table:table-cell office:value-type="float" office:value="0">
            <text:p>0</text:p>
          </table:table-cell>
          <table:table-cell office:value-type="float" office:value="0.053242147">
            <text:p>0.053242147</text:p>
          </table:table-cell>
          <table:table-cell table:number-columns-repeated="2"/>
        </table:table-row>
        <table:table-row table:style-name="ro2">
          <table:table-cell office:value-type="float" office:value="3715">
            <text:p>3715</text:p>
          </table:table-cell>
          <table:table-cell office:value-type="float" office:value="-0.16500014">
            <text:p>-0.16500014</text:p>
          </table:table-cell>
          <table:table-cell office:value-type="float" office:value="-0.1683784">
            <text:p>-0.1683784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-0.16250014">
            <text:p>-0.16250014</text:p>
          </table:table-cell>
          <table:table-cell office:value-type="float" office:value="-0.164718">
            <text:p>-0.164718</text:p>
          </table:table-cell>
          <table:table-cell office:value-type="float" office:value="0">
            <text:p>0</text:p>
          </table:table-cell>
          <table:table-cell office:value-type="float" office:value="0.039931595">
            <text:p>0.039931595</text:p>
          </table:table-cell>
          <table:table-cell table:number-columns-repeated="2"/>
        </table:table-row>
        <table:table-row table:style-name="ro2">
          <table:table-cell office:value-type="float" office:value="3725">
            <text:p>3725</text:p>
          </table:table-cell>
          <table:table-cell office:value-type="float" office:value="-0.16000015">
            <text:p>-0.16000015</text:p>
          </table:table-cell>
          <table:table-cell office:value-type="float" office:value="-0.1665482">
            <text:p>-0.16654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-0.15750015">
            <text:p>-0.15750015</text:p>
          </table:table-cell>
          <table:table-cell office:value-type="float" office:value="-0.1610576">
            <text:p>-0.1610576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735">
            <text:p>3735</text:p>
          </table:table-cell>
          <table:table-cell office:value-type="float" office:value="-0.15500015">
            <text:p>-0.15500015</text:p>
          </table:table-cell>
          <table:table-cell office:value-type="float" office:value="-0.15373681">
            <text:p>-0.15373681</text:p>
          </table:table-cell>
          <table:table-cell office:value-type="float" office:value="0">
            <text:p>0</text:p>
          </table:table-cell>
          <table:table-cell office:value-type="float" office:value="0.03993164">
            <text:p>0.03993164</text:p>
          </table:table-cell>
          <table:table-cell table:number-columns-repeated="2"/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-0.15250015">
            <text:p>-0.15250015</text:p>
          </table:table-cell>
          <table:table-cell office:value-type="float" office:value="-0.1500764">
            <text:p>-0.150076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745">
            <text:p>3745</text:p>
          </table:table-cell>
          <table:table-cell office:value-type="float" office:value="-0.15000015">
            <text:p>-0.15000015</text:p>
          </table:table-cell>
          <table:table-cell office:value-type="float" office:value="-0.15190661">
            <text:p>-0.151906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-0.14750016">
            <text:p>-0.14750016</text:p>
          </table:table-cell>
          <table:table-cell office:value-type="float" office:value="-0.1445858">
            <text:p>-0.1445858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755">
            <text:p>3755</text:p>
          </table:table-cell>
          <table:table-cell office:value-type="float" office:value="-0.14500016">
            <text:p>-0.14500016</text:p>
          </table:table-cell>
          <table:table-cell office:value-type="float" office:value="-0.14824621">
            <text:p>-0.1482462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-0.14250016">
            <text:p>-0.14250016</text:p>
          </table:table-cell>
          <table:table-cell office:value-type="float" office:value="-0.14824621">
            <text:p>-0.14824621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-0.14000016">
            <text:p>-0.14000016</text:p>
          </table:table-cell>
          <table:table-cell office:value-type="float" office:value="-0.14275561">
            <text:p>-0.14275561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-0.13750017">
            <text:p>-0.13750017</text:p>
          </table:table-cell>
          <table:table-cell office:value-type="float" office:value="-0.1409254">
            <text:p>-0.140925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775">
            <text:p>3775</text:p>
          </table:table-cell>
          <table:table-cell office:value-type="float" office:value="-0.13500017">
            <text:p>-0.13500017</text:p>
          </table:table-cell>
          <table:table-cell office:value-type="float" office:value="-0.1409254">
            <text:p>-0.140925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-0.13250017">
            <text:p>-0.13250017</text:p>
          </table:table-cell>
          <table:table-cell office:value-type="float" office:value="-0.1390952">
            <text:p>-0.1390952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785">
            <text:p>3785</text:p>
          </table:table-cell>
          <table:table-cell office:value-type="float" office:value="-0.13000017">
            <text:p>-0.13000017</text:p>
          </table:table-cell>
          <table:table-cell office:value-type="float" office:value="-0.13177441">
            <text:p>-0.1317744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-0.12750018">
            <text:p>-0.12750018</text:p>
          </table:table-cell>
          <table:table-cell office:value-type="float" office:value="-0.1336046">
            <text:p>-0.133604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795">
            <text:p>3795</text:p>
          </table:table-cell>
          <table:table-cell office:value-type="float" office:value="-0.12500018">
            <text:p>-0.12500018</text:p>
          </table:table-cell>
          <table:table-cell office:value-type="float" office:value="-0.1299442">
            <text:p>-0.129944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-0.12250018">
            <text:p>-0.12250018</text:p>
          </table:table-cell>
          <table:table-cell office:value-type="float" office:value="-0.1336046">
            <text:p>-0.1336046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805">
            <text:p>3805</text:p>
          </table:table-cell>
          <table:table-cell office:value-type="float" office:value="-0.12000018">
            <text:p>-0.12000018</text:p>
          </table:table-cell>
          <table:table-cell office:value-type="float" office:value="-0.124453604">
            <text:p>-0.124453604</text:p>
          </table:table-cell>
          <table:table-cell office:value-type="float" office:value="0">
            <text:p>0</text:p>
          </table:table-cell>
          <table:table-cell office:value-type="float" office:value="-0.026621094">
            <text:p>-0.026621094</text:p>
          </table:table-cell>
          <table:table-cell table:number-columns-repeated="2"/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-0.117500186">
            <text:p>-0.117500186</text:p>
          </table:table-cell>
          <table:table-cell office:value-type="float" office:value="-0.1207932">
            <text:p>-0.1207932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815">
            <text:p>3815</text:p>
          </table:table-cell>
          <table:table-cell office:value-type="float" office:value="-0.11500019">
            <text:p>-0.11500019</text:p>
          </table:table-cell>
          <table:table-cell office:value-type="float" office:value="-0.1153026">
            <text:p>-0.1153026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-0.11250019">
            <text:p>-0.11250019</text:p>
          </table:table-cell>
          <table:table-cell office:value-type="float" office:value="-0.111642204">
            <text:p>-0.11164220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-0.11000019">
            <text:p>-0.11000019</text:p>
          </table:table-cell>
          <table:table-cell office:value-type="float" office:value="-0.1061516">
            <text:p>-0.106151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-0.107500196">
            <text:p>-0.107500196</text:p>
          </table:table-cell>
          <table:table-cell office:value-type="float" office:value="-0.1079818">
            <text:p>-0.1079818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835">
            <text:p>3835</text:p>
          </table:table-cell>
          <table:table-cell office:value-type="float" office:value="-0.1050002">
            <text:p>-0.1050002</text:p>
          </table:table-cell>
          <table:table-cell office:value-type="float" office:value="-0.111642204">
            <text:p>-0.111642204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-0.1025002">
            <text:p>-0.1025002</text:p>
          </table:table-cell>
          <table:table-cell office:value-type="float" office:value="-0.100661">
            <text:p>-0.10066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845">
            <text:p>3845</text:p>
          </table:table-cell>
          <table:table-cell office:value-type="float" office:value="-0.1000002">
            <text:p>-0.1000002</text:p>
          </table:table-cell>
          <table:table-cell office:value-type="float" office:value="-0.100661">
            <text:p>-0.1006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-0.097500205">
            <text:p>-0.097500205</text:p>
          </table:table-cell>
          <table:table-cell office:value-type="float" office:value="-0.098830804">
            <text:p>-0.09883080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855">
            <text:p>3855</text:p>
          </table:table-cell>
          <table:table-cell office:value-type="float" office:value="-0.09500021">
            <text:p>-0.09500021</text:p>
          </table:table-cell>
          <table:table-cell office:value-type="float" office:value="-0.0970006">
            <text:p>-0.0970006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-0.09250021">
            <text:p>-0.09250021</text:p>
          </table:table-cell>
          <table:table-cell office:value-type="float" office:value="-0.0878496">
            <text:p>-0.0878496</text:p>
          </table:table-cell>
          <table:table-cell office:value-type="float" office:value="0">
            <text:p>0</text:p>
          </table:table-cell>
          <table:table-cell office:value-type="float" office:value="0.06655271">
            <text:p>0.06655271</text:p>
          </table:table-cell>
          <table:table-cell table:number-columns-repeated="2"/>
        </table:table-row>
        <table:table-row table:style-name="ro2">
          <table:table-cell office:value-type="float" office:value="3865">
            <text:p>3865</text:p>
          </table:table-cell>
          <table:table-cell office:value-type="float" office:value="-0.09000021">
            <text:p>-0.09000021</text:p>
          </table:table-cell>
          <table:table-cell office:value-type="float" office:value="-0.0951704">
            <text:p>-0.0951704</text:p>
          </table:table-cell>
          <table:table-cell office:value-type="float" office:value="0">
            <text:p>0</text:p>
          </table:table-cell>
          <table:table-cell office:value-type="float" office:value="0.053242166">
            <text:p>0.053242166</text:p>
          </table:table-cell>
          <table:table-cell table:number-columns-repeated="2"/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-0.087500215">
            <text:p>-0.087500215</text:p>
          </table:table-cell>
          <table:table-cell office:value-type="float" office:value="-0.0933402">
            <text:p>-0.0933402</text:p>
          </table:table-cell>
          <table:table-cell office:value-type="float" office:value="0">
            <text:p>0</text:p>
          </table:table-cell>
          <table:table-cell office:value-type="float" office:value="0.06655271">
            <text:p>0.06655271</text:p>
          </table:table-cell>
          <table:table-cell table:number-columns-repeated="2"/>
        </table:table-row>
        <table:table-row table:style-name="ro2">
          <table:table-cell office:value-type="float" office:value="3875">
            <text:p>3875</text:p>
          </table:table-cell>
          <table:table-cell office:value-type="float" office:value="-0.08500022">
            <text:p>-0.08500022</text:p>
          </table:table-cell>
          <table:table-cell office:value-type="float" office:value="-0.0951704">
            <text:p>-0.0951704</text:p>
          </table:table-cell>
          <table:table-cell office:value-type="float" office:value="0">
            <text:p>0</text:p>
          </table:table-cell>
          <table:table-cell office:value-type="float" office:value="0.013310547">
            <text:p>0.013310547</text:p>
          </table:table-cell>
          <table:table-cell table:number-columns-repeated="2"/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-0.08250022">
            <text:p>-0.08250022</text:p>
          </table:table-cell>
          <table:table-cell office:value-type="float" office:value="-0.0878496">
            <text:p>-0.0878496</text:p>
          </table:table-cell>
          <table:table-cell office:value-type="float" office:value="0">
            <text:p>0</text:p>
          </table:table-cell>
          <table:table-cell office:value-type="float" office:value="-0.013310526">
            <text:p>-0.013310526</text:p>
          </table:table-cell>
          <table:table-cell table:number-columns-repeated="2"/>
        </table:table-row>
        <table:table-row table:style-name="ro2">
          <table:table-cell office:value-type="float" office:value="3885">
            <text:p>3885</text:p>
          </table:table-cell>
          <table:table-cell office:value-type="float" office:value="-0.08000022">
            <text:p>-0.08000022</text:p>
          </table:table-cell>
          <table:table-cell office:value-type="float" office:value="-0.0860194">
            <text:p>-0.0860194</text:p>
          </table:table-cell>
          <table:table-cell office:value-type="float" office:value="0">
            <text:p>0</text:p>
          </table:table-cell>
          <table:table-cell office:value-type="float" office:value="-0.053242166">
            <text:p>-0.053242166</text:p>
          </table:table-cell>
          <table:table-cell table:number-columns-repeated="2"/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-0.077500224">
            <text:p>-0.077500224</text:p>
          </table:table-cell>
          <table:table-cell office:value-type="float" office:value="-0.0896798">
            <text:p>-0.0896798</text:p>
          </table:table-cell>
          <table:table-cell office:value-type="float" office:value="0">
            <text:p>0</text:p>
          </table:table-cell>
          <table:table-cell office:value-type="float" office:value="-0.06655271">
            <text:p>-0.06655271</text:p>
          </table:table-cell>
          <table:table-cell table:number-columns-repeated="2"/>
        </table:table-row>
        <table:table-row table:style-name="ro2">
          <table:table-cell office:value-type="float" office:value="3895">
            <text:p>3895</text:p>
          </table:table-cell>
          <table:table-cell office:value-type="float" office:value="-0.07500023">
            <text:p>-0.07500023</text:p>
          </table:table-cell>
          <table:table-cell office:value-type="float" office:value="-0.0841892">
            <text:p>-0.0841892</text:p>
          </table:table-cell>
          <table:table-cell office:value-type="float" office:value="0">
            <text:p>0</text:p>
          </table:table-cell>
          <table:table-cell office:value-type="float" office:value="-0.06655271">
            <text:p>-0.06655271</text:p>
          </table:table-cell>
          <table:table-cell table:number-columns-repeated="2"/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-0.07250023">
            <text:p>-0.07250023</text:p>
          </table:table-cell>
          <table:table-cell office:value-type="float" office:value="-0.07686841">
            <text:p>-0.07686841</text:p>
          </table:table-cell>
          <table:table-cell office:value-type="float" office:value="0">
            <text:p>0</text:p>
          </table:table-cell>
          <table:table-cell office:value-type="float" office:value="-0.07986326">
            <text:p>-0.07986326</text:p>
          </table:table-cell>
          <table:table-cell table:number-columns-repeated="2"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-0.07000023">
            <text:p>-0.07000023</text:p>
          </table:table-cell>
          <table:table-cell office:value-type="float" office:value="-0.0750382">
            <text:p>-0.0750382</text:p>
          </table:table-cell>
          <table:table-cell office:value-type="float" office:value="0">
            <text:p>0</text:p>
          </table:table-cell>
          <table:table-cell office:value-type="float" office:value="-0.03993164">
            <text:p>-0.03993164</text:p>
          </table:table-cell>
          <table:table-cell table:number-columns-repeated="2"/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-0.06750023">
            <text:p>-0.06750023</text:p>
          </table:table-cell>
          <table:table-cell office:value-type="float" office:value="-0.07137781">
            <text:p>-0.07137781</text:p>
          </table:table-cell>
          <table:table-cell office:value-type="float" office:value="0">
            <text:p>0</text:p>
          </table:table-cell>
          <table:table-cell office:value-type="float" office:value="-0.013310547">
            <text:p>-0.013310547</text:p>
          </table:table-cell>
          <table:table-cell table:number-columns-repeated="2"/>
        </table:table-row>
        <table:table-row table:style-name="ro2">
          <table:table-cell office:value-type="float" office:value="3915">
            <text:p>3915</text:p>
          </table:table-cell>
          <table:table-cell office:value-type="float" office:value="-0.065000236">
            <text:p>-0.065000236</text:p>
          </table:table-cell>
          <table:table-cell office:value-type="float" office:value="-0.0677174">
            <text:p>-0.0677174</text:p>
          </table:table-cell>
          <table:table-cell office:value-type="float" office:value="0">
            <text:p>0</text:p>
          </table:table-cell>
          <table:table-cell office:value-type="float" office:value="0.026621094">
            <text:p>0.026621094</text:p>
          </table:table-cell>
          <table:table-cell table:number-columns-repeated="2"/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-0.06250024">
            <text:p>-0.06250024</text:p>
          </table:table-cell>
          <table:table-cell office:value-type="float" office:value="-0.0603966">
            <text:p>-0.0603966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925">
            <text:p>3925</text:p>
          </table:table-cell>
          <table:table-cell office:value-type="float" office:value="-0.060000237">
            <text:p>-0.060000237</text:p>
          </table:table-cell>
          <table:table-cell office:value-type="float" office:value="-0.058566403">
            <text:p>-0.058566403</text:p>
          </table:table-cell>
          <table:table-cell office:value-type="float" office:value="0">
            <text:p>0</text:p>
          </table:table-cell>
          <table:table-cell office:value-type="float" office:value="0.053242188">
            <text:p>0.053242188</text:p>
          </table:table-cell>
          <table:table-cell table:number-columns-repeated="2"/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-0.057500236">
            <text:p>-0.057500236</text:p>
          </table:table-cell>
          <table:table-cell office:value-type="float" office:value="-0.054906003">
            <text:p>-0.054906003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3935">
            <text:p>3935</text:p>
          </table:table-cell>
          <table:table-cell office:value-type="float" office:value="-0.055000234">
            <text:p>-0.055000234</text:p>
          </table:table-cell>
          <table:table-cell office:value-type="float" office:value="-0.049415402">
            <text:p>-0.049415402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-0.052500233">
            <text:p>-0.052500233</text:p>
          </table:table-cell>
          <table:table-cell office:value-type="float" office:value="-0.049415402">
            <text:p>-0.049415402</text:p>
          </table:table-cell>
          <table:table-cell office:value-type="float" office:value="0">
            <text:p>0</text:p>
          </table:table-cell>
          <table:table-cell office:value-type="float" office:value="0.07986328">
            <text:p>0.07986328</text:p>
          </table:table-cell>
          <table:table-cell table:number-columns-repeated="2"/>
        </table:table-row>
        <table:table-row table:style-name="ro2">
          <table:table-cell office:value-type="float" office:value="3945">
            <text:p>3945</text:p>
          </table:table-cell>
          <table:table-cell office:value-type="float" office:value="-0.05000023">
            <text:p>-0.05000023</text:p>
          </table:table-cell>
          <table:table-cell office:value-type="float" office:value="-0.049415402">
            <text:p>-0.049415402</text:p>
          </table:table-cell>
          <table:table-cell office:value-type="float" office:value="0">
            <text:p>0</text:p>
          </table:table-cell>
          <table:table-cell office:value-type="float" office:value="0.07986327">
            <text:p>0.07986327</text:p>
          </table:table-cell>
          <table:table-cell table:number-columns-repeated="2"/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-0.04750023">
            <text:p>-0.04750023</text:p>
          </table:table-cell>
          <table:table-cell office:value-type="float" office:value="-0.0475852">
            <text:p>-0.0475852</text:p>
          </table:table-cell>
          <table:table-cell office:value-type="float" office:value="0">
            <text:p>0</text:p>
          </table:table-cell>
          <table:table-cell office:value-type="float" office:value="0.07986327">
            <text:p>0.07986327</text:p>
          </table:table-cell>
          <table:table-cell table:number-columns-repeated="2"/>
        </table:table-row>
        <table:table-row table:style-name="ro2">
          <table:table-cell office:value-type="float" office:value="3955">
            <text:p>3955</text:p>
          </table:table-cell>
          <table:table-cell office:value-type="float" office:value="-0.04500023">
            <text:p>-0.04500023</text:p>
          </table:table-cell>
          <table:table-cell office:value-type="float" office:value="-0.0475852">
            <text:p>-0.0475852</text:p>
          </table:table-cell>
          <table:table-cell office:value-type="float" office:value="0">
            <text:p>0</text:p>
          </table:table-cell>
          <table:table-cell office:value-type="float" office:value="0.026621083">
            <text:p>0.026621083</text:p>
          </table:table-cell>
          <table:table-cell table:number-columns-repeated="2"/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-0.042500228">
            <text:p>-0.042500228</text:p>
          </table:table-cell>
          <table:table-cell office:value-type="float" office:value="-0.0530758">
            <text:p>-0.0530758</text:p>
          </table:table-cell>
          <table:table-cell office:value-type="float" office:value="0">
            <text:p>0</text:p>
          </table:table-cell>
          <table:table-cell office:value-type="float" office:value="-0.03993163">
            <text:p>-0.03993163</text:p>
          </table:table-cell>
          <table:table-cell table:number-columns-repeated="2"/>
        </table:table-row>
        <table:table-row table:style-name="ro2">
          <table:table-cell office:value-type="float" office:value="3965">
            <text:p>3965</text:p>
          </table:table-cell>
          <table:table-cell office:value-type="float" office:value="-0.040000226">
            <text:p>-0.040000226</text:p>
          </table:table-cell>
          <table:table-cell office:value-type="float" office:value="-0.0530758">
            <text:p>-0.0530758</text:p>
          </table:table-cell>
          <table:table-cell office:value-type="float" office:value="0">
            <text:p>0</text:p>
          </table:table-cell>
          <table:table-cell office:value-type="float" office:value="-0.09317382">
            <text:p>-0.09317382</text:p>
          </table:table-cell>
          <table:table-cell table:number-columns-repeated="2"/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-0.037500225">
            <text:p>-0.037500225</text:p>
          </table:table-cell>
          <table:table-cell office:value-type="float" office:value="-0.049415402">
            <text:p>-0.049415402</text:p>
          </table:table-cell>
          <table:table-cell office:value-type="float" office:value="0">
            <text:p>0</text:p>
          </table:table-cell>
          <table:table-cell office:value-type="float" office:value="-0.13310546">
            <text:p>-0.13310546</text:p>
          </table:table-cell>
          <table:table-cell table:number-columns-repeated="2"/>
        </table:table-row>
        <table:table-row table:style-name="ro2">
          <table:table-cell office:value-type="float" office:value="3975">
            <text:p>3975</text:p>
          </table:table-cell>
          <table:table-cell office:value-type="float" office:value="-0.035000224">
            <text:p>-0.035000224</text:p>
          </table:table-cell>
          <table:table-cell office:value-type="float" office:value="-0.045755">
            <text:p>-0.045755</text:p>
          </table:table-cell>
          <table:table-cell office:value-type="float" office:value="0">
            <text:p>0</text:p>
          </table:table-cell>
          <table:table-cell office:value-type="float" office:value="-0.13310546">
            <text:p>-0.13310546</text:p>
          </table:table-cell>
          <table:table-cell table:number-columns-repeated="2"/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-0.032500222">
            <text:p>-0.032500222</text:p>
          </table:table-cell>
          <table:table-cell office:value-type="float" office:value="-0.045755">
            <text:p>-0.045755</text:p>
          </table:table-cell>
          <table:table-cell office:value-type="float" office:value="0">
            <text:p>0</text:p>
          </table:table-cell>
          <table:table-cell office:value-type="float" office:value="-0.10648436">
            <text:p>-0.10648436</text:p>
          </table:table-cell>
          <table:table-cell table:number-columns-repeated="2"/>
        </table:table-row>
        <table:table-row table:style-name="ro2">
          <table:table-cell office:value-type="float" office:value="3985">
            <text:p>3985</text:p>
          </table:table-cell>
          <table:table-cell office:value-type="float" office:value="-0.030000223">
            <text:p>-0.030000223</text:p>
          </table:table-cell>
          <table:table-cell office:value-type="float" office:value="-0.0439248">
            <text:p>-0.0439248</text:p>
          </table:table-cell>
          <table:table-cell office:value-type="float" office:value="0">
            <text:p>0</text:p>
          </table:table-cell>
          <table:table-cell office:value-type="float" office:value="-0.10648435">
            <text:p>-0.10648435</text:p>
          </table:table-cell>
          <table:table-cell table:number-columns-repeated="2"/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-0.027500223">
            <text:p>-0.027500223</text:p>
          </table:table-cell>
          <table:table-cell office:value-type="float" office:value="-0.0384342">
            <text:p>-0.0384342</text:p>
          </table:table-cell>
          <table:table-cell office:value-type="float" office:value="0">
            <text:p>0</text:p>
          </table:table-cell>
          <table:table-cell office:value-type="float" office:value="-0.07986327">
            <text:p>-0.07986327</text:p>
          </table:table-cell>
          <table:table-cell table:number-columns-repeated="2"/>
        </table:table-row>
        <table:table-row table:style-name="ro2">
          <table:table-cell office:value-type="float" office:value="3995">
            <text:p>3995</text:p>
          </table:table-cell>
          <table:table-cell office:value-type="float" office:value="-0.025000224">
            <text:p>-0.025000224</text:p>
          </table:table-cell>
          <table:table-cell office:value-type="float" office:value="-0.0256228">
            <text:p>-0.02562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-0.022500224">
            <text:p>-0.022500224</text:p>
          </table:table-cell>
          <table:table-cell office:value-type="float" office:value="-0.020132199">
            <text:p>-0.020132199</text:p>
          </table:table-cell>
          <table:table-cell office:value-type="float" office:value="0">
            <text:p>0</text:p>
          </table:table-cell>
          <table:table-cell office:value-type="float" office:value="0.053242177">
            <text:p>0.053242177</text:p>
          </table:table-cell>
          <table:table-cell table:number-columns-repeated="2"/>
        </table:table-row>
        <table:table-row table:style-name="ro2" table:number-rows-repeated="104777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10:27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4T10:50:56</dc:date>
    <dc:creator>Matthieu Pizenberg</dc:creator>
    <meta:editing-duration>P1DT2H13M39S</meta:editing-duration>
    <meta:editing-cycles>24</meta:editing-cycles>
    <meta:generator>LibreOffice/4.0.2.2$Linux_X86_64 LibreOffice_project/400m0$Build-2</meta:generator>
    <meta:document-statistic meta:table-count="1" meta:cell-count="4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577cm" svg:y="8.437cm" style:legend-expansion="high" chart:style-name="ch2"/>
        <chart:plot-area chart:style-name="ch3" table:cell-range-address="Sheet1.A1:Sheet1.E801" chart:data-source-has-labels="row" svg:x="1.332cm" svg:y="1.651cm" svg:width="38.481cm" svg:height="16.516cm">
          <chartooo:coordinate-region svg:x="2.35cm" svg:y="1.85cm" svg:width="36.629cm" svg:height="16.1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2:Sheet1.B801" chart:label-cell-address="Sheet1.B1:Sheet1.B1" chart:class="chart:scatter">
            <chart:domain table:cell-range-address="Sheet1.A2:Sheet1.A801"/>
            <chart:data-point chart:repeated="800"/>
          </chart:series>
          <chart:series chart:attached-axis="secondary-y" chart:style-name="ch8" chart:values-cell-range-address="Sheet1.C2:Sheet1.C801" chart:label-cell-address="Sheet1.C1:Sheet1.C1" chart:class="chart:scatter">
            <chart:data-point chart:repeated="800"/>
          </chart:series>
          <chart:series chart:attached-axis="primary-y" chart:style-name="ch9" chart:values-cell-range-address="Sheet1.D2:Sheet1.D801" chart:label-cell-address="Sheet1.D1:Sheet1.D1" chart:class="chart:scatter">
            <chart:data-point chart:repeated="800"/>
          </chart:series>
          <chart:series chart:attached-axis="primary-y" chart:style-name="ch10" chart:values-cell-range-address="Sheet1.E2:Sheet1.E801" chart:label-cell-address="Sheet1.E1:Sheet1.E1" chart:class="chart:scatter">
            <chart:data-point chart:repeated="8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</text:p>
                <draw:g>
                  <svg:desc>Sheet1.B1:Sheet1.B1</svg:desc>
                </draw:g>
              </table:table-cell>
              <table:table-cell office:value-type="string">
                <text:p>v</text:p>
                <draw:g>
                  <svg:desc>Sheet1.C1:Sheet1.C1</svg:desc>
                </draw:g>
              </table:table-cell>
              <table:table-cell office:value-type="string">
                <text:p>cons_vt</text:p>
                <draw:g>
                  <svg:desc>Sheet1.D1:Sheet1.D1</svg:desc>
                </draw:g>
              </table:table-cell>
              <table:table-cell office:value-type="string">
                <text:p>v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2:Sheet1.A801</svg:desc>
                </draw:g>
              </table:table-cell>
              <table:table-cell office:value-type="float" office:value="0">
                <text:p>0</text:p>
                <draw:g>
                  <svg:desc>Sheet1.B2:Sheet1.B801</svg:desc>
                </draw:g>
              </table:table-cell>
              <table:table-cell office:value-type="float" office:value="0.0018302001">
                <text:p>0.0018302001</text:p>
                <draw:g>
                  <svg:desc>Sheet1.C2:Sheet1.C801</svg:desc>
                </draw:g>
              </table:table-cell>
              <table:table-cell office:value-type="float" office:value="0">
                <text:p>0</text:p>
                <draw:g>
                  <svg:desc>Sheet1.D2:Sheet1.D801</svg:desc>
                </draw:g>
              </table:table-cell>
              <table:table-cell office:value-type="float" office:value="-0.013310545">
                <text:p>-0.013310545</text:p>
                <draw:g>
                  <svg:desc>Sheet1.E2:Sheet1.E8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0.0025">
                <text:p>0.0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0.0075">
                <text:p>0.0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0.012499999">
                <text:p>0.0124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0.014999999">
                <text:p>0.014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0.017499998">
                <text:p>0.0174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9931636">
                <text:p>-0.0399316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0.019999998">
                <text:p>0.019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26621088">
                <text:p>-0.0266210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0.022499997">
                <text:p>0.0224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39931636">
                <text:p>-0.039931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0.024999997">
                <text:p>0.024999997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0.027499996">
                <text:p>0.027499996</text:p>
              </table:table-cell>
              <table:table-cell office:value-type="float" office:value="0.0128114">
                <text:p>0.0128114</text:p>
              </table:table-cell>
              <table:table-cell office:value-type="float" office:value="0">
                <text:p>0</text:p>
              </table:table-cell>
              <table:table-cell office:value-type="float" office:value="-0.039931636">
                <text:p>-0.039931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0.029999996">
                <text:p>0.029999996</text:p>
              </table:table-cell>
              <table:table-cell office:value-type="float" office:value="0.0237926">
                <text:p>0.0237926</text:p>
              </table:table-cell>
              <table:table-cell office:value-type="float" office:value="0">
                <text:p>0</text:p>
              </table:table-cell>
              <table:table-cell office:value-type="float" office:value="-0.05324218">
                <text:p>-0.053242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0.032499995">
                <text:p>0.032499995</text:p>
              </table:table-cell>
              <table:table-cell office:value-type="float" office:value="0.0237926">
                <text:p>0.0237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0.034999996">
                <text:p>0.034999996</text:p>
              </table:table-cell>
              <table:table-cell office:value-type="float" office:value="0.0256228">
                <text:p>0.0256228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0.037499998">
                <text:p>0.037499998</text:p>
              </table:table-cell>
              <table:table-cell office:value-type="float" office:value="0.036604002">
                <text:p>0.03660400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0.04">
                <text:p>0.04</text:p>
              </table:table-cell>
              <table:table-cell office:value-type="float" office:value="0.0420946">
                <text:p>0.042094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0.0425">
                <text:p>0.0425</text:p>
              </table:table-cell>
              <table:table-cell office:value-type="float" office:value="0.040264398">
                <text:p>0.040264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0.045">
                <text:p>0.045</text:p>
              </table:table-cell>
              <table:table-cell office:value-type="float" office:value="0.0420946">
                <text:p>0.0420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0.047500003">
                <text:p>0.047500003</text:p>
              </table:table-cell>
              <table:table-cell office:value-type="float" office:value="0.040264398">
                <text:p>0.04026439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0.050000004">
                <text:p>0.050000004</text:p>
              </table:table-cell>
              <table:table-cell office:value-type="float" office:value="0.0439248">
                <text:p>0.043924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0.052500006">
                <text:p>0.052500006</text:p>
              </table:table-cell>
              <table:table-cell office:value-type="float" office:value="0.0402644">
                <text:p>0.0402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0.055000007">
                <text:p>0.055000007</text:p>
              </table:table-cell>
              <table:table-cell office:value-type="float" office:value="0.038434204">
                <text:p>0.038434204</text:p>
              </table:table-cell>
              <table:table-cell office:value-type="float" office:value="0">
                <text:p>0</text:p>
              </table:table-cell>
              <table:table-cell office:value-type="float" office:value="-0.03993163">
                <text:p>-0.03993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0.05750001">
                <text:p>0.05750001</text:p>
              </table:table-cell>
              <table:table-cell office:value-type="float" office:value="0.040264398">
                <text:p>0.040264398</text:p>
              </table:table-cell>
              <table:table-cell office:value-type="float" office:value="0">
                <text:p>0</text:p>
              </table:table-cell>
              <table:table-cell office:value-type="float" office:value="-0.026621083">
                <text:p>-0.0266210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0.06000001">
                <text:p>0.06000001</text:p>
              </table:table-cell>
              <table:table-cell office:value-type="float" office:value="0.0439248">
                <text:p>0.0439248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0.06250001">
                <text:p>0.06250001</text:p>
              </table:table-cell>
              <table:table-cell office:value-type="float" office:value="0.045755">
                <text:p>0.045755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0.065000005">
                <text:p>0.065000005</text:p>
              </table:table-cell>
              <table:table-cell office:value-type="float" office:value="0.049415402">
                <text:p>0.0494154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0.0675">
                <text:p>0.0675</text:p>
              </table:table-cell>
              <table:table-cell office:value-type="float" office:value="0.054906003">
                <text:p>0.05490600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0.07">
                <text:p>0.07</text:p>
              </table:table-cell>
              <table:table-cell office:value-type="float" office:value="0.0567362">
                <text:p>0.056736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0.0725">
                <text:p>0.0725</text:p>
              </table:table-cell>
              <table:table-cell office:value-type="float" office:value="0.064057">
                <text:p>0.064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0.074999996">
                <text:p>0.074999996</text:p>
              </table:table-cell>
              <table:table-cell office:value-type="float" office:value="0.065887205">
                <text:p>0.065887205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0.07749999">
                <text:p>0.07749999</text:p>
              </table:table-cell>
              <table:table-cell office:value-type="float" office:value="0.0695476">
                <text:p>0.0695476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0.07999999">
                <text:p>0.07999999</text:p>
              </table:table-cell>
              <table:table-cell office:value-type="float" office:value="0.07137781">
                <text:p>0.07137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0.08249999">
                <text:p>0.08249999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0.084999986">
                <text:p>0.084999986</text:p>
              </table:table-cell>
              <table:table-cell office:value-type="float" office:value="0.073208004">
                <text:p>0.07320800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0.08749998">
                <text:p>0.08749998</text:p>
              </table:table-cell>
              <table:table-cell office:value-type="float" office:value="0.078698605">
                <text:p>0.078698605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0.08999998">
                <text:p>0.08999998</text:p>
              </table:table-cell>
              <table:table-cell office:value-type="float" office:value="0.07686841">
                <text:p>0.0768684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0.09249998">
                <text:p>0.09249998</text:p>
              </table:table-cell>
              <table:table-cell office:value-type="float" office:value="0.078698605">
                <text:p>0.078698605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0.09499998">
                <text:p>0.09499998</text:p>
              </table:table-cell>
              <table:table-cell office:value-type="float" office:value="0.08235901">
                <text:p>0.08235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0.097499974">
                <text:p>0.097499974</text:p>
              </table:table-cell>
              <table:table-cell office:value-type="float" office:value="0.0860194">
                <text:p>0.0860194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0.09999997">
                <text:p>0.09999997</text:p>
              </table:table-cell>
              <table:table-cell office:value-type="float" office:value="0.0951704">
                <text:p>0.095170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0.10249997">
                <text:p>0.10249997</text:p>
              </table:table-cell>
              <table:table-cell office:value-type="float" office:value="0.09151">
                <text:p>0.09151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0.10499997">
                <text:p>0.10499997</text:p>
              </table:table-cell>
              <table:table-cell office:value-type="float" office:value="0.0933402">
                <text:p>0.09334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0.107499965">
                <text:p>0.107499965</text:p>
              </table:table-cell>
              <table:table-cell office:value-type="float" office:value="0.09151">
                <text:p>0.09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0.10999996">
                <text:p>0.10999996</text:p>
              </table:table-cell>
              <table:table-cell office:value-type="float" office:value="0.0933402">
                <text:p>0.09334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0.11249996">
                <text:p>0.11249996</text:p>
              </table:table-cell>
              <table:table-cell office:value-type="float" office:value="0.100661">
                <text:p>0.10066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0.11499996">
                <text:p>0.11499996</text:p>
              </table:table-cell>
              <table:table-cell office:value-type="float" office:value="0.100661">
                <text:p>0.10066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0.117499955">
                <text:p>0.117499955</text:p>
              </table:table-cell>
              <table:table-cell office:value-type="float" office:value="0.1079818">
                <text:p>0.1079818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0.11999995">
                <text:p>0.11999995</text:p>
              </table:table-cell>
              <table:table-cell office:value-type="float" office:value="0.1134724">
                <text:p>0.113472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0.12249995">
                <text:p>0.12249995</text:p>
              </table:table-cell>
              <table:table-cell office:value-type="float" office:value="0.1134724">
                <text:p>0.113472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0.12499995">
                <text:p>0.12499995</text:p>
              </table:table-cell>
              <table:table-cell office:value-type="float" office:value="0.117132805">
                <text:p>0.117132805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0.12749995">
                <text:p>0.12749995</text:p>
              </table:table-cell>
              <table:table-cell office:value-type="float" office:value="0.1134724">
                <text:p>0.113472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0.12999995">
                <text:p>0.12999995</text:p>
              </table:table-cell>
              <table:table-cell office:value-type="float" office:value="0.1153026">
                <text:p>0.1153026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0.13249995">
                <text:p>0.13249995</text:p>
              </table:table-cell>
              <table:table-cell office:value-type="float" office:value="0.118963">
                <text:p>0.11896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0.13499995">
                <text:p>0.13499995</text:p>
              </table:table-cell>
              <table:table-cell office:value-type="float" office:value="0.12262341">
                <text:p>0.12262341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0.13749994">
                <text:p>0.13749994</text:p>
              </table:table-cell>
              <table:table-cell office:value-type="float" office:value="0.1299442">
                <text:p>0.129944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0.13999994">
                <text:p>0.13999994</text:p>
              </table:table-cell>
              <table:table-cell office:value-type="float" office:value="0.13177441">
                <text:p>0.13177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0.14249994">
                <text:p>0.14249994</text:p>
              </table:table-cell>
              <table:table-cell office:value-type="float" office:value="0.1336046">
                <text:p>0.1336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0.14499994">
                <text:p>0.14499994</text:p>
              </table:table-cell>
              <table:table-cell office:value-type="float" office:value="0.13177441">
                <text:p>0.1317744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0.14749993">
                <text:p>0.14749993</text:p>
              </table:table-cell>
              <table:table-cell office:value-type="float" office:value="0.1354348">
                <text:p>0.135434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0.14999993">
                <text:p>0.14999993</text:p>
              </table:table-cell>
              <table:table-cell office:value-type="float" office:value="0.1390952">
                <text:p>0.139095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0.15249993">
                <text:p>0.15249993</text:p>
              </table:table-cell>
              <table:table-cell office:value-type="float" office:value="0.1354348">
                <text:p>0.135434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0.15499993">
                <text:p>0.15499993</text:p>
              </table:table-cell>
              <table:table-cell office:value-type="float" office:value="0.1336046">
                <text:p>0.1336046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0.15749992">
                <text:p>0.15749992</text:p>
              </table:table-cell>
              <table:table-cell office:value-type="float" office:value="0.13726501">
                <text:p>0.13726501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0.15999992">
                <text:p>0.15999992</text:p>
              </table:table-cell>
              <table:table-cell office:value-type="float" office:value="0.1500764">
                <text:p>0.1500764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0.16249992">
                <text:p>0.16249992</text:p>
              </table:table-cell>
              <table:table-cell office:value-type="float" office:value="0.15373681">
                <text:p>0.15373681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0.16499992">
                <text:p>0.16499992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0.16749991">
                <text:p>0.16749991</text:p>
              </table:table-cell>
              <table:table-cell office:value-type="float" office:value="0.17386901">
                <text:p>0.1738690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0.16999991">
                <text:p>0.16999991</text:p>
              </table:table-cell>
              <table:table-cell office:value-type="float" office:value="0.1683784">
                <text:p>0.168378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0.17249991">
                <text:p>0.17249991</text:p>
              </table:table-cell>
              <table:table-cell office:value-type="float" office:value="0.17386901">
                <text:p>0.1738690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0.17499991">
                <text:p>0.17499991</text:p>
              </table:table-cell>
              <table:table-cell office:value-type="float" office:value="0.1720388">
                <text:p>0.172038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0.1774999">
                <text:p>0.1774999</text:p>
              </table:table-cell>
              <table:table-cell office:value-type="float" office:value="0.1683784">
                <text:p>0.1683784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0.1799999">
                <text:p>0.1799999</text:p>
              </table:table-cell>
              <table:table-cell office:value-type="float" office:value="0.17020862">
                <text:p>0.1702086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0.1824999">
                <text:p>0.1824999</text:p>
              </table:table-cell>
              <table:table-cell office:value-type="float" office:value="0.17020862">
                <text:p>0.17020862</text:p>
              </table:table-cell>
              <table:table-cell office:value-type="float" office:value="0">
                <text:p>0</text:p>
              </table:table-cell>
              <table:table-cell office:value-type="float" office:value="0.026621051">
                <text:p>0.0266210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0.1849999">
                <text:p>0.1849999</text:p>
              </table:table-cell>
              <table:table-cell office:value-type="float" office:value="0.1756992">
                <text:p>0.175699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0.1874999">
                <text:p>0.1874999</text:p>
              </table:table-cell>
              <table:table-cell office:value-type="float" office:value="0.17752941">
                <text:p>0.1775294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0.1899999">
                <text:p>0.1899999</text:p>
              </table:table-cell>
              <table:table-cell office:value-type="float" office:value="0.17752941">
                <text:p>0.17752941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0.19249989">
                <text:p>0.19249989</text:p>
              </table:table-cell>
              <table:table-cell office:value-type="float" office:value="0.1720388">
                <text:p>0.172038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0.19499989">
                <text:p>0.19499989</text:p>
              </table:table-cell>
              <table:table-cell office:value-type="float" office:value="0.1756992">
                <text:p>0.175699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  <table:table-cell office:value-type="float" office:value="0.19749989">
                <text:p>0.19749989</text:p>
              </table:table-cell>
              <table:table-cell office:value-type="float" office:value="0.1756992">
                <text:p>0.175699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0.19999988">
                <text:p>0.19999988</text:p>
              </table:table-cell>
              <table:table-cell office:value-type="float" office:value="0.1885106">
                <text:p>0.1885106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">
                <text:p>515</text:p>
              </table:table-cell>
              <table:table-cell office:value-type="float" office:value="0.20249988">
                <text:p>0.20249988</text:p>
              </table:table-cell>
              <table:table-cell office:value-type="float" office:value="0.1885106">
                <text:p>0.1885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">
                <text:p>520</text:p>
              </table:table-cell>
              <table:table-cell office:value-type="float" office:value="0.20499988">
                <text:p>0.20499988</text:p>
              </table:table-cell>
              <table:table-cell office:value-type="float" office:value="0.19583139">
                <text:p>0.19583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0.20749988">
                <text:p>0.20749988</text:p>
              </table:table-cell>
              <table:table-cell office:value-type="float" office:value="0.19583139">
                <text:p>0.19583139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">
                <text:p>530</text:p>
              </table:table-cell>
              <table:table-cell office:value-type="float" office:value="0.20999987">
                <text:p>0.20999987</text:p>
              </table:table-cell>
              <table:table-cell office:value-type="float" office:value="0.2049824">
                <text:p>0.204982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0.21249987">
                <text:p>0.21249987</text:p>
              </table:table-cell>
              <table:table-cell office:value-type="float" office:value="0.2031522">
                <text:p>0.2031522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">
                <text:p>540</text:p>
              </table:table-cell>
              <table:table-cell office:value-type="float" office:value="0.21499987">
                <text:p>0.21499987</text:p>
              </table:table-cell>
              <table:table-cell office:value-type="float" office:value="0.2049824">
                <text:p>0.2049824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0.21749987">
                <text:p>0.21749987</text:p>
              </table:table-cell>
              <table:table-cell office:value-type="float" office:value="0.2049824">
                <text:p>0.2049824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">
                <text:p>550</text:p>
              </table:table-cell>
              <table:table-cell office:value-type="float" office:value="0.21999986">
                <text:p>0.21999986</text:p>
              </table:table-cell>
              <table:table-cell office:value-type="float" office:value="0.21047299">
                <text:p>0.21047299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">
                <text:p>555</text:p>
              </table:table-cell>
              <table:table-cell office:value-type="float" office:value="0.22249986">
                <text:p>0.22249986</text:p>
              </table:table-cell>
              <table:table-cell office:value-type="float" office:value="0.21047299">
                <text:p>0.21047299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">
                <text:p>560</text:p>
              </table:table-cell>
              <table:table-cell office:value-type="float" office:value="0.22499986">
                <text:p>0.22499986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">
                <text:p>565</text:p>
              </table:table-cell>
              <table:table-cell office:value-type="float" office:value="0.22749986">
                <text:p>0.22749986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">
                <text:p>570</text:p>
              </table:table-cell>
              <table:table-cell office:value-type="float" office:value="0.22999986">
                <text:p>0.22999986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">
                <text:p>575</text:p>
              </table:table-cell>
              <table:table-cell office:value-type="float" office:value="0.23249985">
                <text:p>0.23249985</text:p>
              </table:table-cell>
              <table:table-cell office:value-type="float" office:value="0.21779379">
                <text:p>0.21779379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">
                <text:p>580</text:p>
              </table:table-cell>
              <table:table-cell office:value-type="float" office:value="0.23499985">
                <text:p>0.23499985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">
                <text:p>585</text:p>
              </table:table-cell>
              <table:table-cell office:value-type="float" office:value="0.23749985">
                <text:p>0.23749985</text:p>
              </table:table-cell>
              <table:table-cell office:value-type="float" office:value="0.22877502">
                <text:p>0.2287750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">
                <text:p>590</text:p>
              </table:table-cell>
              <table:table-cell office:value-type="float" office:value="0.23999985">
                <text:p>0.23999985</text:p>
              </table:table-cell>
              <table:table-cell office:value-type="float" office:value="0.2251146">
                <text:p>0.2251146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">
                <text:p>595</text:p>
              </table:table-cell>
              <table:table-cell office:value-type="float" office:value="0.24249984">
                <text:p>0.24249984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">
                <text:p>600</text:p>
              </table:table-cell>
              <table:table-cell office:value-type="float" office:value="0.24499984">
                <text:p>0.24499984</text:p>
              </table:table-cell>
              <table:table-cell office:value-type="float" office:value="0.22877502">
                <text:p>0.2287750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">
                <text:p>605</text:p>
              </table:table-cell>
              <table:table-cell office:value-type="float" office:value="0.24749984">
                <text:p>0.24749984</text:p>
              </table:table-cell>
              <table:table-cell office:value-type="float" office:value="0.23609582">
                <text:p>0.2360958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">
                <text:p>610</text:p>
              </table:table-cell>
              <table:table-cell office:value-type="float" office:value="0.24999984">
                <text:p>0.24999984</text:p>
              </table:table-cell>
              <table:table-cell office:value-type="float" office:value="0.24341662">
                <text:p>0.24341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">
                <text:p>615</text:p>
              </table:table-cell>
              <table:table-cell office:value-type="float" office:value="0.25249985">
                <text:p>0.25249985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">
                <text:p>620</text:p>
              </table:table-cell>
              <table:table-cell office:value-type="float" office:value="0.25499985">
                <text:p>0.25499985</text:p>
              </table:table-cell>
              <table:table-cell office:value-type="float" office:value="0.2543978">
                <text:p>0.2543978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0.25749984">
                <text:p>0.25749984</text:p>
              </table:table-cell>
              <table:table-cell office:value-type="float" office:value="0.25073743">
                <text:p>0.2507374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">
                <text:p>630</text:p>
              </table:table-cell>
              <table:table-cell office:value-type="float" office:value="0.25999984">
                <text:p>0.25999984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">
                <text:p>635</text:p>
              </table:table-cell>
              <table:table-cell office:value-type="float" office:value="0.26249984">
                <text:p>0.26249984</text:p>
              </table:table-cell>
              <table:table-cell office:value-type="float" office:value="0.24890721">
                <text:p>0.24890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  <table:table-cell office:value-type="float" office:value="0.26499984">
                <text:p>0.26499984</text:p>
              </table:table-cell>
              <table:table-cell office:value-type="float" office:value="0.247077">
                <text:p>0.247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">
                <text:p>645</text:p>
              </table:table-cell>
              <table:table-cell office:value-type="float" office:value="0.26749983">
                <text:p>0.26749983</text:p>
              </table:table-cell>
              <table:table-cell office:value-type="float" office:value="0.25073743">
                <text:p>0.25073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">
                <text:p>650</text:p>
              </table:table-cell>
              <table:table-cell office:value-type="float" office:value="0.26999983">
                <text:p>0.26999983</text:p>
              </table:table-cell>
              <table:table-cell office:value-type="float" office:value="0.2543978">
                <text:p>0.254397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">
                <text:p>655</text:p>
              </table:table-cell>
              <table:table-cell office:value-type="float" office:value="0.27249983">
                <text:p>0.27249983</text:p>
              </table:table-cell>
              <table:table-cell office:value-type="float" office:value="0.256228">
                <text:p>0.256228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">
                <text:p>660</text:p>
              </table:table-cell>
              <table:table-cell office:value-type="float" office:value="0.27499983">
                <text:p>0.27499983</text:p>
              </table:table-cell>
              <table:table-cell office:value-type="float" office:value="0.2598884">
                <text:p>0.2598884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">
                <text:p>665</text:p>
              </table:table-cell>
              <table:table-cell office:value-type="float" office:value="0.27749982">
                <text:p>0.27749982</text:p>
              </table:table-cell>
              <table:table-cell office:value-type="float" office:value="0.27269983">
                <text:p>0.27269983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">
                <text:p>670</text:p>
              </table:table-cell>
              <table:table-cell office:value-type="float" office:value="0.27999982">
                <text:p>0.27999982</text:p>
              </table:table-cell>
              <table:table-cell office:value-type="float" office:value="0.2672092">
                <text:p>0.267209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">
                <text:p>675</text:p>
              </table:table-cell>
              <table:table-cell office:value-type="float" office:value="0.28249982">
                <text:p>0.28249982</text:p>
              </table:table-cell>
              <table:table-cell office:value-type="float" office:value="0.2708696">
                <text:p>0.2708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0.28499982">
                <text:p>0.28499982</text:p>
              </table:table-cell>
              <table:table-cell office:value-type="float" office:value="0.2818508">
                <text:p>0.281850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">
                <text:p>685</text:p>
              </table:table-cell>
              <table:table-cell office:value-type="float" office:value="0.28749982">
                <text:p>0.28749982</text:p>
              </table:table-cell>
              <table:table-cell office:value-type="float" office:value="0.2781904">
                <text:p>0.278190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">
                <text:p>690</text:p>
              </table:table-cell>
              <table:table-cell office:value-type="float" office:value="0.2899998">
                <text:p>0.2899998</text:p>
              </table:table-cell>
              <table:table-cell office:value-type="float" office:value="0.27453002">
                <text:p>0.27453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">
                <text:p>695</text:p>
              </table:table-cell>
              <table:table-cell office:value-type="float" office:value="0.2924998">
                <text:p>0.2924998</text:p>
              </table:table-cell>
              <table:table-cell office:value-type="float" office:value="0.28551123">
                <text:p>0.2855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">
                <text:p>700</text:p>
              </table:table-cell>
              <table:table-cell office:value-type="float" office:value="0.2949998">
                <text:p>0.2949998</text:p>
              </table:table-cell>
              <table:table-cell office:value-type="float" office:value="0.28734142">
                <text:p>0.28734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">
                <text:p>705</text:p>
              </table:table-cell>
              <table:table-cell office:value-type="float" office:value="0.2974998">
                <text:p>0.2974998</text:p>
              </table:table-cell>
              <table:table-cell office:value-type="float" office:value="0.2891716">
                <text:p>0.2891716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">
                <text:p>710</text:p>
              </table:table-cell>
              <table:table-cell office:value-type="float" office:value="0.2999998">
                <text:p>0.2999998</text:p>
              </table:table-cell>
              <table:table-cell office:value-type="float" office:value="0.2891716">
                <text:p>0.289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">
                <text:p>71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">
                <text:p>72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">
                <text:p>72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">
                <text:p>73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">
                <text:p>735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">
                <text:p>74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">
                <text:p>74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">
                <text:p>75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">
                <text:p>76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">
                <text:p>76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">
                <text:p>77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">
                <text:p>77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">
                <text:p>78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">
                <text:p>78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">
                <text:p>79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.106484376">
                <text:p>0.1064843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">
                <text:p>80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">
                <text:p>80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">
                <text:p>81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">
                <text:p>815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">
                <text:p>820</text:p>
              </table:table-cell>
              <table:table-cell office:value-type="float" office:value="0.3">
                <text:p>0.3</text:p>
              </table:table-cell>
              <table:table-cell office:value-type="float" office:value="0.31662464">
                <text:p>0.31662464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">
                <text:p>825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">
                <text:p>83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">
                <text:p>835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">
                <text:p>84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">
                <text:p>85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">
                <text:p>855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">
                <text:p>860</text:p>
              </table:table-cell>
              <table:table-cell office:value-type="float" office:value="0.3">
                <text:p>0.3</text:p>
              </table:table-cell>
              <table:table-cell office:value-type="float" office:value="0.28551123">
                <text:p>0.28551123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">
                <text:p>86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">
                <text:p>87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">
                <text:p>87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">
                <text:p>88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">
                <text:p>88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">
                <text:p>89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.106484376">
                <text:p>0.1064843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">
                <text:p>89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">
                <text:p>90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">
                <text:p>90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">
                <text:p>91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">
                <text:p>91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">
                <text:p>92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">
                <text:p>92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">
                <text:p>93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">
                <text:p>935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">
                <text:p>94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">
                <text:p>94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">
                <text:p>95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">
                <text:p>95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  <table:table-cell office:value-type="float" office:value="0.106484376">
                <text:p>0.1064843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">
                <text:p>96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">
                <text:p>96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">
                <text:p>97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">
                <text:p>97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">
                <text:p>98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">
                <text:p>98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">
                <text:p>99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">
                <text:p>99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">
                <text:p>100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">
                <text:p>101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">
                <text:p>101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">
                <text:p>102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">
                <text:p>102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">
                <text:p>103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">
                <text:p>103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">
                <text:p>104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">
                <text:p>104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">
                <text:p>105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  <table:table-cell office:value-type="float" office:value="0.106484376">
                <text:p>0.1064843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">
                <text:p>105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0.11979492">
                <text:p>0.119794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">
                <text:p>106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">
                <text:p>106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">
                <text:p>1070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">
                <text:p>107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-0.093173824">
                <text:p>-0.0931738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">
                <text:p>108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">
                <text:p>108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">
                <text:p>109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">
                <text:p>1095</text:p>
              </table:table-cell>
              <table:table-cell office:value-type="float" office:value="0.3">
                <text:p>0.3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">
                <text:p>1100</text:p>
              </table:table-cell>
              <table:table-cell office:value-type="float" office:value="0.3">
                <text:p>0.3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">
                <text:p>1105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">
                <text:p>111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">
                <text:p>111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">
                <text:p>112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">
                <text:p>112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">
                <text:p>113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">
                <text:p>113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  <table:table-cell office:value-type="float" office:value="-0.106484376">
                <text:p>-0.1064843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">
                <text:p>114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">
                <text:p>114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">
                <text:p>115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">
                <text:p>115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">
                <text:p>1165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">
                <text:p>1175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">
                <text:p>118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">
                <text:p>1185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">
                <text:p>119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">
                <text:p>120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  <table:table-cell office:value-type="float" office:value="0">
                <text:p>0</text:p>
              </table:table-cell>
              <table:table-cell office:value-type="float" office:value="-0.093173824">
                <text:p>-0.09317382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">
                <text:p>1205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">
                <text:p>121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">
                <text:p>1215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">
                <text:p>122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">
                <text:p>1225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">
                <text:p>1230</text:p>
              </table:table-cell>
              <table:table-cell office:value-type="float" office:value="0.2975">
                <text:p>0.2975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">
                <text:p>1235</text:p>
              </table:table-cell>
              <table:table-cell office:value-type="float" office:value="0.29500002">
                <text:p>0.29500002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">
                <text:p>1240</text:p>
              </table:table-cell>
              <table:table-cell office:value-type="float" office:value="0.29250002">
                <text:p>0.29250002</text:p>
              </table:table-cell>
              <table:table-cell office:value-type="float" office:value="0.30198303">
                <text:p>0.3019830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">
                <text:p>1245</text:p>
              </table:table-cell>
              <table:table-cell office:value-type="float" office:value="0.29000002">
                <text:p>0.29000002</text:p>
              </table:table-cell>
              <table:table-cell office:value-type="float" office:value="0.29832262">
                <text:p>0.2983226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0.28750002">
                <text:p>0.28750002</text:p>
              </table:table-cell>
              <table:table-cell office:value-type="float" office:value="0.3001528">
                <text:p>0.3001528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">
                <text:p>1255</text:p>
              </table:table-cell>
              <table:table-cell office:value-type="float" office:value="0.28500003">
                <text:p>0.28500003</text:p>
              </table:table-cell>
              <table:table-cell office:value-type="float" office:value="0.29649243">
                <text:p>0.29649243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">
                <text:p>1260</text:p>
              </table:table-cell>
              <table:table-cell office:value-type="float" office:value="0.28250003">
                <text:p>0.28250003</text:p>
              </table:table-cell>
              <table:table-cell office:value-type="float" office:value="0.28002062">
                <text:p>0.28002062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">
                <text:p>1265</text:p>
              </table:table-cell>
              <table:table-cell office:value-type="float" office:value="0.28000003">
                <text:p>0.28000003</text:p>
              </table:table-cell>
              <table:table-cell office:value-type="float" office:value="0.28002062">
                <text:p>0.28002062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">
                <text:p>1270</text:p>
              </table:table-cell>
              <table:table-cell office:value-type="float" office:value="0.27750003">
                <text:p>0.27750003</text:p>
              </table:table-cell>
              <table:table-cell office:value-type="float" office:value="0.2781904">
                <text:p>0.2781904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">
                <text:p>1275</text:p>
              </table:table-cell>
              <table:table-cell office:value-type="float" office:value="0.27500004">
                <text:p>0.27500004</text:p>
              </table:table-cell>
              <table:table-cell office:value-type="float" office:value="0.2672092">
                <text:p>0.267209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">
                <text:p>1280</text:p>
              </table:table-cell>
              <table:table-cell office:value-type="float" office:value="0.27250004">
                <text:p>0.27250004</text:p>
              </table:table-cell>
              <table:table-cell office:value-type="float" office:value="0.2690394">
                <text:p>0.2690394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">
                <text:p>1285</text:p>
              </table:table-cell>
              <table:table-cell office:value-type="float" office:value="0.27000004">
                <text:p>0.27000004</text:p>
              </table:table-cell>
              <table:table-cell office:value-type="float" office:value="0.27453002">
                <text:p>0.2745300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">
                <text:p>1290</text:p>
              </table:table-cell>
              <table:table-cell office:value-type="float" office:value="0.26750004">
                <text:p>0.26750004</text:p>
              </table:table-cell>
              <table:table-cell office:value-type="float" office:value="0.27269983">
                <text:p>0.2726998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">
                <text:p>1295</text:p>
              </table:table-cell>
              <table:table-cell office:value-type="float" office:value="0.26500005">
                <text:p>0.26500005</text:p>
              </table:table-cell>
              <table:table-cell office:value-type="float" office:value="0.2690394">
                <text:p>0.269039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0.26250005">
                <text:p>0.26250005</text:p>
              </table:table-cell>
              <table:table-cell office:value-type="float" office:value="0.2708696">
                <text:p>0.2708696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">
                <text:p>1305</text:p>
              </table:table-cell>
              <table:table-cell office:value-type="float" office:value="0.26000005">
                <text:p>0.26000005</text:p>
              </table:table-cell>
              <table:table-cell office:value-type="float" office:value="0.27453002">
                <text:p>0.2745300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">
                <text:p>1310</text:p>
              </table:table-cell>
              <table:table-cell office:value-type="float" office:value="0.25750005">
                <text:p>0.25750005</text:p>
              </table:table-cell>
              <table:table-cell office:value-type="float" office:value="0.2708696">
                <text:p>0.2708696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">
                <text:p>1315</text:p>
              </table:table-cell>
              <table:table-cell office:value-type="float" office:value="0.25500005">
                <text:p>0.25500005</text:p>
              </table:table-cell>
              <table:table-cell office:value-type="float" office:value="0.2598884">
                <text:p>0.259888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">
                <text:p>1320</text:p>
              </table:table-cell>
              <table:table-cell office:value-type="float" office:value="0.25250006">
                <text:p>0.25250006</text:p>
              </table:table-cell>
              <table:table-cell office:value-type="float" office:value="0.2708696">
                <text:p>0.2708696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">
                <text:p>1325</text:p>
              </table:table-cell>
              <table:table-cell office:value-type="float" office:value="0.25000006">
                <text:p>0.25000006</text:p>
              </table:table-cell>
              <table:table-cell office:value-type="float" office:value="0.2598884">
                <text:p>0.2598884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">
                <text:p>1330</text:p>
              </table:table-cell>
              <table:table-cell office:value-type="float" office:value="0.24750006">
                <text:p>0.24750006</text:p>
              </table:table-cell>
              <table:table-cell office:value-type="float" office:value="0.24524681">
                <text:p>0.24524681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">
                <text:p>1335</text:p>
              </table:table-cell>
              <table:table-cell office:value-type="float" office:value="0.24500006">
                <text:p>0.24500006</text:p>
              </table:table-cell>
              <table:table-cell office:value-type="float" office:value="0.24341662">
                <text:p>0.2434166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">
                <text:p>1340</text:p>
              </table:table-cell>
              <table:table-cell office:value-type="float" office:value="0.24250007">
                <text:p>0.24250007</text:p>
              </table:table-cell>
              <table:table-cell office:value-type="float" office:value="0.24524681">
                <text:p>0.24524681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">
                <text:p>1345</text:p>
              </table:table-cell>
              <table:table-cell office:value-type="float" office:value="0.24000007">
                <text:p>0.24000007</text:p>
              </table:table-cell>
              <table:table-cell office:value-type="float" office:value="0.23426561">
                <text:p>0.23426561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">
                <text:p>1350</text:p>
              </table:table-cell>
              <table:table-cell office:value-type="float" office:value="0.23750007">
                <text:p>0.23750007</text:p>
              </table:table-cell>
              <table:table-cell office:value-type="float" office:value="0.22328441">
                <text:p>0.2232844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">
                <text:p>1355</text:p>
              </table:table-cell>
              <table:table-cell office:value-type="float" office:value="0.23500007">
                <text:p>0.23500007</text:p>
              </table:table-cell>
              <table:table-cell office:value-type="float" office:value="0.22145422">
                <text:p>0.2214542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">
                <text:p>1360</text:p>
              </table:table-cell>
              <table:table-cell office:value-type="float" office:value="0.23250008">
                <text:p>0.23250008</text:p>
              </table:table-cell>
              <table:table-cell office:value-type="float" office:value="0.21413341">
                <text:p>0.2141334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">
                <text:p>1365</text:p>
              </table:table-cell>
              <table:table-cell office:value-type="float" office:value="0.23000008">
                <text:p>0.23000008</text:p>
              </table:table-cell>
              <table:table-cell office:value-type="float" office:value="0.22328441">
                <text:p>0.22328441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">
                <text:p>1370</text:p>
              </table:table-cell>
              <table:table-cell office:value-type="float" office:value="0.22750008">
                <text:p>0.22750008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">
                <text:p>0</text:p>
              </table:table-cell>
              <table:table-cell office:value-type="float" office:value="0.106484376">
                <text:p>0.1064843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">
                <text:p>1375</text:p>
              </table:table-cell>
              <table:table-cell office:value-type="float" office:value="0.22500008">
                <text:p>0.22500008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">
                <text:p>0</text:p>
              </table:table-cell>
              <table:table-cell office:value-type="float" office:value="0.106484376">
                <text:p>0.1064843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">
                <text:p>1380</text:p>
              </table:table-cell>
              <table:table-cell office:value-type="float" office:value="0.22250009">
                <text:p>0.22250009</text:p>
              </table:table-cell>
              <table:table-cell office:value-type="float" office:value="0.2306052">
                <text:p>0.230605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">
                <text:p>1385</text:p>
              </table:table-cell>
              <table:table-cell office:value-type="float" office:value="0.22000009">
                <text:p>0.22000009</text:p>
              </table:table-cell>
              <table:table-cell office:value-type="float" office:value="0.23243539">
                <text:p>0.23243539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">
                <text:p>1390</text:p>
              </table:table-cell>
              <table:table-cell office:value-type="float" office:value="0.21750009">
                <text:p>0.21750009</text:p>
              </table:table-cell>
              <table:table-cell office:value-type="float" office:value="0.2306052">
                <text:p>0.2306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">
                <text:p>1395</text:p>
              </table:table-cell>
              <table:table-cell office:value-type="float" office:value="0.2150001">
                <text:p>0.2150001</text:p>
              </table:table-cell>
              <table:table-cell office:value-type="float" office:value="0.2251146">
                <text:p>0.225114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">
                <text:p>1400</text:p>
              </table:table-cell>
              <table:table-cell office:value-type="float" office:value="0.2125001">
                <text:p>0.2125001</text:p>
              </table:table-cell>
              <table:table-cell office:value-type="float" office:value="0.21962401">
                <text:p>0.2196240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">
                <text:p>1405</text:p>
              </table:table-cell>
              <table:table-cell office:value-type="float" office:value="0.2100001">
                <text:p>0.2100001</text:p>
              </table:table-cell>
              <table:table-cell office:value-type="float" office:value="0.2159636">
                <text:p>0.2159636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">
                <text:p>1410</text:p>
              </table:table-cell>
              <table:table-cell office:value-type="float" office:value="0.2075001">
                <text:p>0.2075001</text:p>
              </table:table-cell>
              <table:table-cell office:value-type="float" office:value="0.2123032">
                <text:p>0.212303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">
                <text:p>1415</text:p>
              </table:table-cell>
              <table:table-cell office:value-type="float" office:value="0.2050001">
                <text:p>0.2050001</text:p>
              </table:table-cell>
              <table:table-cell office:value-type="float" office:value="0.201322">
                <text:p>0.20132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">
                <text:p>1420</text:p>
              </table:table-cell>
              <table:table-cell office:value-type="float" office:value="0.2025001">
                <text:p>0.2025001</text:p>
              </table:table-cell>
              <table:table-cell office:value-type="float" office:value="0.1903408">
                <text:p>0.1903408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">
                <text:p>1425</text:p>
              </table:table-cell>
              <table:table-cell office:value-type="float" office:value="0.2000001">
                <text:p>0.2000001</text:p>
              </table:table-cell>
              <table:table-cell office:value-type="float" office:value="0.1885106">
                <text:p>0.1885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">
                <text:p>1430</text:p>
              </table:table-cell>
              <table:table-cell office:value-type="float" office:value="0.19750011">
                <text:p>0.19750011</text:p>
              </table:table-cell>
              <table:table-cell office:value-type="float" office:value="0.18485022">
                <text:p>0.1848502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">
                <text:p>1435</text:p>
              </table:table-cell>
              <table:table-cell office:value-type="float" office:value="0.19500011">
                <text:p>0.19500011</text:p>
              </table:table-cell>
              <table:table-cell office:value-type="float" office:value="0.1756992">
                <text:p>0.1756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">
                <text:p>1440</text:p>
              </table:table-cell>
              <table:table-cell office:value-type="float" office:value="0.19250011">
                <text:p>0.19250011</text:p>
              </table:table-cell>
              <table:table-cell office:value-type="float" office:value="0.17386901">
                <text:p>0.17386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">
                <text:p>1445</text:p>
              </table:table-cell>
              <table:table-cell office:value-type="float" office:value="0.19000012">
                <text:p>0.19000012</text:p>
              </table:table-cell>
              <table:table-cell office:value-type="float" office:value="0.1775294">
                <text:p>0.177529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">
                <text:p>1450</text:p>
              </table:table-cell>
              <table:table-cell office:value-type="float" office:value="0.18750012">
                <text:p>0.18750012</text:p>
              </table:table-cell>
              <table:table-cell office:value-type="float" office:value="0.1903408">
                <text:p>0.1903408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">
                <text:p>1455</text:p>
              </table:table-cell>
              <table:table-cell office:value-type="float" office:value="0.18500012">
                <text:p>0.18500012</text:p>
              </table:table-cell>
              <table:table-cell office:value-type="float" office:value="0.192171">
                <text:p>0.19217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">
                <text:p>1460</text:p>
              </table:table-cell>
              <table:table-cell office:value-type="float" office:value="0.18250012">
                <text:p>0.18250012</text:p>
              </table:table-cell>
              <table:table-cell office:value-type="float" office:value="0.192171">
                <text:p>0.19217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">
                <text:p>1465</text:p>
              </table:table-cell>
              <table:table-cell office:value-type="float" office:value="0.18000013">
                <text:p>0.18000013</text:p>
              </table:table-cell>
              <table:table-cell office:value-type="float" office:value="0.1940012">
                <text:p>0.194001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">
                <text:p>1470</text:p>
              </table:table-cell>
              <table:table-cell office:value-type="float" office:value="0.17750013">
                <text:p>0.17750013</text:p>
              </table:table-cell>
              <table:table-cell office:value-type="float" office:value="0.1811898">
                <text:p>0.1811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">
                <text:p>1475</text:p>
              </table:table-cell>
              <table:table-cell office:value-type="float" office:value="0.17500013">
                <text:p>0.17500013</text:p>
              </table:table-cell>
              <table:table-cell office:value-type="float" office:value="0.1756992">
                <text:p>0.1756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">
                <text:p>1480</text:p>
              </table:table-cell>
              <table:table-cell office:value-type="float" office:value="0.17250013">
                <text:p>0.17250013</text:p>
              </table:table-cell>
              <table:table-cell office:value-type="float" office:value="0.1720388">
                <text:p>0.172038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">
                <text:p>1485</text:p>
              </table:table-cell>
              <table:table-cell office:value-type="float" office:value="0.17000014">
                <text:p>0.17000014</text:p>
              </table:table-cell>
              <table:table-cell office:value-type="float" office:value="0.1665482">
                <text:p>0.166548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">
                <text:p>1490</text:p>
              </table:table-cell>
              <table:table-cell office:value-type="float" office:value="0.16750014">
                <text:p>0.16750014</text:p>
              </table:table-cell>
              <table:table-cell office:value-type="float" office:value="0.16471802">
                <text:p>0.16471802</text:p>
              </table:table-cell>
              <table:table-cell office:value-type="float" office:value="0">
                <text:p>0</text:p>
              </table:table-cell>
              <table:table-cell office:value-type="float" office:value="0.026621051">
                <text:p>0.02662105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">
                <text:p>1495</text:p>
              </table:table-cell>
              <table:table-cell office:value-type="float" office:value="0.16500014">
                <text:p>0.16500014</text:p>
              </table:table-cell>
              <table:table-cell office:value-type="float" office:value="0.1610576">
                <text:p>0.1610576</text:p>
              </table:table-cell>
              <table:table-cell office:value-type="float" office:value="0">
                <text:p>0</text:p>
              </table:table-cell>
              <table:table-cell office:value-type="float" office:value="0.026621051">
                <text:p>0.0266210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0.16250014">
                <text:p>0.16250014</text:p>
              </table:table-cell>
              <table:table-cell office:value-type="float" office:value="0.16471802">
                <text:p>0.16471802</text:p>
              </table:table-cell>
              <table:table-cell office:value-type="float" office:value="0">
                <text:p>0</text:p>
              </table:table-cell>
              <table:table-cell office:value-type="float" office:value="-0.026621051">
                <text:p>-0.0266210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">
                <text:p>1505</text:p>
              </table:table-cell>
              <table:table-cell office:value-type="float" office:value="0.16000015">
                <text:p>0.16000015</text:p>
              </table:table-cell>
              <table:table-cell office:value-type="float" office:value="0.15739721">
                <text:p>0.15739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">
                <text:p>1510</text:p>
              </table:table-cell>
              <table:table-cell office:value-type="float" office:value="0.15750015">
                <text:p>0.15750015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">
                <text:p>1515</text:p>
              </table:table-cell>
              <table:table-cell office:value-type="float" office:value="0.15500015">
                <text:p>0.15500015</text:p>
              </table:table-cell>
              <table:table-cell office:value-type="float" office:value="0.15922742">
                <text:p>0.1592274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">
                <text:p>1520</text:p>
              </table:table-cell>
              <table:table-cell office:value-type="float" office:value="0.15250015">
                <text:p>0.15250015</text:p>
              </table:table-cell>
              <table:table-cell office:value-type="float" office:value="0.14824621">
                <text:p>0.14824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">
                <text:p>1525</text:p>
              </table:table-cell>
              <table:table-cell office:value-type="float" office:value="0.15000015">
                <text:p>0.15000015</text:p>
              </table:table-cell>
              <table:table-cell office:value-type="float" office:value="0.1445858">
                <text:p>0.1445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">
                <text:p>1530</text:p>
              </table:table-cell>
              <table:table-cell office:value-type="float" office:value="0.14750016">
                <text:p>0.14750016</text:p>
              </table:table-cell>
              <table:table-cell office:value-type="float" office:value="0.1445858">
                <text:p>0.144585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">
                <text:p>1535</text:p>
              </table:table-cell>
              <table:table-cell office:value-type="float" office:value="0.14500016">
                <text:p>0.14500016</text:p>
              </table:table-cell>
              <table:table-cell office:value-type="float" office:value="0.1390952">
                <text:p>0.139095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">
                <text:p>1540</text:p>
              </table:table-cell>
              <table:table-cell office:value-type="float" office:value="0.14250016">
                <text:p>0.14250016</text:p>
              </table:table-cell>
              <table:table-cell office:value-type="float" office:value="0.1390952">
                <text:p>0.1390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">
                <text:p>1545</text:p>
              </table:table-cell>
              <table:table-cell office:value-type="float" office:value="0.14000016">
                <text:p>0.14000016</text:p>
              </table:table-cell>
              <table:table-cell office:value-type="float" office:value="0.14275561">
                <text:p>0.1427556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">
                <text:p>1550</text:p>
              </table:table-cell>
              <table:table-cell office:value-type="float" office:value="0.13750017">
                <text:p>0.13750017</text:p>
              </table:table-cell>
              <table:table-cell office:value-type="float" office:value="0.1409254">
                <text:p>0.1409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">
                <text:p>1555</text:p>
              </table:table-cell>
              <table:table-cell office:value-type="float" office:value="0.13500017">
                <text:p>0.13500017</text:p>
              </table:table-cell>
              <table:table-cell office:value-type="float" office:value="0.1354348">
                <text:p>0.1354348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">
                <text:p>1560</text:p>
              </table:table-cell>
              <table:table-cell office:value-type="float" office:value="0.13250017">
                <text:p>0.13250017</text:p>
              </table:table-cell>
              <table:table-cell office:value-type="float" office:value="0.1299442">
                <text:p>0.1299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">
                <text:p>1565</text:p>
              </table:table-cell>
              <table:table-cell office:value-type="float" office:value="0.13000017">
                <text:p>0.13000017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">
                <text:p>1570</text:p>
              </table:table-cell>
              <table:table-cell office:value-type="float" office:value="0.12750018">
                <text:p>0.12750018</text:p>
              </table:table-cell>
              <table:table-cell office:value-type="float" office:value="0.1207932">
                <text:p>0.120793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">
                <text:p>1575</text:p>
              </table:table-cell>
              <table:table-cell office:value-type="float" office:value="0.12500018">
                <text:p>0.12500018</text:p>
              </table:table-cell>
              <table:table-cell office:value-type="float" office:value="0.124453604">
                <text:p>0.12445360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">
                <text:p>1580</text:p>
              </table:table-cell>
              <table:table-cell office:value-type="float" office:value="0.12250018">
                <text:p>0.12250018</text:p>
              </table:table-cell>
              <table:table-cell office:value-type="float" office:value="0.12262341">
                <text:p>0.1226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">
                <text:p>1585</text:p>
              </table:table-cell>
              <table:table-cell office:value-type="float" office:value="0.12000018">
                <text:p>0.12000018</text:p>
              </table:table-cell>
              <table:table-cell office:value-type="float" office:value="0.12628381">
                <text:p>0.12628381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">
                <text:p>1590</text:p>
              </table:table-cell>
              <table:table-cell office:value-type="float" office:value="0.117500186">
                <text:p>0.117500186</text:p>
              </table:table-cell>
              <table:table-cell office:value-type="float" office:value="0.118963">
                <text:p>0.118963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">
                <text:p>1595</text:p>
              </table:table-cell>
              <table:table-cell office:value-type="float" office:value="0.11500019">
                <text:p>0.11500019</text:p>
              </table:table-cell>
              <table:table-cell office:value-type="float" office:value="0.1134724">
                <text:p>0.113472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">
                <text:p>1600</text:p>
              </table:table-cell>
              <table:table-cell office:value-type="float" office:value="0.11250019">
                <text:p>0.11250019</text:p>
              </table:table-cell>
              <table:table-cell office:value-type="float" office:value="0.1079818">
                <text:p>0.107981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">
                <text:p>1605</text:p>
              </table:table-cell>
              <table:table-cell office:value-type="float" office:value="0.11000019">
                <text:p>0.11000019</text:p>
              </table:table-cell>
              <table:table-cell office:value-type="float" office:value="0.1079818">
                <text:p>0.107981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">
                <text:p>1610</text:p>
              </table:table-cell>
              <table:table-cell office:value-type="float" office:value="0.107500196">
                <text:p>0.107500196</text:p>
              </table:table-cell>
              <table:table-cell office:value-type="float" office:value="0.100661">
                <text:p>0.10066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">
                <text:p>1615</text:p>
              </table:table-cell>
              <table:table-cell office:value-type="float" office:value="0.1050002">
                <text:p>0.1050002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">
                <text:p>1620</text:p>
              </table:table-cell>
              <table:table-cell office:value-type="float" office:value="0.1025002">
                <text:p>0.1025002</text:p>
              </table:table-cell>
              <table:table-cell office:value-type="float" office:value="0.104321405">
                <text:p>0.104321405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">
                <text:p>1625</text:p>
              </table:table-cell>
              <table:table-cell office:value-type="float" office:value="0.1000002">
                <text:p>0.1000002</text:p>
              </table:table-cell>
              <table:table-cell office:value-type="float" office:value="0.1024912">
                <text:p>0.102491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">
                <text:p>1630</text:p>
              </table:table-cell>
              <table:table-cell office:value-type="float" office:value="0.097500205">
                <text:p>0.097500205</text:p>
              </table:table-cell>
              <table:table-cell office:value-type="float" office:value="0.098830804">
                <text:p>0.09883080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">
                <text:p>1635</text:p>
              </table:table-cell>
              <table:table-cell office:value-type="float" office:value="0.09500021">
                <text:p>0.09500021</text:p>
              </table:table-cell>
              <table:table-cell office:value-type="float" office:value="0.0933402">
                <text:p>0.09334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">
                <text:p>1640</text:p>
              </table:table-cell>
              <table:table-cell office:value-type="float" office:value="0.09250021">
                <text:p>0.09250021</text:p>
              </table:table-cell>
              <table:table-cell office:value-type="float" office:value="0.0951704">
                <text:p>0.095170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">
                <text:p>1645</text:p>
              </table:table-cell>
              <table:table-cell office:value-type="float" office:value="0.09000021">
                <text:p>0.09000021</text:p>
              </table:table-cell>
              <table:table-cell office:value-type="float" office:value="0.09151">
                <text:p>0.0915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0.087500215">
                <text:p>0.087500215</text:p>
              </table:table-cell>
              <table:table-cell office:value-type="float" office:value="0.08418921">
                <text:p>0.0841892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">
                <text:p>1655</text:p>
              </table:table-cell>
              <table:table-cell office:value-type="float" office:value="0.08500022">
                <text:p>0.08500022</text:p>
              </table:table-cell>
              <table:table-cell office:value-type="float" office:value="0.08418921">
                <text:p>0.08418921</text:p>
              </table:table-cell>
              <table:table-cell office:value-type="float" office:value="0">
                <text:p>0</text:p>
              </table:table-cell>
              <table:table-cell office:value-type="float" office:value="0.013310526">
                <text:p>0.0133105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">
                <text:p>1660</text:p>
              </table:table-cell>
              <table:table-cell office:value-type="float" office:value="0.08250022">
                <text:p>0.08250022</text:p>
              </table:table-cell>
              <table:table-cell office:value-type="float" office:value="0.0860194">
                <text:p>0.0860194</text:p>
              </table:table-cell>
              <table:table-cell office:value-type="float" office:value="0">
                <text:p>0</text:p>
              </table:table-cell>
              <table:table-cell office:value-type="float" office:value="0.013310526">
                <text:p>0.013310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">
                <text:p>1665</text:p>
              </table:table-cell>
              <table:table-cell office:value-type="float" office:value="0.08000022">
                <text:p>0.08000022</text:p>
              </table:table-cell>
              <table:table-cell office:value-type="float" office:value="0.08235901">
                <text:p>0.08235901</text:p>
              </table:table-cell>
              <table:table-cell office:value-type="float" office:value="0">
                <text:p>0</text:p>
              </table:table-cell>
              <table:table-cell office:value-type="float" office:value="0.026621073">
                <text:p>0.0266210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">
                <text:p>1670</text:p>
              </table:table-cell>
              <table:table-cell office:value-type="float" office:value="0.077500224">
                <text:p>0.077500224</text:p>
              </table:table-cell>
              <table:table-cell office:value-type="float" office:value="0.078698605">
                <text:p>0.078698605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">
                <text:p>1675</text:p>
              </table:table-cell>
              <table:table-cell office:value-type="float" office:value="0.07500023">
                <text:p>0.07500023</text:p>
              </table:table-cell>
              <table:table-cell office:value-type="float" office:value="0.0750382">
                <text:p>0.075038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">
                <text:p>1680</text:p>
              </table:table-cell>
              <table:table-cell office:value-type="float" office:value="0.07250023">
                <text:p>0.07250023</text:p>
              </table:table-cell>
              <table:table-cell office:value-type="float" office:value="0.07686841">
                <text:p>0.0768684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">
                <text:p>1685</text:p>
              </table:table-cell>
              <table:table-cell office:value-type="float" office:value="0.07000023">
                <text:p>0.07000023</text:p>
              </table:table-cell>
              <table:table-cell office:value-type="float" office:value="0.0695476">
                <text:p>0.069547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">
                <text:p>1690</text:p>
              </table:table-cell>
              <table:table-cell office:value-type="float" office:value="0.06750023">
                <text:p>0.06750023</text:p>
              </table:table-cell>
              <table:table-cell office:value-type="float" office:value="0.0695476">
                <text:p>0.069547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">
                <text:p>1695</text:p>
              </table:table-cell>
              <table:table-cell office:value-type="float" office:value="0.065000236">
                <text:p>0.065000236</text:p>
              </table:table-cell>
              <table:table-cell office:value-type="float" office:value="0.0677174">
                <text:p>0.0677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">
                <text:p>1700</text:p>
              </table:table-cell>
              <table:table-cell office:value-type="float" office:value="0.06250024">
                <text:p>0.06250024</text:p>
              </table:table-cell>
              <table:table-cell office:value-type="float" office:value="0.0603966">
                <text:p>0.060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">
                <text:p>1705</text:p>
              </table:table-cell>
              <table:table-cell office:value-type="float" office:value="0.060000237">
                <text:p>0.060000237</text:p>
              </table:table-cell>
              <table:table-cell office:value-type="float" office:value="0.054906003">
                <text:p>0.054906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">
                <text:p>1710</text:p>
              </table:table-cell>
              <table:table-cell office:value-type="float" office:value="0.057500236">
                <text:p>0.057500236</text:p>
              </table:table-cell>
              <table:table-cell office:value-type="float" office:value="0.054906003">
                <text:p>0.05490600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">
                <text:p>1715</text:p>
              </table:table-cell>
              <table:table-cell office:value-type="float" office:value="0.055000234">
                <text:p>0.055000234</text:p>
              </table:table-cell>
              <table:table-cell office:value-type="float" office:value="0.0512456">
                <text:p>0.051245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">
                <text:p>1720</text:p>
              </table:table-cell>
              <table:table-cell office:value-type="float" office:value="0.052500233">
                <text:p>0.052500233</text:p>
              </table:table-cell>
              <table:table-cell office:value-type="float" office:value="0.049415402">
                <text:p>0.049415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">
                <text:p>1725</text:p>
              </table:table-cell>
              <table:table-cell office:value-type="float" office:value="0.05000023">
                <text:p>0.05000023</text:p>
              </table:table-cell>
              <table:table-cell office:value-type="float" office:value="0.0439248">
                <text:p>0.0439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">
                <text:p>1730</text:p>
              </table:table-cell>
              <table:table-cell office:value-type="float" office:value="0.04750023">
                <text:p>0.04750023</text:p>
              </table:table-cell>
              <table:table-cell office:value-type="float" office:value="0.0475852">
                <text:p>0.047585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">
                <text:p>1735</text:p>
              </table:table-cell>
              <table:table-cell office:value-type="float" office:value="0.04500023">
                <text:p>0.04500023</text:p>
              </table:table-cell>
              <table:table-cell office:value-type="float" office:value="0.0402644">
                <text:p>0.0402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">
                <text:p>1740</text:p>
              </table:table-cell>
              <table:table-cell office:value-type="float" office:value="0.042500228">
                <text:p>0.042500228</text:p>
              </table:table-cell>
              <table:table-cell office:value-type="float" office:value="0.0420946">
                <text:p>0.042094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">
                <text:p>1745</text:p>
              </table:table-cell>
              <table:table-cell office:value-type="float" office:value="0.040000226">
                <text:p>0.040000226</text:p>
              </table:table-cell>
              <table:table-cell office:value-type="float" office:value="0.0402644">
                <text:p>0.0402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">
                <text:p>1750</text:p>
              </table:table-cell>
              <table:table-cell office:value-type="float" office:value="0.037500225">
                <text:p>0.037500225</text:p>
              </table:table-cell>
              <table:table-cell office:value-type="float" office:value="0.038434204">
                <text:p>0.038434204</text:p>
              </table:table-cell>
              <table:table-cell office:value-type="float" office:value="0">
                <text:p>0</text:p>
              </table:table-cell>
              <table:table-cell office:value-type="float" office:value="0.013310537">
                <text:p>0.0133105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">
                <text:p>1755</text:p>
              </table:table-cell>
              <table:table-cell office:value-type="float" office:value="0.035000224">
                <text:p>0.035000224</text:p>
              </table:table-cell>
              <table:table-cell office:value-type="float" office:value="0.0347738">
                <text:p>0.0347738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">
                <text:p>1760</text:p>
              </table:table-cell>
              <table:table-cell office:value-type="float" office:value="0.032500222">
                <text:p>0.032500222</text:p>
              </table:table-cell>
              <table:table-cell office:value-type="float" office:value="0.032943603">
                <text:p>0.03294360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">
                <text:p>1765</text:p>
              </table:table-cell>
              <table:table-cell office:value-type="float" office:value="0.030000223">
                <text:p>0.030000223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">
                <text:p>1770</text:p>
              </table:table-cell>
              <table:table-cell office:value-type="float" office:value="0.027500223">
                <text:p>0.027500223</text:p>
              </table:table-cell>
              <table:table-cell office:value-type="float" office:value="0.031113401">
                <text:p>0.03111340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">
                <text:p>1775</text:p>
              </table:table-cell>
              <table:table-cell office:value-type="float" office:value="0.025000224">
                <text:p>0.025000224</text:p>
              </table:table-cell>
              <table:table-cell office:value-type="float" office:value="0.027453002">
                <text:p>0.02745300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">
                <text:p>1780</text:p>
              </table:table-cell>
              <table:table-cell office:value-type="float" office:value="0.022500224">
                <text:p>0.022500224</text:p>
              </table:table-cell>
              <table:table-cell office:value-type="float" office:value="0.0237926">
                <text:p>0.0237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">
                <text:p>1785</text:p>
              </table:table-cell>
              <table:table-cell office:value-type="float" office:value="0.020000225">
                <text:p>0.020000225</text:p>
              </table:table-cell>
              <table:table-cell office:value-type="float" office:value="0.0219624">
                <text:p>0.021962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">
                <text:p>1790</text:p>
              </table:table-cell>
              <table:table-cell office:value-type="float" office:value="0.017500225">
                <text:p>0.017500225</text:p>
              </table:table-cell>
              <table:table-cell office:value-type="float" office:value="0.020132199">
                <text:p>0.020132199</text:p>
              </table:table-cell>
              <table:table-cell office:value-type="float" office:value="0">
                <text:p>0</text:p>
              </table:table-cell>
              <table:table-cell office:value-type="float" office:value="-0.013310541">
                <text:p>-0.01331054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">
                <text:p>1795</text:p>
              </table:table-cell>
              <table:table-cell office:value-type="float" office:value="0.015000226">
                <text:p>0.015000226</text:p>
              </table:table-cell>
              <table:table-cell office:value-type="float" office:value="0.016471801">
                <text:p>0.016471801</text:p>
              </table:table-cell>
              <table:table-cell office:value-type="float" office:value="0">
                <text:p>0</text:p>
              </table:table-cell>
              <table:table-cell office:value-type="float" office:value="0.013310541">
                <text:p>0.0133105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0.0125002265">
                <text:p>0.0125002265</text:p>
              </table:table-cell>
              <table:table-cell office:value-type="float" office:value="0.014641601">
                <text:p>0.01464160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">
                <text:p>1805</text:p>
              </table:table-cell>
              <table:table-cell office:value-type="float" office:value="0.010000227">
                <text:p>0.010000227</text:p>
              </table:table-cell>
              <table:table-cell office:value-type="float" office:value="0.0109812">
                <text:p>0.0109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">
                <text:p>1810</text:p>
              </table:table-cell>
              <table:table-cell office:value-type="float" office:value="0.007500227">
                <text:p>0.007500227</text:p>
              </table:table-cell>
              <table:table-cell office:value-type="float" office:value="0.0073208003">
                <text:p>0.0073208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">
                <text:p>1815</text:p>
              </table:table-cell>
              <table:table-cell office:value-type="float" office:value="0.005000227">
                <text:p>0.005000227</text:p>
              </table:table-cell>
              <table:table-cell office:value-type="float" office:value="0.0054906">
                <text:p>0.0054906</text:p>
              </table:table-cell>
              <table:table-cell office:value-type="float" office:value="0">
                <text:p>0</text:p>
              </table:table-cell>
              <table:table-cell office:value-type="float" office:value="0.013310544">
                <text:p>0.0133105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">
                <text:p>1820</text:p>
              </table:table-cell>
              <table:table-cell office:value-type="float" office:value="0.0025002272">
                <text:p>0.0025002272</text:p>
              </table:table-cell>
              <table:table-cell office:value-type="float" office:value="0.0054906">
                <text:p>0.0054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">
                <text:p>1825</text:p>
              </table:table-cell>
              <table:table-cell office:value-type="float" office:value="0.00000022724271">
                <text:p>0.00000022724271</text:p>
              </table:table-cell>
              <table:table-cell office:value-type="float" office:value="0.0018302001">
                <text:p>0.001830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">
                <text:p>1830</text:p>
              </table:table-cell>
              <table:table-cell office:value-type="float" office:value="-0.0024997727">
                <text:p>-0.00249977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3310545">
                <text:p>0.0133105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">
                <text:p>1835</text:p>
              </table:table-cell>
              <table:table-cell office:value-type="float" office:value="-0.0049997726">
                <text:p>-0.0049997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">
                <text:p>1840</text:p>
              </table:table-cell>
              <table:table-cell office:value-type="float" office:value="-0.0074997726">
                <text:p>-0.0074997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3310545">
                <text:p>-0.0133105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">
                <text:p>1845</text:p>
              </table:table-cell>
              <table:table-cell office:value-type="float" office:value="-0.0099997725">
                <text:p>-0.0099997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">
                <text:p>1850</text:p>
              </table:table-cell>
              <table:table-cell office:value-type="float" office:value="-0.012499772">
                <text:p>-0.012499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">
                <text:p>1855</text:p>
              </table:table-cell>
              <table:table-cell office:value-type="float" office:value="-0.0149997715">
                <text:p>-0.01499977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">
                <text:p>1860</text:p>
              </table:table-cell>
              <table:table-cell office:value-type="float" office:value="-0.017499771">
                <text:p>-0.017499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">
                <text:p>1865</text:p>
              </table:table-cell>
              <table:table-cell office:value-type="float" office:value="-0.01999977">
                <text:p>-0.01999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">
                <text:p>1870</text:p>
              </table:table-cell>
              <table:table-cell office:value-type="float" office:value="-0.02249977">
                <text:p>-0.02249977</text:p>
              </table:table-cell>
              <table:table-cell office:value-type="float" office:value="-0.0036604002">
                <text:p>-0.0036604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">
                <text:p>1875</text:p>
              </table:table-cell>
              <table:table-cell office:value-type="float" office:value="-0.02499977">
                <text:p>-0.02499977</text:p>
              </table:table-cell>
              <table:table-cell office:value-type="float" office:value="-0.0036604002">
                <text:p>-0.0036604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">
                <text:p>1880</text:p>
              </table:table-cell>
              <table:table-cell office:value-type="float" office:value="-0.027499769">
                <text:p>-0.027499769</text:p>
              </table:table-cell>
              <table:table-cell office:value-type="float" office:value="-0.0073208003">
                <text:p>-0.0073208003</text:p>
              </table:table-cell>
              <table:table-cell office:value-type="float" office:value="0">
                <text:p>0</text:p>
              </table:table-cell>
              <table:table-cell office:value-type="float" office:value="0.013310545">
                <text:p>0.0133105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">
                <text:p>1885</text:p>
              </table:table-cell>
              <table:table-cell office:value-type="float" office:value="-0.029999768">
                <text:p>-0.029999768</text:p>
              </table:table-cell>
              <table:table-cell office:value-type="float" office:value="-0.0128114">
                <text:p>-0.0128114</text:p>
              </table:table-cell>
              <table:table-cell office:value-type="float" office:value="0">
                <text:p>0</text:p>
              </table:table-cell>
              <table:table-cell office:value-type="float" office:value="0.02662109">
                <text:p>0.026621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">
                <text:p>1890</text:p>
              </table:table-cell>
              <table:table-cell office:value-type="float" office:value="-0.032499768">
                <text:p>-0.032499768</text:p>
              </table:table-cell>
              <table:table-cell office:value-type="float" office:value="-0.014641601">
                <text:p>-0.014641601</text:p>
              </table:table-cell>
              <table:table-cell office:value-type="float" office:value="0">
                <text:p>0</text:p>
              </table:table-cell>
              <table:table-cell office:value-type="float" office:value="0.013310544">
                <text:p>0.0133105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">
                <text:p>1895</text:p>
              </table:table-cell>
              <table:table-cell office:value-type="float" office:value="-0.03499977">
                <text:p>-0.03499977</text:p>
              </table:table-cell>
              <table:table-cell office:value-type="float" office:value="-0.016471801">
                <text:p>-0.016471801</text:p>
              </table:table-cell>
              <table:table-cell office:value-type="float" office:value="0">
                <text:p>0</text:p>
              </table:table-cell>
              <table:table-cell office:value-type="float" office:value="0.013310544">
                <text:p>0.0133105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">
                <text:p>1900</text:p>
              </table:table-cell>
              <table:table-cell office:value-type="float" office:value="-0.03749977">
                <text:p>-0.03749977</text:p>
              </table:table-cell>
              <table:table-cell office:value-type="float" office:value="-0.0219624">
                <text:p>-0.021962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">
                <text:p>1905</text:p>
              </table:table-cell>
              <table:table-cell office:value-type="float" office:value="-0.039999772">
                <text:p>-0.039999772</text:p>
              </table:table-cell>
              <table:table-cell office:value-type="float" office:value="-0.020132199">
                <text:p>-0.020132199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">
                <text:p>1910</text:p>
              </table:table-cell>
              <table:table-cell office:value-type="float" office:value="-0.042499773">
                <text:p>-0.042499773</text:p>
              </table:table-cell>
              <table:table-cell office:value-type="float" office:value="-0.0256228">
                <text:p>-0.0256228</text:p>
              </table:table-cell>
              <table:table-cell office:value-type="float" office:value="0">
                <text:p>0</text:p>
              </table:table-cell>
              <table:table-cell office:value-type="float" office:value="-0.053242177">
                <text:p>-0.0532421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">
                <text:p>1915</text:p>
              </table:table-cell>
              <table:table-cell office:value-type="float" office:value="-0.044999775">
                <text:p>-0.044999775</text:p>
              </table:table-cell>
              <table:table-cell office:value-type="float" office:value="-0.029283201">
                <text:p>-0.029283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">
                <text:p>1920</text:p>
              </table:table-cell>
              <table:table-cell office:value-type="float" office:value="-0.047499776">
                <text:p>-0.047499776</text:p>
              </table:table-cell>
              <table:table-cell office:value-type="float" office:value="-0.0347738">
                <text:p>-0.0347738</text:p>
              </table:table-cell>
              <table:table-cell office:value-type="float" office:value="0">
                <text:p>0</text:p>
              </table:table-cell>
              <table:table-cell office:value-type="float" office:value="0.026621083">
                <text:p>0.0266210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">
                <text:p>1925</text:p>
              </table:table-cell>
              <table:table-cell office:value-type="float" office:value="-0.049999777">
                <text:p>-0.049999777</text:p>
              </table:table-cell>
              <table:table-cell office:value-type="float" office:value="-0.0347738">
                <text:p>-0.0347738</text:p>
              </table:table-cell>
              <table:table-cell office:value-type="float" office:value="0">
                <text:p>0</text:p>
              </table:table-cell>
              <table:table-cell office:value-type="float" office:value="0.013310537">
                <text:p>0.0133105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">
                <text:p>1930</text:p>
              </table:table-cell>
              <table:table-cell office:value-type="float" office:value="-0.05249978">
                <text:p>-0.05249978</text:p>
              </table:table-cell>
              <table:table-cell office:value-type="float" office:value="-0.0420946">
                <text:p>-0.0420946</text:p>
              </table:table-cell>
              <table:table-cell office:value-type="float" office:value="0">
                <text:p>0</text:p>
              </table:table-cell>
              <table:table-cell office:value-type="float" office:value="0.03993163">
                <text:p>0.039931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">
                <text:p>1935</text:p>
              </table:table-cell>
              <table:table-cell office:value-type="float" office:value="-0.05499978">
                <text:p>-0.05499978</text:p>
              </table:table-cell>
              <table:table-cell office:value-type="float" office:value="-0.040264398">
                <text:p>-0.040264398</text:p>
              </table:table-cell>
              <table:table-cell office:value-type="float" office:value="0">
                <text:p>0</text:p>
              </table:table-cell>
              <table:table-cell office:value-type="float" office:value="0.03993163">
                <text:p>0.0399316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">
                <text:p>1940</text:p>
              </table:table-cell>
              <table:table-cell office:value-type="float" office:value="-0.05749978">
                <text:p>-0.05749978</text:p>
              </table:table-cell>
              <table:table-cell office:value-type="float" office:value="-0.0439248">
                <text:p>-0.0439248</text:p>
              </table:table-cell>
              <table:table-cell office:value-type="float" office:value="0">
                <text:p>0</text:p>
              </table:table-cell>
              <table:table-cell office:value-type="float" office:value="0.026621083">
                <text:p>0.0266210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">
                <text:p>1945</text:p>
              </table:table-cell>
              <table:table-cell office:value-type="float" office:value="-0.059999783">
                <text:p>-0.059999783</text:p>
              </table:table-cell>
              <table:table-cell office:value-type="float" office:value="-0.0420946">
                <text:p>-0.0420946</text:p>
              </table:table-cell>
              <table:table-cell office:value-type="float" office:value="0">
                <text:p>0</text:p>
              </table:table-cell>
              <table:table-cell office:value-type="float" office:value="-0.013310537">
                <text:p>-0.0133105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">
                <text:p>1950</text:p>
              </table:table-cell>
              <table:table-cell office:value-type="float" office:value="-0.062499784">
                <text:p>-0.062499784</text:p>
              </table:table-cell>
              <table:table-cell office:value-type="float" office:value="-0.0475852">
                <text:p>-0.0475852</text:p>
              </table:table-cell>
              <table:table-cell office:value-type="float" office:value="0">
                <text:p>0</text:p>
              </table:table-cell>
              <table:table-cell office:value-type="float" office:value="0.013310537">
                <text:p>0.0133105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">
                <text:p>1955</text:p>
              </table:table-cell>
              <table:table-cell office:value-type="float" office:value="-0.06499978">
                <text:p>-0.06499978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0">
                <text:p>0</text:p>
              </table:table-cell>
              <table:table-cell office:value-type="float" office:value="-0.026621083">
                <text:p>-0.0266210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">
                <text:p>1960</text:p>
              </table:table-cell>
              <table:table-cell office:value-type="float" office:value="-0.06749978">
                <text:p>-0.06749978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0">
                <text:p>0</text:p>
              </table:table-cell>
              <table:table-cell office:value-type="float" office:value="-0.026621083">
                <text:p>-0.02662108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">
                <text:p>1965</text:p>
              </table:table-cell>
              <table:table-cell office:value-type="float" office:value="-0.06999978">
                <text:p>-0.06999978</text:p>
              </table:table-cell>
              <table:table-cell office:value-type="float" office:value="-0.0567362">
                <text:p>-0.0567362</text:p>
              </table:table-cell>
              <table:table-cell office:value-type="float" office:value="0">
                <text:p>0</text:p>
              </table:table-cell>
              <table:table-cell office:value-type="float" office:value="-0.03993163">
                <text:p>-0.039931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">
                <text:p>1970</text:p>
              </table:table-cell>
              <table:table-cell office:value-type="float" office:value="-0.072499774">
                <text:p>-0.072499774</text:p>
              </table:table-cell>
              <table:table-cell office:value-type="float" office:value="-0.058566403">
                <text:p>-0.058566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">
                <text:p>1975</text:p>
              </table:table-cell>
              <table:table-cell office:value-type="float" office:value="-0.07499977">
                <text:p>-0.07499977</text:p>
              </table:table-cell>
              <table:table-cell office:value-type="float" office:value="-0.0603966">
                <text:p>-0.060396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">
                <text:p>1980</text:p>
              </table:table-cell>
              <table:table-cell office:value-type="float" office:value="-0.07749977">
                <text:p>-0.07749977</text:p>
              </table:table-cell>
              <table:table-cell office:value-type="float" office:value="-0.065887205">
                <text:p>-0.065887205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">
                <text:p>1985</text:p>
              </table:table-cell>
              <table:table-cell office:value-type="float" office:value="-0.07999977">
                <text:p>-0.07999977</text:p>
              </table:table-cell>
              <table:table-cell office:value-type="float" office:value="-0.065887205">
                <text:p>-0.065887205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">
                <text:p>1990</text:p>
              </table:table-cell>
              <table:table-cell office:value-type="float" office:value="-0.082499765">
                <text:p>-0.082499765</text:p>
              </table:table-cell>
              <table:table-cell office:value-type="float" office:value="-0.0695476">
                <text:p>-0.0695476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">
                <text:p>1995</text:p>
              </table:table-cell>
              <table:table-cell office:value-type="float" office:value="-0.08499976">
                <text:p>-0.08499976</text:p>
              </table:table-cell>
              <table:table-cell office:value-type="float" office:value="-0.0695476">
                <text:p>-0.0695476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">
                <text:p>2000</text:p>
              </table:table-cell>
              <table:table-cell office:value-type="float" office:value="-0.08749976">
                <text:p>-0.08749976</text:p>
              </table:table-cell>
              <table:table-cell office:value-type="float" office:value="-0.0695476">
                <text:p>-0.0695476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">
                <text:p>2005</text:p>
              </table:table-cell>
              <table:table-cell office:value-type="float" office:value="-0.08999976">
                <text:p>-0.08999976</text:p>
              </table:table-cell>
              <table:table-cell office:value-type="float" office:value="-0.073208004">
                <text:p>-0.07320800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">
                <text:p>2010</text:p>
              </table:table-cell>
              <table:table-cell office:value-type="float" office:value="-0.092499755">
                <text:p>-0.092499755</text:p>
              </table:table-cell>
              <table:table-cell office:value-type="float" office:value="-0.07137781">
                <text:p>-0.07137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">
                <text:p>2015</text:p>
              </table:table-cell>
              <table:table-cell office:value-type="float" office:value="-0.09499975">
                <text:p>-0.09499975</text:p>
              </table:table-cell>
              <table:table-cell office:value-type="float" office:value="-0.073208004">
                <text:p>-0.073208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">
                <text:p>2020</text:p>
              </table:table-cell>
              <table:table-cell office:value-type="float" office:value="-0.09749975">
                <text:p>-0.09749975</text:p>
              </table:table-cell>
              <table:table-cell office:value-type="float" office:value="-0.07686841">
                <text:p>-0.0768684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">
                <text:p>2025</text:p>
              </table:table-cell>
              <table:table-cell office:value-type="float" office:value="-0.09999975">
                <text:p>-0.09999975</text:p>
              </table:table-cell>
              <table:table-cell office:value-type="float" office:value="-0.082359">
                <text:p>-0.082359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">
                <text:p>2030</text:p>
              </table:table-cell>
              <table:table-cell office:value-type="float" office:value="-0.102499746">
                <text:p>-0.102499746</text:p>
              </table:table-cell>
              <table:table-cell office:value-type="float" office:value="-0.0951704">
                <text:p>-0.095170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">
                <text:p>2035</text:p>
              </table:table-cell>
              <table:table-cell office:value-type="float" office:value="-0.10499974">
                <text:p>-0.10499974</text:p>
              </table:table-cell>
              <table:table-cell office:value-type="float" office:value="-0.0970006">
                <text:p>-0.097000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">
                <text:p>2040</text:p>
              </table:table-cell>
              <table:table-cell office:value-type="float" office:value="-0.10749974">
                <text:p>-0.10749974</text:p>
              </table:table-cell>
              <table:table-cell office:value-type="float" office:value="-0.0951704">
                <text:p>-0.095170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">
                <text:p>2045</text:p>
              </table:table-cell>
              <table:table-cell office:value-type="float" office:value="-0.10999974">
                <text:p>-0.10999974</text:p>
              </table:table-cell>
              <table:table-cell office:value-type="float" office:value="-0.098830804">
                <text:p>-0.09883080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">
                <text:p>2050</text:p>
              </table:table-cell>
              <table:table-cell office:value-type="float" office:value="-0.112499736">
                <text:p>-0.112499736</text:p>
              </table:table-cell>
              <table:table-cell office:value-type="float" office:value="-0.098830804">
                <text:p>-0.09883080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">
                <text:p>2055</text:p>
              </table:table-cell>
              <table:table-cell office:value-type="float" office:value="-0.114999734">
                <text:p>-0.114999734</text:p>
              </table:table-cell>
              <table:table-cell office:value-type="float" office:value="-0.1024912">
                <text:p>-0.102491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">
                <text:p>2060</text:p>
              </table:table-cell>
              <table:table-cell office:value-type="float" office:value="-0.11749973">
                <text:p>-0.11749973</text:p>
              </table:table-cell>
              <table:table-cell office:value-type="float" office:value="-0.104321405">
                <text:p>-0.104321405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">
                <text:p>2065</text:p>
              </table:table-cell>
              <table:table-cell office:value-type="float" office:value="-0.11999973">
                <text:p>-0.11999973</text:p>
              </table:table-cell>
              <table:table-cell office:value-type="float" office:value="-0.1061516">
                <text:p>-0.1061516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">
                <text:p>2070</text:p>
              </table:table-cell>
              <table:table-cell office:value-type="float" office:value="-0.12249973">
                <text:p>-0.12249973</text:p>
              </table:table-cell>
              <table:table-cell office:value-type="float" office:value="-0.1079818">
                <text:p>-0.107981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">
                <text:p>2075</text:p>
              </table:table-cell>
              <table:table-cell office:value-type="float" office:value="-0.124999724">
                <text:p>-0.124999724</text:p>
              </table:table-cell>
              <table:table-cell office:value-type="float" office:value="-0.1134724">
                <text:p>-0.1134724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">
                <text:p>2080</text:p>
              </table:table-cell>
              <table:table-cell office:value-type="float" office:value="-0.12749973">
                <text:p>-0.12749973</text:p>
              </table:table-cell>
              <table:table-cell office:value-type="float" office:value="-0.1134724">
                <text:p>-0.113472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">
                <text:p>2085</text:p>
              </table:table-cell>
              <table:table-cell office:value-type="float" office:value="-0.12999973">
                <text:p>-0.12999973</text:p>
              </table:table-cell>
              <table:table-cell office:value-type="float" office:value="-0.117132805">
                <text:p>-0.117132805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">
                <text:p>2090</text:p>
              </table:table-cell>
              <table:table-cell office:value-type="float" office:value="-0.13249972">
                <text:p>-0.13249972</text:p>
              </table:table-cell>
              <table:table-cell office:value-type="float" office:value="-0.118963">
                <text:p>-0.11896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">
                <text:p>2095</text:p>
              </table:table-cell>
              <table:table-cell office:value-type="float" office:value="-0.13499972">
                <text:p>-0.13499972</text:p>
              </table:table-cell>
              <table:table-cell office:value-type="float" office:value="-0.12262341">
                <text:p>-0.1226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-0.13749972">
                <text:p>-0.13749972</text:p>
              </table:table-cell>
              <table:table-cell office:value-type="float" office:value="-0.12628381">
                <text:p>-0.1262838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">
                <text:p>2105</text:p>
              </table:table-cell>
              <table:table-cell office:value-type="float" office:value="-0.13999972">
                <text:p>-0.13999972</text:p>
              </table:table-cell>
              <table:table-cell office:value-type="float" office:value="-0.1299442">
                <text:p>-0.129944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">
                <text:p>2110</text:p>
              </table:table-cell>
              <table:table-cell office:value-type="float" office:value="-0.14249972">
                <text:p>-0.14249972</text:p>
              </table:table-cell>
              <table:table-cell office:value-type="float" office:value="-0.1299442">
                <text:p>-0.1299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">
                <text:p>2115</text:p>
              </table:table-cell>
              <table:table-cell office:value-type="float" office:value="-0.14499971">
                <text:p>-0.14499971</text:p>
              </table:table-cell>
              <table:table-cell office:value-type="float" office:value="-0.1336046">
                <text:p>-0.1336046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">
                <text:p>2120</text:p>
              </table:table-cell>
              <table:table-cell office:value-type="float" office:value="-0.14749971">
                <text:p>-0.14749971</text:p>
              </table:table-cell>
              <table:table-cell office:value-type="float" office:value="-0.13726501">
                <text:p>-0.13726501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">
                <text:p>2125</text:p>
              </table:table-cell>
              <table:table-cell office:value-type="float" office:value="-0.14999971">
                <text:p>-0.14999971</text:p>
              </table:table-cell>
              <table:table-cell office:value-type="float" office:value="-0.1390952">
                <text:p>-0.139095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">
                <text:p>2130</text:p>
              </table:table-cell>
              <table:table-cell office:value-type="float" office:value="-0.1524997">
                <text:p>-0.1524997</text:p>
              </table:table-cell>
              <table:table-cell office:value-type="float" office:value="-0.13726501">
                <text:p>-0.13726501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">
                <text:p>2135</text:p>
              </table:table-cell>
              <table:table-cell office:value-type="float" office:value="-0.1549997">
                <text:p>-0.1549997</text:p>
              </table:table-cell>
              <table:table-cell office:value-type="float" office:value="-0.1390952">
                <text:p>-0.139095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">
                <text:p>2140</text:p>
              </table:table-cell>
              <table:table-cell office:value-type="float" office:value="-0.1574997">
                <text:p>-0.1574997</text:p>
              </table:table-cell>
              <table:table-cell office:value-type="float" office:value="-0.14641601">
                <text:p>-0.1464160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">
                <text:p>2145</text:p>
              </table:table-cell>
              <table:table-cell office:value-type="float" office:value="-0.1599997">
                <text:p>-0.1599997</text:p>
              </table:table-cell>
              <table:table-cell office:value-type="float" office:value="-0.14641601">
                <text:p>-0.1464160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">
                <text:p>2150</text:p>
              </table:table-cell>
              <table:table-cell office:value-type="float" office:value="-0.1624997">
                <text:p>-0.1624997</text:p>
              </table:table-cell>
              <table:table-cell office:value-type="float" office:value="-0.1500764">
                <text:p>-0.1500764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">
                <text:p>2155</text:p>
              </table:table-cell>
              <table:table-cell office:value-type="float" office:value="-0.1649997">
                <text:p>-0.1649997</text:p>
              </table:table-cell>
              <table:table-cell office:value-type="float" office:value="-0.155567">
                <text:p>-0.155567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">
                <text:p>2160</text:p>
              </table:table-cell>
              <table:table-cell office:value-type="float" office:value="-0.16749969">
                <text:p>-0.16749969</text:p>
              </table:table-cell>
              <table:table-cell office:value-type="float" office:value="-0.15922742">
                <text:p>-0.15922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">
                <text:p>2165</text:p>
              </table:table-cell>
              <table:table-cell office:value-type="float" office:value="-0.16999969">
                <text:p>-0.16999969</text:p>
              </table:table-cell>
              <table:table-cell office:value-type="float" office:value="-0.1610576">
                <text:p>-0.1610576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">
                <text:p>2170</text:p>
              </table:table-cell>
              <table:table-cell office:value-type="float" office:value="-0.17249969">
                <text:p>-0.17249969</text:p>
              </table:table-cell>
              <table:table-cell office:value-type="float" office:value="-0.16471802">
                <text:p>-0.16471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">
                <text:p>2175</text:p>
              </table:table-cell>
              <table:table-cell office:value-type="float" office:value="-0.17499968">
                <text:p>-0.17499968</text:p>
              </table:table-cell>
              <table:table-cell office:value-type="float" office:value="-0.1610576">
                <text:p>-0.1610576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">
                <text:p>2180</text:p>
              </table:table-cell>
              <table:table-cell office:value-type="float" office:value="-0.17749968">
                <text:p>-0.17749968</text:p>
              </table:table-cell>
              <table:table-cell office:value-type="float" office:value="-0.16471802">
                <text:p>-0.1647180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">
                <text:p>2185</text:p>
              </table:table-cell>
              <table:table-cell office:value-type="float" office:value="-0.17999968">
                <text:p>-0.17999968</text:p>
              </table:table-cell>
              <table:table-cell office:value-type="float" office:value="-0.16471802">
                <text:p>-0.1647180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">
                <text:p>2190</text:p>
              </table:table-cell>
              <table:table-cell office:value-type="float" office:value="-0.18249968">
                <text:p>-0.18249968</text:p>
              </table:table-cell>
              <table:table-cell office:value-type="float" office:value="-0.17020862">
                <text:p>-0.1702086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">
                <text:p>2195</text:p>
              </table:table-cell>
              <table:table-cell office:value-type="float" office:value="-0.18499967">
                <text:p>-0.18499967</text:p>
              </table:table-cell>
              <table:table-cell office:value-type="float" office:value="-0.1756992">
                <text:p>-0.175699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">
                <text:p>2200</text:p>
              </table:table-cell>
              <table:table-cell office:value-type="float" office:value="-0.18749967">
                <text:p>-0.18749967</text:p>
              </table:table-cell>
              <table:table-cell office:value-type="float" office:value="-0.17752941">
                <text:p>-0.17752941</text:p>
              </table:table-cell>
              <table:table-cell office:value-type="float" office:value="0">
                <text:p>0</text:p>
              </table:table-cell>
              <table:table-cell office:value-type="float" office:value="-0.013310505">
                <text:p>-0.0133105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">
                <text:p>2205</text:p>
              </table:table-cell>
              <table:table-cell office:value-type="float" office:value="-0.18999967">
                <text:p>-0.18999967</text:p>
              </table:table-cell>
              <table:table-cell office:value-type="float" office:value="-0.1793596">
                <text:p>-0.1793596</text:p>
              </table:table-cell>
              <table:table-cell office:value-type="float" office:value="0">
                <text:p>0</text:p>
              </table:table-cell>
              <table:table-cell office:value-type="float" office:value="-0.039931595">
                <text:p>-0.0399315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">
                <text:p>2210</text:p>
              </table:table-cell>
              <table:table-cell office:value-type="float" office:value="-0.19249967">
                <text:p>-0.19249967</text:p>
              </table:table-cell>
              <table:table-cell office:value-type="float" office:value="-0.1793596">
                <text:p>-0.1793596</text:p>
              </table:table-cell>
              <table:table-cell office:value-type="float" office:value="0">
                <text:p>0</text:p>
              </table:table-cell>
              <table:table-cell office:value-type="float" office:value="0.053242147">
                <text:p>0.0532421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">
                <text:p>2215</text:p>
              </table:table-cell>
              <table:table-cell office:value-type="float" office:value="-0.19499967">
                <text:p>-0.19499967</text:p>
              </table:table-cell>
              <table:table-cell office:value-type="float" office:value="-0.192171">
                <text:p>-0.19217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">
                <text:p>2220</text:p>
              </table:table-cell>
              <table:table-cell office:value-type="float" office:value="-0.19749966">
                <text:p>-0.19749966</text:p>
              </table:table-cell>
              <table:table-cell office:value-type="float" office:value="-0.1885106">
                <text:p>-0.1885106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">
                <text:p>2225</text:p>
              </table:table-cell>
              <table:table-cell office:value-type="float" office:value="-0.19999966">
                <text:p>-0.19999966</text:p>
              </table:table-cell>
              <table:table-cell office:value-type="float" office:value="-0.192171">
                <text:p>-0.192171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">
                <text:p>2230</text:p>
              </table:table-cell>
              <table:table-cell office:value-type="float" office:value="-0.20249966">
                <text:p>-0.20249966</text:p>
              </table:table-cell>
              <table:table-cell office:value-type="float" office:value="-0.1940012">
                <text:p>-0.194001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">
                <text:p>2235</text:p>
              </table:table-cell>
              <table:table-cell office:value-type="float" office:value="-0.20499966">
                <text:p>-0.20499966</text:p>
              </table:table-cell>
              <table:table-cell office:value-type="float" office:value="-0.19583139">
                <text:p>-0.19583139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">
                <text:p>2240</text:p>
              </table:table-cell>
              <table:table-cell office:value-type="float" office:value="-0.20749965">
                <text:p>-0.20749965</text:p>
              </table:table-cell>
              <table:table-cell office:value-type="float" office:value="-0.192171">
                <text:p>-0.19217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">
                <text:p>2245</text:p>
              </table:table-cell>
              <table:table-cell office:value-type="float" office:value="-0.20999965">
                <text:p>-0.20999965</text:p>
              </table:table-cell>
              <table:table-cell office:value-type="float" office:value="-0.192171">
                <text:p>-0.19217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">
                <text:p>2250</text:p>
              </table:table-cell>
              <table:table-cell office:value-type="float" office:value="-0.21249965">
                <text:p>-0.21249965</text:p>
              </table:table-cell>
              <table:table-cell office:value-type="float" office:value="-0.19766161">
                <text:p>-0.19766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">
                <text:p>2255</text:p>
              </table:table-cell>
              <table:table-cell office:value-type="float" office:value="-0.21499965">
                <text:p>-0.21499965</text:p>
              </table:table-cell>
              <table:table-cell office:value-type="float" office:value="-0.2049824">
                <text:p>-0.204982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">
                <text:p>2260</text:p>
              </table:table-cell>
              <table:table-cell office:value-type="float" office:value="-0.21749964">
                <text:p>-0.21749964</text:p>
              </table:table-cell>
              <table:table-cell office:value-type="float" office:value="-0.20681262">
                <text:p>-0.2068126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">
                <text:p>2265</text:p>
              </table:table-cell>
              <table:table-cell office:value-type="float" office:value="-0.21999964">
                <text:p>-0.21999964</text:p>
              </table:table-cell>
              <table:table-cell office:value-type="float" office:value="-0.2123032">
                <text:p>-0.212303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">
                <text:p>2270</text:p>
              </table:table-cell>
              <table:table-cell office:value-type="float" office:value="-0.22249964">
                <text:p>-0.22249964</text:p>
              </table:table-cell>
              <table:table-cell office:value-type="float" office:value="-0.21779379">
                <text:p>-0.21779379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">
                <text:p>2275</text:p>
              </table:table-cell>
              <table:table-cell office:value-type="float" office:value="-0.22499964">
                <text:p>-0.22499964</text:p>
              </table:table-cell>
              <table:table-cell office:value-type="float" office:value="-0.22328441">
                <text:p>-0.2232844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">
                <text:p>2280</text:p>
              </table:table-cell>
              <table:table-cell office:value-type="float" office:value="-0.22749963">
                <text:p>-0.22749963</text:p>
              </table:table-cell>
              <table:table-cell office:value-type="float" office:value="-0.22145422">
                <text:p>-0.2214542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">
                <text:p>2285</text:p>
              </table:table-cell>
              <table:table-cell office:value-type="float" office:value="-0.22999963">
                <text:p>-0.22999963</text:p>
              </table:table-cell>
              <table:table-cell office:value-type="float" office:value="-0.2251146">
                <text:p>-0.2251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">
                <text:p>2290</text:p>
              </table:table-cell>
              <table:table-cell office:value-type="float" office:value="-0.23249963">
                <text:p>-0.23249963</text:p>
              </table:table-cell>
              <table:table-cell office:value-type="float" office:value="-0.2269448">
                <text:p>-0.2269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">
                <text:p>2295</text:p>
              </table:table-cell>
              <table:table-cell office:value-type="float" office:value="-0.23499963">
                <text:p>-0.23499963</text:p>
              </table:table-cell>
              <table:table-cell office:value-type="float" office:value="-0.2251146">
                <text:p>-0.225114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">
                <text:p>2300</text:p>
              </table:table-cell>
              <table:table-cell office:value-type="float" office:value="-0.23749962">
                <text:p>-0.23749962</text:p>
              </table:table-cell>
              <table:table-cell office:value-type="float" office:value="-0.2251146">
                <text:p>-0.225114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-0.23999962">
                <text:p>-0.23999962</text:p>
              </table:table-cell>
              <table:table-cell office:value-type="float" office:value="-0.22877502">
                <text:p>-0.2287750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">
                <text:p>2310</text:p>
              </table:table-cell>
              <table:table-cell office:value-type="float" office:value="-0.24249962">
                <text:p>-0.24249962</text:p>
              </table:table-cell>
              <table:table-cell office:value-type="float" office:value="-0.23609582">
                <text:p>-0.2360958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">
                <text:p>2315</text:p>
              </table:table-cell>
              <table:table-cell office:value-type="float" office:value="-0.24499962">
                <text:p>-0.24499962</text:p>
              </table:table-cell>
              <table:table-cell office:value-type="float" office:value="-0.2269448">
                <text:p>-0.2269448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">
                <text:p>2320</text:p>
              </table:table-cell>
              <table:table-cell office:value-type="float" office:value="-0.24749961">
                <text:p>-0.24749961</text:p>
              </table:table-cell>
              <table:table-cell office:value-type="float" office:value="-0.237926">
                <text:p>-0.237926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">
                <text:p>2325</text:p>
              </table:table-cell>
              <table:table-cell office:value-type="float" office:value="-0.24999961">
                <text:p>-0.24999961</text:p>
              </table:table-cell>
              <table:table-cell office:value-type="float" office:value="-0.2397562">
                <text:p>-0.239756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">
                <text:p>2330</text:p>
              </table:table-cell>
              <table:table-cell office:value-type="float" office:value="-0.2524996">
                <text:p>-0.2524996</text:p>
              </table:table-cell>
              <table:table-cell office:value-type="float" office:value="-0.247077">
                <text:p>-0.247077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">
                <text:p>2335</text:p>
              </table:table-cell>
              <table:table-cell office:value-type="float" office:value="-0.2549996">
                <text:p>-0.2549996</text:p>
              </table:table-cell>
              <table:table-cell office:value-type="float" office:value="-0.2415864">
                <text:p>-0.2415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">
                <text:p>2340</text:p>
              </table:table-cell>
              <table:table-cell office:value-type="float" office:value="-0.2574996">
                <text:p>-0.2574996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">
                <text:p>2345</text:p>
              </table:table-cell>
              <table:table-cell office:value-type="float" office:value="-0.2599996">
                <text:p>-0.2599996</text:p>
              </table:table-cell>
              <table:table-cell office:value-type="float" office:value="-0.25073743">
                <text:p>-0.2507374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">
                <text:p>2350</text:p>
              </table:table-cell>
              <table:table-cell office:value-type="float" office:value="-0.2624996">
                <text:p>-0.2624996</text:p>
              </table:table-cell>
              <table:table-cell office:value-type="float" office:value="-0.24524681">
                <text:p>-0.24524681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">
                <text:p>2355</text:p>
              </table:table-cell>
              <table:table-cell office:value-type="float" office:value="-0.2649996">
                <text:p>-0.2649996</text:p>
              </table:table-cell>
              <table:table-cell office:value-type="float" office:value="-0.24341662">
                <text:p>-0.2434166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">
                <text:p>2360</text:p>
              </table:table-cell>
              <table:table-cell office:value-type="float" office:value="-0.2674996">
                <text:p>-0.2674996</text:p>
              </table:table-cell>
              <table:table-cell office:value-type="float" office:value="-0.25256762">
                <text:p>-0.2525676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">
                <text:p>2365</text:p>
              </table:table-cell>
              <table:table-cell office:value-type="float" office:value="-0.2699996">
                <text:p>-0.2699996</text:p>
              </table:table-cell>
              <table:table-cell office:value-type="float" office:value="-0.25805822">
                <text:p>-0.2580582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">
                <text:p>2370</text:p>
              </table:table-cell>
              <table:table-cell office:value-type="float" office:value="-0.2724996">
                <text:p>-0.2724996</text:p>
              </table:table-cell>
              <table:table-cell office:value-type="float" office:value="-0.2672092">
                <text:p>-0.2672092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">
                <text:p>2375</text:p>
              </table:table-cell>
              <table:table-cell office:value-type="float" office:value="-0.2749996">
                <text:p>-0.2749996</text:p>
              </table:table-cell>
              <table:table-cell office:value-type="float" office:value="-0.27269983">
                <text:p>-0.27269983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">
                <text:p>2380</text:p>
              </table:table-cell>
              <table:table-cell office:value-type="float" office:value="-0.2774996">
                <text:p>-0.2774996</text:p>
              </table:table-cell>
              <table:table-cell office:value-type="float" office:value="-0.2781904">
                <text:p>-0.2781904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">
                <text:p>2385</text:p>
              </table:table-cell>
              <table:table-cell office:value-type="float" office:value="-0.27999958">
                <text:p>-0.27999958</text:p>
              </table:table-cell>
              <table:table-cell office:value-type="float" office:value="-0.27453002">
                <text:p>-0.27453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">
                <text:p>2390</text:p>
              </table:table-cell>
              <table:table-cell office:value-type="float" office:value="-0.28249958">
                <text:p>-0.28249958</text:p>
              </table:table-cell>
              <table:table-cell office:value-type="float" office:value="-0.2763602">
                <text:p>-0.276360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">
                <text:p>2395</text:p>
              </table:table-cell>
              <table:table-cell office:value-type="float" office:value="-0.28499958">
                <text:p>-0.28499958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">
                <text:p>2400</text:p>
              </table:table-cell>
              <table:table-cell office:value-type="float" office:value="-0.28749958">
                <text:p>-0.28749958</text:p>
              </table:table-cell>
              <table:table-cell office:value-type="float" office:value="-0.2818508">
                <text:p>-0.281850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">
                <text:p>2405</text:p>
              </table:table-cell>
              <table:table-cell office:value-type="float" office:value="-0.28999957">
                <text:p>-0.28999957</text:p>
              </table:table-cell>
              <table:table-cell office:value-type="float" office:value="-0.283681">
                <text:p>-0.283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">
                <text:p>2410</text:p>
              </table:table-cell>
              <table:table-cell office:value-type="float" office:value="-0.29249957">
                <text:p>-0.29249957</text:p>
              </table:table-cell>
              <table:table-cell office:value-type="float" office:value="-0.2818508">
                <text:p>-0.2818508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">
                <text:p>2415</text:p>
              </table:table-cell>
              <table:table-cell office:value-type="float" office:value="-0.29499957">
                <text:p>-0.29499957</text:p>
              </table:table-cell>
              <table:table-cell office:value-type="float" office:value="-0.2781904">
                <text:p>-0.2781904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-0.29749957">
                <text:p>-0.29749957</text:p>
              </table:table-cell>
              <table:table-cell office:value-type="float" office:value="-0.2818508">
                <text:p>-0.281850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">
                <text:p>2425</text:p>
              </table:table-cell>
              <table:table-cell office:value-type="float" office:value="-0.29999956">
                <text:p>-0.29999956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">
                <text:p>243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">
                <text:p>243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106484376">
                <text:p>-0.106484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">
                <text:p>244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106484376">
                <text:p>-0.1064843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">
                <text:p>244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">
                <text:p>245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">
                <text:p>245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">
                <text:p>246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">
                <text:p>246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">
                <text:p>247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">
                <text:p>247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">
                <text:p>248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">
                <text:p>248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">
                <text:p>249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106484376">
                <text:p>-0.1064843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">
                <text:p>249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5">
                <text:p>250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10">
                <text:p>251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5">
                <text:p>251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20">
                <text:p>252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5">
                <text:p>2525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30">
                <text:p>253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5">
                <text:p>253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40">
                <text:p>254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5">
                <text:p>254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50">
                <text:p>255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5">
                <text:p>255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0">
                <text:p>256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5">
                <text:p>256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70">
                <text:p>257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5">
                <text:p>257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80">
                <text:p>258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5">
                <text:p>258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90">
                <text:p>259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5">
                <text:p>259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0">
                <text:p>260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5">
                <text:p>260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10">
                <text:p>261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5">
                <text:p>2615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0">
                <text:p>262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5">
                <text:p>262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30">
                <text:p>263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5">
                <text:p>2635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40">
                <text:p>264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5">
                <text:p>264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50">
                <text:p>265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5">
                <text:p>265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60">
                <text:p>266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5">
                <text:p>266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70">
                <text:p>267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5">
                <text:p>2675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80">
                <text:p>268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5">
                <text:p>2685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0.106484376">
                <text:p>0.10648437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90">
                <text:p>269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5">
                <text:p>269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00">
                <text:p>270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5">
                <text:p>2705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10">
                <text:p>271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5">
                <text:p>271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20">
                <text:p>272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5">
                <text:p>272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30">
                <text:p>273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5">
                <text:p>273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0">
                <text:p>274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5">
                <text:p>274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50">
                <text:p>275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0.093173824">
                <text:p>0.093173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5">
                <text:p>275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93173824">
                <text:p>0.0931738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0">
                <text:p>276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5">
                <text:p>2765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70">
                <text:p>277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5">
                <text:p>277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80">
                <text:p>278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5">
                <text:p>278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90">
                <text:p>279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5">
                <text:p>279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00">
                <text:p>280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5">
                <text:p>280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0">
                <text:p>281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5">
                <text:p>2815</text:p>
              </table:table-cell>
              <table:table-cell office:value-type="float" office:value="-0.3">
                <text:p>-0.3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0">
                <text:p>2820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5">
                <text:p>282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30">
                <text:p>283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5">
                <text:p>283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40">
                <text:p>284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5">
                <text:p>284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50">
                <text:p>285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5">
                <text:p>285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0.106484376">
                <text:p>0.1064843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60">
                <text:p>2860</text:p>
              </table:table-cell>
              <table:table-cell office:value-type="float" office:value="-0.3">
                <text:p>-0.3</text:p>
              </table:table-cell>
              <table:table-cell office:value-type="float" office:value="-0.283681">
                <text:p>-0.28368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5">
                <text:p>286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70">
                <text:p>287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5">
                <text:p>287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80">
                <text:p>288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5">
                <text:p>288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0">
                <text:p>289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5">
                <text:p>289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00">
                <text:p>290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5">
                <text:p>290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0">
                <text:p>291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5">
                <text:p>2915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20">
                <text:p>292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5">
                <text:p>2925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30">
                <text:p>293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5">
                <text:p>2935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40">
                <text:p>294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5">
                <text:p>2945</text:p>
              </table:table-cell>
              <table:table-cell office:value-type="float" office:value="-0.3">
                <text:p>-0.3</text:p>
              </table:table-cell>
              <table:table-cell office:value-type="float" office:value="-0.3129642">
                <text:p>-0.312964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50">
                <text:p>2950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5">
                <text:p>295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60">
                <text:p>296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5">
                <text:p>296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70">
                <text:p>2970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5">
                <text:p>2975</text:p>
              </table:table-cell>
              <table:table-cell office:value-type="float" office:value="-0.3">
                <text:p>-0.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80">
                <text:p>298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5">
                <text:p>298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90">
                <text:p>299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5">
                <text:p>299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00">
                <text:p>300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5">
                <text:p>300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10">
                <text:p>301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5">
                <text:p>301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20">
                <text:p>302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5">
                <text:p>302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30">
                <text:p>303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5">
                <text:p>303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40">
                <text:p>304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5">
                <text:p>304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50">
                <text:p>305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0">
                <text:p>0</text:p>
              </table:table-cell>
              <table:table-cell office:value-type="float" office:value="-0.093173824">
                <text:p>-0.0931738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5">
                <text:p>305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60">
                <text:p>3060</text:p>
              </table:table-cell>
              <table:table-cell office:value-type="float" office:value="-0.3">
                <text:p>-0.3</text:p>
              </table:table-cell>
              <table:table-cell office:value-type="float" office:value="-0.311134">
                <text:p>-0.31113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5">
                <text:p>306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70">
                <text:p>307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5">
                <text:p>307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80">
                <text:p>308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5">
                <text:p>308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90">
                <text:p>309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5">
                <text:p>309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00">
                <text:p>310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5">
                <text:p>3105</text:p>
              </table:table-cell>
              <table:table-cell office:value-type="float" office:value="-0.3">
                <text:p>-0.3</text:p>
              </table:table-cell>
              <table:table-cell office:value-type="float" office:value="-0.311134">
                <text:p>-0.311134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10">
                <text:p>311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5">
                <text:p>3115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20">
                <text:p>3120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5">
                <text:p>312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30">
                <text:p>313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5">
                <text:p>313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40">
                <text:p>3140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5">
                <text:p>314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50">
                <text:p>315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5">
                <text:p>315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60">
                <text:p>316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5">
                <text:p>316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70">
                <text:p>3170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5">
                <text:p>3175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80">
                <text:p>318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5">
                <text:p>318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.11979492">
                <text:p>0.1197949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90">
                <text:p>319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5">
                <text:p>319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00">
                <text:p>320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5">
                <text:p>320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-0.093173824">
                <text:p>-0.0931738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10">
                <text:p>321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5">
                <text:p>321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20">
                <text:p>322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5">
                <text:p>3225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30">
                <text:p>3230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5">
                <text:p>3235</text:p>
              </table:table-cell>
              <table:table-cell office:value-type="float" office:value="-0.3">
                <text:p>-0.3</text:p>
              </table:table-cell>
              <table:table-cell office:value-type="float" office:value="-0.31479442">
                <text:p>-0.31479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40">
                <text:p>3240</text:p>
              </table:table-cell>
              <table:table-cell office:value-type="float" office:value="-0.3">
                <text:p>-0.3</text:p>
              </table:table-cell>
              <table:table-cell office:value-type="float" office:value="-0.3129642">
                <text:p>-0.312964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5">
                <text:p>3245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50">
                <text:p>325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5">
                <text:p>325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60">
                <text:p>326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5">
                <text:p>326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70">
                <text:p>327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5">
                <text:p>327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80">
                <text:p>328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5">
                <text:p>328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90">
                <text:p>329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5">
                <text:p>329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00">
                <text:p>330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5">
                <text:p>330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10">
                <text:p>331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5">
                <text:p>331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20">
                <text:p>332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5">
                <text:p>332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30">
                <text:p>3330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5">
                <text:p>333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40">
                <text:p>334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5">
                <text:p>3345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50">
                <text:p>335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5">
                <text:p>3355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60">
                <text:p>336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5">
                <text:p>336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70">
                <text:p>3370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5">
                <text:p>3375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80">
                <text:p>3380</text:p>
              </table:table-cell>
              <table:table-cell office:value-type="float" office:value="-0.3">
                <text:p>-0.3</text:p>
              </table:table-cell>
              <table:table-cell office:value-type="float" office:value="-0.3056434">
                <text:p>-0.3056434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5">
                <text:p>3385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90">
                <text:p>3390</text:p>
              </table:table-cell>
              <table:table-cell office:value-type="float" office:value="-0.3">
                <text:p>-0.3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5">
                <text:p>3395</text:p>
              </table:table-cell>
              <table:table-cell office:value-type="float" office:value="-0.3">
                <text:p>-0.3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00">
                <text:p>3400</text:p>
              </table:table-cell>
              <table:table-cell office:value-type="float" office:value="-0.3">
                <text:p>-0.3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5">
                <text:p>340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10">
                <text:p>3410</text:p>
              </table:table-cell>
              <table:table-cell office:value-type="float" office:value="-0.3">
                <text:p>-0.3</text:p>
              </table:table-cell>
              <table:table-cell office:value-type="float" office:value="-0.29283202">
                <text:p>-0.2928320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5">
                <text:p>3415</text:p>
              </table:table-cell>
              <table:table-cell office:value-type="float" office:value="-0.3">
                <text:p>-0.3</text:p>
              </table:table-cell>
              <table:table-cell office:value-type="float" office:value="-0.2910018">
                <text:p>-0.2910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20">
                <text:p>3420</text:p>
              </table:table-cell>
              <table:table-cell office:value-type="float" office:value="-0.3">
                <text:p>-0.3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5">
                <text:p>3425</text:p>
              </table:table-cell>
              <table:table-cell office:value-type="float" office:value="-0.3">
                <text:p>-0.3</text:p>
              </table:table-cell>
              <table:table-cell office:value-type="float" office:value="-0.29832262">
                <text:p>-0.2983226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30">
                <text:p>3430</text:p>
              </table:table-cell>
              <table:table-cell office:value-type="float" office:value="-0.3">
                <text:p>-0.3</text:p>
              </table:table-cell>
              <table:table-cell office:value-type="float" office:value="-0.30198303">
                <text:p>-0.3019830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5">
                <text:p>3435</text:p>
              </table:table-cell>
              <table:table-cell office:value-type="float" office:value="-0.3">
                <text:p>-0.3</text:p>
              </table:table-cell>
              <table:table-cell office:value-type="float" office:value="-0.30747363">
                <text:p>-0.30747363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40">
                <text:p>3440</text:p>
              </table:table-cell>
              <table:table-cell office:value-type="float" office:value="-0.3">
                <text:p>-0.3</text:p>
              </table:table-cell>
              <table:table-cell office:value-type="float" office:value="-0.30930382">
                <text:p>-0.30930382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5">
                <text:p>3445</text:p>
              </table:table-cell>
              <table:table-cell office:value-type="float" office:value="-0.3">
                <text:p>-0.3</text:p>
              </table:table-cell>
              <table:table-cell office:value-type="float" office:value="-0.30381322">
                <text:p>-0.30381322</text:p>
              </table:table-cell>
              <table:table-cell office:value-type="float" office:value="0">
                <text:p>0</text:p>
              </table:table-cell>
              <table:table-cell office:value-type="float" office:value="-0.106484376">
                <text:p>-0.10648437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50">
                <text:p>3450</text:p>
              </table:table-cell>
              <table:table-cell office:value-type="float" office:value="-0.2975">
                <text:p>-0.2975</text:p>
              </table:table-cell>
              <table:table-cell office:value-type="float" office:value="-0.3001528">
                <text:p>-0.3001528</text:p>
              </table:table-cell>
              <table:table-cell office:value-type="float" office:value="0">
                <text:p>0</text:p>
              </table:table-cell>
              <table:table-cell office:value-type="float" office:value="-0.06655273">
                <text:p>-0.0665527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5">
                <text:p>3455</text:p>
              </table:table-cell>
              <table:table-cell office:value-type="float" office:value="-0.29500002">
                <text:p>-0.29500002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60">
                <text:p>3460</text:p>
              </table:table-cell>
              <table:table-cell office:value-type="float" office:value="-0.29250002">
                <text:p>-0.29250002</text:p>
              </table:table-cell>
              <table:table-cell office:value-type="float" office:value="-0.29466224">
                <text:p>-0.29466224</text:p>
              </table:table-cell>
              <table:table-cell office:value-type="float" office:value="0">
                <text:p>0</text:p>
              </table:table-cell>
              <table:table-cell office:value-type="float" office:value="-0.053242188">
                <text:p>-0.0532421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5">
                <text:p>3465</text:p>
              </table:table-cell>
              <table:table-cell office:value-type="float" office:value="-0.29000002">
                <text:p>-0.29000002</text:p>
              </table:table-cell>
              <table:table-cell office:value-type="float" office:value="-0.29649243">
                <text:p>-0.29649243</text:p>
              </table:table-cell>
              <table:table-cell office:value-type="float" office:value="0">
                <text:p>0</text:p>
              </table:table-cell>
              <table:table-cell office:value-type="float" office:value="-0.07986328">
                <text:p>-0.079863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70">
                <text:p>3470</text:p>
              </table:table-cell>
              <table:table-cell office:value-type="float" office:value="-0.28750002">
                <text:p>-0.28750002</text:p>
              </table:table-cell>
              <table:table-cell office:value-type="float" office:value="-0.2891716">
                <text:p>-0.2891716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5">
                <text:p>3475</text:p>
              </table:table-cell>
              <table:table-cell office:value-type="float" office:value="-0.28500003">
                <text:p>-0.28500003</text:p>
              </table:table-cell>
              <table:table-cell office:value-type="float" office:value="-0.28734142">
                <text:p>-0.2873414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80">
                <text:p>3480</text:p>
              </table:table-cell>
              <table:table-cell office:value-type="float" office:value="-0.28250003">
                <text:p>-0.28250003</text:p>
              </table:table-cell>
              <table:table-cell office:value-type="float" office:value="-0.28551123">
                <text:p>-0.28551123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5">
                <text:p>3485</text:p>
              </table:table-cell>
              <table:table-cell office:value-type="float" office:value="-0.28000003">
                <text:p>-0.28000003</text:p>
              </table:table-cell>
              <table:table-cell office:value-type="float" office:value="-0.283681">
                <text:p>-0.283681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90">
                <text:p>3490</text:p>
              </table:table-cell>
              <table:table-cell office:value-type="float" office:value="-0.27750003">
                <text:p>-0.27750003</text:p>
              </table:table-cell>
              <table:table-cell office:value-type="float" office:value="-0.28002062">
                <text:p>-0.2800206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5">
                <text:p>3495</text:p>
              </table:table-cell>
              <table:table-cell office:value-type="float" office:value="-0.27500004">
                <text:p>-0.27500004</text:p>
              </table:table-cell>
              <table:table-cell office:value-type="float" office:value="-0.283681">
                <text:p>-0.283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00">
                <text:p>3500</text:p>
              </table:table-cell>
              <table:table-cell office:value-type="float" office:value="-0.27250004">
                <text:p>-0.27250004</text:p>
              </table:table-cell>
              <table:table-cell office:value-type="float" office:value="-0.2763602">
                <text:p>-0.276360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5">
                <text:p>3505</text:p>
              </table:table-cell>
              <table:table-cell office:value-type="float" office:value="-0.27000004">
                <text:p>-0.27000004</text:p>
              </table:table-cell>
              <table:table-cell office:value-type="float" office:value="-0.27453002">
                <text:p>-0.2745300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10">
                <text:p>3510</text:p>
              </table:table-cell>
              <table:table-cell office:value-type="float" office:value="-0.26750004">
                <text:p>-0.26750004</text:p>
              </table:table-cell>
              <table:table-cell office:value-type="float" office:value="-0.2708696">
                <text:p>-0.2708696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5">
                <text:p>3515</text:p>
              </table:table-cell>
              <table:table-cell office:value-type="float" office:value="-0.26500005">
                <text:p>-0.26500005</text:p>
              </table:table-cell>
              <table:table-cell office:value-type="float" office:value="-0.2672092">
                <text:p>-0.2672092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20">
                <text:p>3520</text:p>
              </table:table-cell>
              <table:table-cell office:value-type="float" office:value="-0.26250005">
                <text:p>-0.26250005</text:p>
              </table:table-cell>
              <table:table-cell office:value-type="float" office:value="-0.26354882">
                <text:p>-0.2635488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5">
                <text:p>3525</text:p>
              </table:table-cell>
              <table:table-cell office:value-type="float" office:value="-0.26000005">
                <text:p>-0.26000005</text:p>
              </table:table-cell>
              <table:table-cell office:value-type="float" office:value="-0.265379">
                <text:p>-0.265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30">
                <text:p>3530</text:p>
              </table:table-cell>
              <table:table-cell office:value-type="float" office:value="-0.25750005">
                <text:p>-0.25750005</text:p>
              </table:table-cell>
              <table:table-cell office:value-type="float" office:value="-0.2598884">
                <text:p>-0.2598884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5">
                <text:p>3535</text:p>
              </table:table-cell>
              <table:table-cell office:value-type="float" office:value="-0.25500005">
                <text:p>-0.25500005</text:p>
              </table:table-cell>
              <table:table-cell office:value-type="float" office:value="-0.256228">
                <text:p>-0.256228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40">
                <text:p>3540</text:p>
              </table:table-cell>
              <table:table-cell office:value-type="float" office:value="-0.25250006">
                <text:p>-0.25250006</text:p>
              </table:table-cell>
              <table:table-cell office:value-type="float" office:value="-0.25256762">
                <text:p>-0.2525676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5">
                <text:p>3545</text:p>
              </table:table-cell>
              <table:table-cell office:value-type="float" office:value="-0.25000006">
                <text:p>-0.25000006</text:p>
              </table:table-cell>
              <table:table-cell office:value-type="float" office:value="-0.2543978">
                <text:p>-0.2543978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50">
                <text:p>3550</text:p>
              </table:table-cell>
              <table:table-cell office:value-type="float" office:value="-0.24750006">
                <text:p>-0.24750006</text:p>
              </table:table-cell>
              <table:table-cell office:value-type="float" office:value="-0.25256762">
                <text:p>-0.25256762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5">
                <text:p>3555</text:p>
              </table:table-cell>
              <table:table-cell office:value-type="float" office:value="-0.24500006">
                <text:p>-0.24500006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60">
                <text:p>3560</text:p>
              </table:table-cell>
              <table:table-cell office:value-type="float" office:value="-0.24250007">
                <text:p>-0.24250007</text:p>
              </table:table-cell>
              <table:table-cell office:value-type="float" office:value="-0.24890721">
                <text:p>-0.24890721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5">
                <text:p>3565</text:p>
              </table:table-cell>
              <table:table-cell office:value-type="float" office:value="-0.24000007">
                <text:p>-0.24000007</text:p>
              </table:table-cell>
              <table:table-cell office:value-type="float" office:value="-0.247077">
                <text:p>-0.247077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70">
                <text:p>3570</text:p>
              </table:table-cell>
              <table:table-cell office:value-type="float" office:value="-0.23750007">
                <text:p>-0.23750007</text:p>
              </table:table-cell>
              <table:table-cell office:value-type="float" office:value="-0.24341662">
                <text:p>-0.2434166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5">
                <text:p>3575</text:p>
              </table:table-cell>
              <table:table-cell office:value-type="float" office:value="-0.23500007">
                <text:p>-0.23500007</text:p>
              </table:table-cell>
              <table:table-cell office:value-type="float" office:value="-0.23609582">
                <text:p>-0.23609582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80">
                <text:p>3580</text:p>
              </table:table-cell>
              <table:table-cell office:value-type="float" office:value="-0.23250008">
                <text:p>-0.23250008</text:p>
              </table:table-cell>
              <table:table-cell office:value-type="float" office:value="-0.23609582">
                <text:p>-0.2360958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5">
                <text:p>3585</text:p>
              </table:table-cell>
              <table:table-cell office:value-type="float" office:value="-0.23000008">
                <text:p>-0.23000008</text:p>
              </table:table-cell>
              <table:table-cell office:value-type="float" office:value="-0.23243539">
                <text:p>-0.23243539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90">
                <text:p>3590</text:p>
              </table:table-cell>
              <table:table-cell office:value-type="float" office:value="-0.22750008">
                <text:p>-0.22750008</text:p>
              </table:table-cell>
              <table:table-cell office:value-type="float" office:value="-0.23243539">
                <text:p>-0.23243539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5">
                <text:p>3595</text:p>
              </table:table-cell>
              <table:table-cell office:value-type="float" office:value="-0.22500008">
                <text:p>-0.22500008</text:p>
              </table:table-cell>
              <table:table-cell office:value-type="float" office:value="-0.2306052">
                <text:p>-0.230605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00">
                <text:p>3600</text:p>
              </table:table-cell>
              <table:table-cell office:value-type="float" office:value="-0.22250009">
                <text:p>-0.22250009</text:p>
              </table:table-cell>
              <table:table-cell office:value-type="float" office:value="-0.2251146">
                <text:p>-0.2251146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5">
                <text:p>3605</text:p>
              </table:table-cell>
              <table:table-cell office:value-type="float" office:value="-0.22000009">
                <text:p>-0.22000009</text:p>
              </table:table-cell>
              <table:table-cell office:value-type="float" office:value="-0.2269448">
                <text:p>-0.2269448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10">
                <text:p>3610</text:p>
              </table:table-cell>
              <table:table-cell office:value-type="float" office:value="-0.21750009">
                <text:p>-0.21750009</text:p>
              </table:table-cell>
              <table:table-cell office:value-type="float" office:value="-0.2251146">
                <text:p>-0.2251146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5">
                <text:p>3615</text:p>
              </table:table-cell>
              <table:table-cell office:value-type="float" office:value="-0.2150001">
                <text:p>-0.2150001</text:p>
              </table:table-cell>
              <table:table-cell office:value-type="float" office:value="-0.2123032">
                <text:p>-0.2123032</text:p>
              </table:table-cell>
              <table:table-cell office:value-type="float" office:value="0">
                <text:p>0</text:p>
              </table:table-cell>
              <table:table-cell office:value-type="float" office:value="0.093173824">
                <text:p>0.09317382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20">
                <text:p>3620</text:p>
              </table:table-cell>
              <table:table-cell office:value-type="float" office:value="-0.2125001">
                <text:p>-0.2125001</text:p>
              </table:table-cell>
              <table:table-cell office:value-type="float" office:value="-0.21047299">
                <text:p>-0.21047299</text:p>
              </table:table-cell>
              <table:table-cell office:value-type="float" office:value="0">
                <text:p>0</text:p>
              </table:table-cell>
              <table:table-cell office:value-type="float" office:value="0.093173824">
                <text:p>0.0931738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5">
                <text:p>3625</text:p>
              </table:table-cell>
              <table:table-cell office:value-type="float" office:value="-0.2100001">
                <text:p>-0.2100001</text:p>
              </table:table-cell>
              <table:table-cell office:value-type="float" office:value="-0.21047299">
                <text:p>-0.21047299</text:p>
              </table:table-cell>
              <table:table-cell office:value-type="float" office:value="0">
                <text:p>0</text:p>
              </table:table-cell>
              <table:table-cell office:value-type="float" office:value="0.06655273">
                <text:p>0.066552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30">
                <text:p>3630</text:p>
              </table:table-cell>
              <table:table-cell office:value-type="float" office:value="-0.2075001">
                <text:p>-0.2075001</text:p>
              </table:table-cell>
              <table:table-cell office:value-type="float" office:value="-0.21413341">
                <text:p>-0.21413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5">
                <text:p>3635</text:p>
              </table:table-cell>
              <table:table-cell office:value-type="float" office:value="-0.2050001">
                <text:p>-0.2050001</text:p>
              </table:table-cell>
              <table:table-cell office:value-type="float" office:value="-0.20681262">
                <text:p>-0.2068126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40">
                <text:p>3640</text:p>
              </table:table-cell>
              <table:table-cell office:value-type="float" office:value="-0.2025001">
                <text:p>-0.2025001</text:p>
              </table:table-cell>
              <table:table-cell office:value-type="float" office:value="-0.2049824">
                <text:p>-0.204982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5">
                <text:p>3645</text:p>
              </table:table-cell>
              <table:table-cell office:value-type="float" office:value="-0.2000001">
                <text:p>-0.2000001</text:p>
              </table:table-cell>
              <table:table-cell office:value-type="float" office:value="-0.20681262">
                <text:p>-0.2068126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50">
                <text:p>3650</text:p>
              </table:table-cell>
              <table:table-cell office:value-type="float" office:value="-0.19750011">
                <text:p>-0.19750011</text:p>
              </table:table-cell>
              <table:table-cell office:value-type="float" office:value="-0.19949181">
                <text:p>-0.19949181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5">
                <text:p>3655</text:p>
              </table:table-cell>
              <table:table-cell office:value-type="float" office:value="-0.19500011">
                <text:p>-0.19500011</text:p>
              </table:table-cell>
              <table:table-cell office:value-type="float" office:value="-0.1940012">
                <text:p>-0.194001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60">
                <text:p>3660</text:p>
              </table:table-cell>
              <table:table-cell office:value-type="float" office:value="-0.19250011">
                <text:p>-0.19250011</text:p>
              </table:table-cell>
              <table:table-cell office:value-type="float" office:value="-0.192171">
                <text:p>-0.19217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5">
                <text:p>3665</text:p>
              </table:table-cell>
              <table:table-cell office:value-type="float" office:value="-0.19000012">
                <text:p>-0.19000012</text:p>
              </table:table-cell>
              <table:table-cell office:value-type="float" office:value="-0.1885106">
                <text:p>-0.188510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70">
                <text:p>3670</text:p>
              </table:table-cell>
              <table:table-cell office:value-type="float" office:value="-0.18750012">
                <text:p>-0.18750012</text:p>
              </table:table-cell>
              <table:table-cell office:value-type="float" office:value="-0.18302">
                <text:p>-0.1830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5">
                <text:p>3675</text:p>
              </table:table-cell>
              <table:table-cell office:value-type="float" office:value="-0.18500012">
                <text:p>-0.18500012</text:p>
              </table:table-cell>
              <table:table-cell office:value-type="float" office:value="-0.1793596">
                <text:p>-0.1793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80">
                <text:p>3680</text:p>
              </table:table-cell>
              <table:table-cell office:value-type="float" office:value="-0.18250012">
                <text:p>-0.18250012</text:p>
              </table:table-cell>
              <table:table-cell office:value-type="float" office:value="-0.1848502">
                <text:p>-0.1848502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5">
                <text:p>3685</text:p>
              </table:table-cell>
              <table:table-cell office:value-type="float" office:value="-0.18000013">
                <text:p>-0.18000013</text:p>
              </table:table-cell>
              <table:table-cell office:value-type="float" office:value="-0.18302">
                <text:p>-0.1830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90">
                <text:p>3690</text:p>
              </table:table-cell>
              <table:table-cell office:value-type="float" office:value="-0.17750013">
                <text:p>-0.17750013</text:p>
              </table:table-cell>
              <table:table-cell office:value-type="float" office:value="-0.17386901">
                <text:p>-0.1738690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5">
                <text:p>3695</text:p>
              </table:table-cell>
              <table:table-cell office:value-type="float" office:value="-0.17500013">
                <text:p>-0.17500013</text:p>
              </table:table-cell>
              <table:table-cell office:value-type="float" office:value="-0.1756992">
                <text:p>-0.1756992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00">
                <text:p>3700</text:p>
              </table:table-cell>
              <table:table-cell office:value-type="float" office:value="-0.17250013">
                <text:p>-0.17250013</text:p>
              </table:table-cell>
              <table:table-cell office:value-type="float" office:value="-0.1793596">
                <text:p>-0.1793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5">
                <text:p>3705</text:p>
              </table:table-cell>
              <table:table-cell office:value-type="float" office:value="-0.17000014">
                <text:p>-0.17000014</text:p>
              </table:table-cell>
              <table:table-cell office:value-type="float" office:value="-0.1775294">
                <text:p>-0.177529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10">
                <text:p>3710</text:p>
              </table:table-cell>
              <table:table-cell office:value-type="float" office:value="-0.16750014">
                <text:p>-0.16750014</text:p>
              </table:table-cell>
              <table:table-cell office:value-type="float" office:value="-0.1665482">
                <text:p>-0.1665482</text:p>
              </table:table-cell>
              <table:table-cell office:value-type="float" office:value="0">
                <text:p>0</text:p>
              </table:table-cell>
              <table:table-cell office:value-type="float" office:value="0.053242147">
                <text:p>0.05324214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5">
                <text:p>3715</text:p>
              </table:table-cell>
              <table:table-cell office:value-type="float" office:value="-0.16500014">
                <text:p>-0.16500014</text:p>
              </table:table-cell>
              <table:table-cell office:value-type="float" office:value="-0.1683784">
                <text:p>-0.1683784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20">
                <text:p>3720</text:p>
              </table:table-cell>
              <table:table-cell office:value-type="float" office:value="-0.16250014">
                <text:p>-0.16250014</text:p>
              </table:table-cell>
              <table:table-cell office:value-type="float" office:value="-0.164718">
                <text:p>-0.164718</text:p>
              </table:table-cell>
              <table:table-cell office:value-type="float" office:value="0">
                <text:p>0</text:p>
              </table:table-cell>
              <table:table-cell office:value-type="float" office:value="0.039931595">
                <text:p>0.0399315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5">
                <text:p>3725</text:p>
              </table:table-cell>
              <table:table-cell office:value-type="float" office:value="-0.16000015">
                <text:p>-0.16000015</text:p>
              </table:table-cell>
              <table:table-cell office:value-type="float" office:value="-0.1665482">
                <text:p>-0.1665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30">
                <text:p>3730</text:p>
              </table:table-cell>
              <table:table-cell office:value-type="float" office:value="-0.15750015">
                <text:p>-0.15750015</text:p>
              </table:table-cell>
              <table:table-cell office:value-type="float" office:value="-0.1610576">
                <text:p>-0.1610576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5">
                <text:p>3735</text:p>
              </table:table-cell>
              <table:table-cell office:value-type="float" office:value="-0.15500015">
                <text:p>-0.15500015</text:p>
              </table:table-cell>
              <table:table-cell office:value-type="float" office:value="-0.15373681">
                <text:p>-0.15373681</text:p>
              </table:table-cell>
              <table:table-cell office:value-type="float" office:value="0">
                <text:p>0</text:p>
              </table:table-cell>
              <table:table-cell office:value-type="float" office:value="0.03993164">
                <text:p>0.039931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40">
                <text:p>3740</text:p>
              </table:table-cell>
              <table:table-cell office:value-type="float" office:value="-0.15250015">
                <text:p>-0.15250015</text:p>
              </table:table-cell>
              <table:table-cell office:value-type="float" office:value="-0.1500764">
                <text:p>-0.150076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5">
                <text:p>3745</text:p>
              </table:table-cell>
              <table:table-cell office:value-type="float" office:value="-0.15000015">
                <text:p>-0.15000015</text:p>
              </table:table-cell>
              <table:table-cell office:value-type="float" office:value="-0.15190661">
                <text:p>-0.15190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50">
                <text:p>3750</text:p>
              </table:table-cell>
              <table:table-cell office:value-type="float" office:value="-0.14750016">
                <text:p>-0.14750016</text:p>
              </table:table-cell>
              <table:table-cell office:value-type="float" office:value="-0.1445858">
                <text:p>-0.1445858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5">
                <text:p>3755</text:p>
              </table:table-cell>
              <table:table-cell office:value-type="float" office:value="-0.14500016">
                <text:p>-0.14500016</text:p>
              </table:table-cell>
              <table:table-cell office:value-type="float" office:value="-0.14824621">
                <text:p>-0.1482462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60">
                <text:p>3760</text:p>
              </table:table-cell>
              <table:table-cell office:value-type="float" office:value="-0.14250016">
                <text:p>-0.14250016</text:p>
              </table:table-cell>
              <table:table-cell office:value-type="float" office:value="-0.14824621">
                <text:p>-0.14824621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5">
                <text:p>3765</text:p>
              </table:table-cell>
              <table:table-cell office:value-type="float" office:value="-0.14000016">
                <text:p>-0.14000016</text:p>
              </table:table-cell>
              <table:table-cell office:value-type="float" office:value="-0.14275561">
                <text:p>-0.14275561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70">
                <text:p>3770</text:p>
              </table:table-cell>
              <table:table-cell office:value-type="float" office:value="-0.13750017">
                <text:p>-0.13750017</text:p>
              </table:table-cell>
              <table:table-cell office:value-type="float" office:value="-0.1409254">
                <text:p>-0.140925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5">
                <text:p>3775</text:p>
              </table:table-cell>
              <table:table-cell office:value-type="float" office:value="-0.13500017">
                <text:p>-0.13500017</text:p>
              </table:table-cell>
              <table:table-cell office:value-type="float" office:value="-0.1409254">
                <text:p>-0.140925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80">
                <text:p>3780</text:p>
              </table:table-cell>
              <table:table-cell office:value-type="float" office:value="-0.13250017">
                <text:p>-0.13250017</text:p>
              </table:table-cell>
              <table:table-cell office:value-type="float" office:value="-0.1390952">
                <text:p>-0.1390952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5">
                <text:p>3785</text:p>
              </table:table-cell>
              <table:table-cell office:value-type="float" office:value="-0.13000017">
                <text:p>-0.13000017</text:p>
              </table:table-cell>
              <table:table-cell office:value-type="float" office:value="-0.13177441">
                <text:p>-0.13177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90">
                <text:p>3790</text:p>
              </table:table-cell>
              <table:table-cell office:value-type="float" office:value="-0.12750018">
                <text:p>-0.12750018</text:p>
              </table:table-cell>
              <table:table-cell office:value-type="float" office:value="-0.1336046">
                <text:p>-0.1336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5">
                <text:p>3795</text:p>
              </table:table-cell>
              <table:table-cell office:value-type="float" office:value="-0.12500018">
                <text:p>-0.12500018</text:p>
              </table:table-cell>
              <table:table-cell office:value-type="float" office:value="-0.1299442">
                <text:p>-0.129944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00">
                <text:p>3800</text:p>
              </table:table-cell>
              <table:table-cell office:value-type="float" office:value="-0.12250018">
                <text:p>-0.12250018</text:p>
              </table:table-cell>
              <table:table-cell office:value-type="float" office:value="-0.1336046">
                <text:p>-0.1336046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5">
                <text:p>3805</text:p>
              </table:table-cell>
              <table:table-cell office:value-type="float" office:value="-0.12000018">
                <text:p>-0.12000018</text:p>
              </table:table-cell>
              <table:table-cell office:value-type="float" office:value="-0.124453604">
                <text:p>-0.124453604</text:p>
              </table:table-cell>
              <table:table-cell office:value-type="float" office:value="0">
                <text:p>0</text:p>
              </table:table-cell>
              <table:table-cell office:value-type="float" office:value="-0.026621094">
                <text:p>-0.0266210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10">
                <text:p>3810</text:p>
              </table:table-cell>
              <table:table-cell office:value-type="float" office:value="-0.117500186">
                <text:p>-0.117500186</text:p>
              </table:table-cell>
              <table:table-cell office:value-type="float" office:value="-0.1207932">
                <text:p>-0.1207932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5">
                <text:p>3815</text:p>
              </table:table-cell>
              <table:table-cell office:value-type="float" office:value="-0.11500019">
                <text:p>-0.11500019</text:p>
              </table:table-cell>
              <table:table-cell office:value-type="float" office:value="-0.1153026">
                <text:p>-0.1153026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20">
                <text:p>3820</text:p>
              </table:table-cell>
              <table:table-cell office:value-type="float" office:value="-0.11250019">
                <text:p>-0.11250019</text:p>
              </table:table-cell>
              <table:table-cell office:value-type="float" office:value="-0.111642204">
                <text:p>-0.11164220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5">
                <text:p>3825</text:p>
              </table:table-cell>
              <table:table-cell office:value-type="float" office:value="-0.11000019">
                <text:p>-0.11000019</text:p>
              </table:table-cell>
              <table:table-cell office:value-type="float" office:value="-0.1061516">
                <text:p>-0.106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30">
                <text:p>3830</text:p>
              </table:table-cell>
              <table:table-cell office:value-type="float" office:value="-0.107500196">
                <text:p>-0.107500196</text:p>
              </table:table-cell>
              <table:table-cell office:value-type="float" office:value="-0.1079818">
                <text:p>-0.1079818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5">
                <text:p>3835</text:p>
              </table:table-cell>
              <table:table-cell office:value-type="float" office:value="-0.1050002">
                <text:p>-0.1050002</text:p>
              </table:table-cell>
              <table:table-cell office:value-type="float" office:value="-0.111642204">
                <text:p>-0.111642204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40">
                <text:p>3840</text:p>
              </table:table-cell>
              <table:table-cell office:value-type="float" office:value="-0.1025002">
                <text:p>-0.1025002</text:p>
              </table:table-cell>
              <table:table-cell office:value-type="float" office:value="-0.100661">
                <text:p>-0.10066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5">
                <text:p>3845</text:p>
              </table:table-cell>
              <table:table-cell office:value-type="float" office:value="-0.1000002">
                <text:p>-0.1000002</text:p>
              </table:table-cell>
              <table:table-cell office:value-type="float" office:value="-0.100661">
                <text:p>-0.100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50">
                <text:p>3850</text:p>
              </table:table-cell>
              <table:table-cell office:value-type="float" office:value="-0.097500205">
                <text:p>-0.097500205</text:p>
              </table:table-cell>
              <table:table-cell office:value-type="float" office:value="-0.098830804">
                <text:p>-0.09883080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5">
                <text:p>3855</text:p>
              </table:table-cell>
              <table:table-cell office:value-type="float" office:value="-0.09500021">
                <text:p>-0.09500021</text:p>
              </table:table-cell>
              <table:table-cell office:value-type="float" office:value="-0.0970006">
                <text:p>-0.0970006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60">
                <text:p>3860</text:p>
              </table:table-cell>
              <table:table-cell office:value-type="float" office:value="-0.09250021">
                <text:p>-0.09250021</text:p>
              </table:table-cell>
              <table:table-cell office:value-type="float" office:value="-0.0878496">
                <text:p>-0.0878496</text:p>
              </table:table-cell>
              <table:table-cell office:value-type="float" office:value="0">
                <text:p>0</text:p>
              </table:table-cell>
              <table:table-cell office:value-type="float" office:value="0.06655271">
                <text:p>0.066552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5">
                <text:p>3865</text:p>
              </table:table-cell>
              <table:table-cell office:value-type="float" office:value="-0.09000021">
                <text:p>-0.09000021</text:p>
              </table:table-cell>
              <table:table-cell office:value-type="float" office:value="-0.0951704">
                <text:p>-0.0951704</text:p>
              </table:table-cell>
              <table:table-cell office:value-type="float" office:value="0">
                <text:p>0</text:p>
              </table:table-cell>
              <table:table-cell office:value-type="float" office:value="0.053242166">
                <text:p>0.0532421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70">
                <text:p>3870</text:p>
              </table:table-cell>
              <table:table-cell office:value-type="float" office:value="-0.087500215">
                <text:p>-0.087500215</text:p>
              </table:table-cell>
              <table:table-cell office:value-type="float" office:value="-0.0933402">
                <text:p>-0.0933402</text:p>
              </table:table-cell>
              <table:table-cell office:value-type="float" office:value="0">
                <text:p>0</text:p>
              </table:table-cell>
              <table:table-cell office:value-type="float" office:value="0.06655271">
                <text:p>0.066552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5">
                <text:p>3875</text:p>
              </table:table-cell>
              <table:table-cell office:value-type="float" office:value="-0.08500022">
                <text:p>-0.08500022</text:p>
              </table:table-cell>
              <table:table-cell office:value-type="float" office:value="-0.0951704">
                <text:p>-0.0951704</text:p>
              </table:table-cell>
              <table:table-cell office:value-type="float" office:value="0">
                <text:p>0</text:p>
              </table:table-cell>
              <table:table-cell office:value-type="float" office:value="0.013310547">
                <text:p>0.0133105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80">
                <text:p>3880</text:p>
              </table:table-cell>
              <table:table-cell office:value-type="float" office:value="-0.08250022">
                <text:p>-0.08250022</text:p>
              </table:table-cell>
              <table:table-cell office:value-type="float" office:value="-0.0878496">
                <text:p>-0.0878496</text:p>
              </table:table-cell>
              <table:table-cell office:value-type="float" office:value="0">
                <text:p>0</text:p>
              </table:table-cell>
              <table:table-cell office:value-type="float" office:value="-0.013310526">
                <text:p>-0.01331052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5">
                <text:p>3885</text:p>
              </table:table-cell>
              <table:table-cell office:value-type="float" office:value="-0.08000022">
                <text:p>-0.08000022</text:p>
              </table:table-cell>
              <table:table-cell office:value-type="float" office:value="-0.0860194">
                <text:p>-0.0860194</text:p>
              </table:table-cell>
              <table:table-cell office:value-type="float" office:value="0">
                <text:p>0</text:p>
              </table:table-cell>
              <table:table-cell office:value-type="float" office:value="-0.053242166">
                <text:p>-0.0532421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90">
                <text:p>3890</text:p>
              </table:table-cell>
              <table:table-cell office:value-type="float" office:value="-0.077500224">
                <text:p>-0.077500224</text:p>
              </table:table-cell>
              <table:table-cell office:value-type="float" office:value="-0.0896798">
                <text:p>-0.0896798</text:p>
              </table:table-cell>
              <table:table-cell office:value-type="float" office:value="0">
                <text:p>0</text:p>
              </table:table-cell>
              <table:table-cell office:value-type="float" office:value="-0.06655271">
                <text:p>-0.066552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5">
                <text:p>3895</text:p>
              </table:table-cell>
              <table:table-cell office:value-type="float" office:value="-0.07500023">
                <text:p>-0.07500023</text:p>
              </table:table-cell>
              <table:table-cell office:value-type="float" office:value="-0.0841892">
                <text:p>-0.0841892</text:p>
              </table:table-cell>
              <table:table-cell office:value-type="float" office:value="0">
                <text:p>0</text:p>
              </table:table-cell>
              <table:table-cell office:value-type="float" office:value="-0.06655271">
                <text:p>-0.066552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00">
                <text:p>3900</text:p>
              </table:table-cell>
              <table:table-cell office:value-type="float" office:value="-0.07250023">
                <text:p>-0.07250023</text:p>
              </table:table-cell>
              <table:table-cell office:value-type="float" office:value="-0.07686841">
                <text:p>-0.07686841</text:p>
              </table:table-cell>
              <table:table-cell office:value-type="float" office:value="0">
                <text:p>0</text:p>
              </table:table-cell>
              <table:table-cell office:value-type="float" office:value="-0.07986326">
                <text:p>-0.079863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5">
                <text:p>3905</text:p>
              </table:table-cell>
              <table:table-cell office:value-type="float" office:value="-0.07000023">
                <text:p>-0.07000023</text:p>
              </table:table-cell>
              <table:table-cell office:value-type="float" office:value="-0.0750382">
                <text:p>-0.0750382</text:p>
              </table:table-cell>
              <table:table-cell office:value-type="float" office:value="0">
                <text:p>0</text:p>
              </table:table-cell>
              <table:table-cell office:value-type="float" office:value="-0.03993164">
                <text:p>-0.039931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10">
                <text:p>3910</text:p>
              </table:table-cell>
              <table:table-cell office:value-type="float" office:value="-0.06750023">
                <text:p>-0.06750023</text:p>
              </table:table-cell>
              <table:table-cell office:value-type="float" office:value="-0.07137781">
                <text:p>-0.07137781</text:p>
              </table:table-cell>
              <table:table-cell office:value-type="float" office:value="0">
                <text:p>0</text:p>
              </table:table-cell>
              <table:table-cell office:value-type="float" office:value="-0.013310547">
                <text:p>-0.01331054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5">
                <text:p>3915</text:p>
              </table:table-cell>
              <table:table-cell office:value-type="float" office:value="-0.065000236">
                <text:p>-0.065000236</text:p>
              </table:table-cell>
              <table:table-cell office:value-type="float" office:value="-0.0677174">
                <text:p>-0.0677174</text:p>
              </table:table-cell>
              <table:table-cell office:value-type="float" office:value="0">
                <text:p>0</text:p>
              </table:table-cell>
              <table:table-cell office:value-type="float" office:value="0.026621094">
                <text:p>0.0266210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20">
                <text:p>3920</text:p>
              </table:table-cell>
              <table:table-cell office:value-type="float" office:value="-0.06250024">
                <text:p>-0.06250024</text:p>
              </table:table-cell>
              <table:table-cell office:value-type="float" office:value="-0.0603966">
                <text:p>-0.0603966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5">
                <text:p>3925</text:p>
              </table:table-cell>
              <table:table-cell office:value-type="float" office:value="-0.060000237">
                <text:p>-0.060000237</text:p>
              </table:table-cell>
              <table:table-cell office:value-type="float" office:value="-0.058566403">
                <text:p>-0.058566403</text:p>
              </table:table-cell>
              <table:table-cell office:value-type="float" office:value="0">
                <text:p>0</text:p>
              </table:table-cell>
              <table:table-cell office:value-type="float" office:value="0.053242188">
                <text:p>0.0532421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30">
                <text:p>3930</text:p>
              </table:table-cell>
              <table:table-cell office:value-type="float" office:value="-0.057500236">
                <text:p>-0.057500236</text:p>
              </table:table-cell>
              <table:table-cell office:value-type="float" office:value="-0.054906003">
                <text:p>-0.054906003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5">
                <text:p>3935</text:p>
              </table:table-cell>
              <table:table-cell office:value-type="float" office:value="-0.055000234">
                <text:p>-0.055000234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40">
                <text:p>3940</text:p>
              </table:table-cell>
              <table:table-cell office:value-type="float" office:value="-0.052500233">
                <text:p>-0.052500233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0">
                <text:p>0</text:p>
              </table:table-cell>
              <table:table-cell office:value-type="float" office:value="0.07986328">
                <text:p>0.079863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5">
                <text:p>3945</text:p>
              </table:table-cell>
              <table:table-cell office:value-type="float" office:value="-0.05000023">
                <text:p>-0.05000023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0">
                <text:p>0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50">
                <text:p>3950</text:p>
              </table:table-cell>
              <table:table-cell office:value-type="float" office:value="-0.04750023">
                <text:p>-0.04750023</text:p>
              </table:table-cell>
              <table:table-cell office:value-type="float" office:value="-0.0475852">
                <text:p>-0.0475852</text:p>
              </table:table-cell>
              <table:table-cell office:value-type="float" office:value="0">
                <text:p>0</text:p>
              </table:table-cell>
              <table:table-cell office:value-type="float" office:value="0.07986327">
                <text:p>0.079863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5">
                <text:p>3955</text:p>
              </table:table-cell>
              <table:table-cell office:value-type="float" office:value="-0.04500023">
                <text:p>-0.04500023</text:p>
              </table:table-cell>
              <table:table-cell office:value-type="float" office:value="-0.0475852">
                <text:p>-0.0475852</text:p>
              </table:table-cell>
              <table:table-cell office:value-type="float" office:value="0">
                <text:p>0</text:p>
              </table:table-cell>
              <table:table-cell office:value-type="float" office:value="0.026621083">
                <text:p>0.0266210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60">
                <text:p>3960</text:p>
              </table:table-cell>
              <table:table-cell office:value-type="float" office:value="-0.042500228">
                <text:p>-0.042500228</text:p>
              </table:table-cell>
              <table:table-cell office:value-type="float" office:value="-0.0530758">
                <text:p>-0.0530758</text:p>
              </table:table-cell>
              <table:table-cell office:value-type="float" office:value="0">
                <text:p>0</text:p>
              </table:table-cell>
              <table:table-cell office:value-type="float" office:value="-0.03993163">
                <text:p>-0.039931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5">
                <text:p>3965</text:p>
              </table:table-cell>
              <table:table-cell office:value-type="float" office:value="-0.040000226">
                <text:p>-0.040000226</text:p>
              </table:table-cell>
              <table:table-cell office:value-type="float" office:value="-0.0530758">
                <text:p>-0.0530758</text:p>
              </table:table-cell>
              <table:table-cell office:value-type="float" office:value="0">
                <text:p>0</text:p>
              </table:table-cell>
              <table:table-cell office:value-type="float" office:value="-0.09317382">
                <text:p>-0.0931738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70">
                <text:p>3970</text:p>
              </table:table-cell>
              <table:table-cell office:value-type="float" office:value="-0.037500225">
                <text:p>-0.037500225</text:p>
              </table:table-cell>
              <table:table-cell office:value-type="float" office:value="-0.049415402">
                <text:p>-0.049415402</text:p>
              </table:table-cell>
              <table:table-cell office:value-type="float" office:value="0">
                <text:p>0</text:p>
              </table:table-cell>
              <table:table-cell office:value-type="float" office:value="-0.13310546">
                <text:p>-0.1331054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5">
                <text:p>3975</text:p>
              </table:table-cell>
              <table:table-cell office:value-type="float" office:value="-0.035000224">
                <text:p>-0.035000224</text:p>
              </table:table-cell>
              <table:table-cell office:value-type="float" office:value="-0.045755">
                <text:p>-0.045755</text:p>
              </table:table-cell>
              <table:table-cell office:value-type="float" office:value="0">
                <text:p>0</text:p>
              </table:table-cell>
              <table:table-cell office:value-type="float" office:value="-0.13310546">
                <text:p>-0.133105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80">
                <text:p>3980</text:p>
              </table:table-cell>
              <table:table-cell office:value-type="float" office:value="-0.032500222">
                <text:p>-0.032500222</text:p>
              </table:table-cell>
              <table:table-cell office:value-type="float" office:value="-0.045755">
                <text:p>-0.045755</text:p>
              </table:table-cell>
              <table:table-cell office:value-type="float" office:value="0">
                <text:p>0</text:p>
              </table:table-cell>
              <table:table-cell office:value-type="float" office:value="-0.10648436">
                <text:p>-0.106484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5">
                <text:p>3985</text:p>
              </table:table-cell>
              <table:table-cell office:value-type="float" office:value="-0.030000223">
                <text:p>-0.030000223</text:p>
              </table:table-cell>
              <table:table-cell office:value-type="float" office:value="-0.0439248">
                <text:p>-0.0439248</text:p>
              </table:table-cell>
              <table:table-cell office:value-type="float" office:value="0">
                <text:p>0</text:p>
              </table:table-cell>
              <table:table-cell office:value-type="float" office:value="-0.10648435">
                <text:p>-0.106484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90">
                <text:p>3990</text:p>
              </table:table-cell>
              <table:table-cell office:value-type="float" office:value="-0.027500223">
                <text:p>-0.027500223</text:p>
              </table:table-cell>
              <table:table-cell office:value-type="float" office:value="-0.0384342">
                <text:p>-0.0384342</text:p>
              </table:table-cell>
              <table:table-cell office:value-type="float" office:value="0">
                <text:p>0</text:p>
              </table:table-cell>
              <table:table-cell office:value-type="float" office:value="-0.07986327">
                <text:p>-0.0798632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5">
                <text:p>3995</text:p>
              </table:table-cell>
              <table:table-cell office:value-type="float" office:value="-0.025000224">
                <text:p>-0.025000224</text:p>
              </table:table-cell>
              <table:table-cell office:value-type="float" office:value="-0.0256228">
                <text:p>-0.0256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000">
                <text:p>4000</text:p>
              </table:table-cell>
              <table:table-cell office:value-type="float" office:value="-0.022500224">
                <text:p>-0.022500224</text:p>
              </table:table-cell>
              <table:table-cell office:value-type="float" office:value="-0.020132199">
                <text:p>-0.020132199</text:p>
              </table:table-cell>
              <table:table-cell office:value-type="float" office:value="0">
                <text:p>0</text:p>
              </table:table-cell>
              <table:table-cell office:value-type="float" office:value="0.053242177">
                <text:p>0.053242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